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4-0/content.xml"/>
  <manifest:file-entry manifest:media-type="text/xml" manifest:full-path="Object 4-0/styles.xml"/>
  <manifest:file-entry manifest:media-type="text/xml" manifest:full-path="Object 4-0/meta.xml"/>
  <manifest:file-entry manifest:media-type="application/vnd.oasis.opendocument.chart" manifest:full-path="Object 4-0"/>
  <manifest:file-entry manifest:media-type="text/xml" manifest:full-path="Object 4-1/content.xml"/>
  <manifest:file-entry manifest:media-type="text/xml" manifest:full-path="Object 4-1/styles.xml"/>
  <manifest:file-entry manifest:media-type="text/xml" manifest:full-path="Object 4-1/meta.xml"/>
  <manifest:file-entry manifest:media-type="application/vnd.oasis.opendocument.chart" manifest:full-path="Object 4-1"/>
  <manifest:file-entry manifest:media-type="text/xml" manifest:full-path="Object 4-2/content.xml"/>
  <manifest:file-entry manifest:media-type="text/xml" manifest:full-path="Object 4-2/styles.xml"/>
  <manifest:file-entry manifest:media-type="text/xml" manifest:full-path="Object 4-2/meta.xml"/>
  <manifest:file-entry manifest:media-type="application/vnd.oasis.opendocument.chart" manifest:full-path="Object 4-2"/>
  <manifest:file-entry manifest:media-type="text/xml" manifest:full-path="Object 4-3/content.xml"/>
  <manifest:file-entry manifest:media-type="text/xml" manifest:full-path="Object 4-3/styles.xml"/>
  <manifest:file-entry manifest:media-type="text/xml" manifest:full-path="Object 4-3/meta.xml"/>
  <manifest:file-entry manifest:media-type="application/vnd.oasis.opendocument.chart" manifest:full-path="Object 4-3"/>
  <manifest:file-entry manifest:media-type="text/xml" manifest:full-path="Object 4-4/content.xml"/>
  <manifest:file-entry manifest:media-type="text/xml" manifest:full-path="Object 4-4/styles.xml"/>
  <manifest:file-entry manifest:media-type="text/xml" manifest:full-path="Object 4-4/meta.xml"/>
  <manifest:file-entry manifest:media-type="application/vnd.oasis.opendocument.chart" manifest:full-path="Object 4-4"/>
  <manifest:file-entry manifest:media-type="text/xml" manifest:full-path="Object 4-5/content.xml"/>
  <manifest:file-entry manifest:media-type="text/xml" manifest:full-path="Object 4-5/styles.xml"/>
  <manifest:file-entry manifest:media-type="text/xml" manifest:full-path="Object 4-5/meta.xml"/>
  <manifest:file-entry manifest:media-type="application/vnd.oasis.opendocument.chart" manifest:full-path="Object 4-5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5625in"/>
    </style:style>
    <style:style style:name="co3" style:family="table-column">
      <style:table-column-properties fo:break-before="auto" style:column-width="0.78125in"/>
    </style:style>
    <style:style style:name="co4" style:family="table-column">
      <style:table-column-properties fo:break-before="auto" style:column-width="1.3541666666666667in"/>
    </style:style>
    <style:style style:name="co5" style:family="table-column">
      <style:table-column-properties fo:break-before="auto" style:column-width="2.2916666666666665in"/>
    </style:style>
    <style:style style:name="co6" style:family="table-column">
      <style:table-column-properties fo:break-before="auto" style:column-width="2.14583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6666666666666666in"/>
    </style:style>
    <style:style style:name="co11" style:family="table-column">
      <style:table-column-properties fo:break-before="auto" style:column-width="0.8020833333333334in"/>
    </style:style>
    <style:style style:name="co12" style:family="table-column">
      <style:table-column-properties fo:break-before="auto" style:column-width="0.5520833333333334in"/>
    </style:style>
    <style:style style:name="co13" style:family="table-column">
      <style:table-column-properties fo:break-before="auto" style:column-width="1.65625in"/>
    </style:style>
    <style:style style:name="co14" style:family="table-column">
      <style:table-column-properties fo:break-before="auto" style:column-width="1.5520833333333333in"/>
    </style:style>
    <style:style style:name="co15" style:family="table-column">
      <style:table-column-properties fo:break-before="auto" style:column-width="1.25in"/>
    </style:style>
    <style:style style:name="co16" style:family="table-column">
      <style:table-column-properties fo:break-before="auto" style:column-width="1.6458333333333333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BasicMath">
      <style:table-properties table:display="true" style:writing-mode="lr-tb"/>
    </style:style>
    <style:style style:name="ta2" style:family="table" style:master-page-name="PageStyle_5f_Rijndael Coder">
      <style:table-properties table:display="true" style:writing-mode="lr-tb"/>
    </style:style>
    <style:style style:name="ta3" style:family="table" style:master-page-name="PageStyle_5f_susan corners">
      <style:table-properties table:display="true" style:writing-mode="lr-tb"/>
    </style:style>
    <style:style style:name="ta4" style:family="table" style:master-page-name="PageStyle_5f_Tabela Final">
      <style:table-properties table:display="true" style:writing-mode="lr-tb"/>
    </style:style>
    <style:style style:name="ta5" style:family="table" style:master-page-name="PageStyle_5f_Gráfico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1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11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2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border-left="1.0pt solid #000000"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 style:data-style-name="N2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border-left="1.0pt solid #000000" fo:border-right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S5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6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7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8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9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10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</office:automatic-styles>
  <office:body>
    <office:spreadsheet>
      <table:table table:name="BasicMath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Configuração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4 corrigido para superescalar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/>
          <table:table-cell/>
          <table:table-cell table:number-columns-repeated="2" table:style-name="ce21"/>
          <table:table-cell table:number-columns-repeated="2" table:style-name="ce22"/>
          <table:table-cell table:number-columns-repeated="7" table:style-name="ce21"/>
        </table:table-row>
        <table:table-row table:style-name="ro2">
          <table:table-cell table:style-name="ce23" office:value-type="string">
            <text:p>Generate Traces</text:p>
          </table:table-cell>
          <table:table-cell table:number-columns-repeated="3"/>
          <table:table-cell table:style-name="ce24" office:value-type="string">
            <text:p>FALSO</text:p>
          </table:table-cell>
          <table:table-cell table:style-name="ce24"/>
          <table:table-cell table:style-name="ce24" office:value-type="string">
            <text:p>FALSO</text:p>
          </table:table-cell>
          <table:table-cell table:style-name="ce24" office:value-type="string">
            <text:p>FALSO</text:p>
          </table:table-cell>
          <table:table-cell table:style-name="ce24" office:value-type="string">
            <text:p>FALSO</text:p>
          </table:table-cell>
          <table:table-cell table:style-name="ce24" office:value-type="string">
            <text:p>FALSO</text:p>
          </table:table-cell>
          <table:table-cell table:style-name="ce24" office:value-type="string">
            <text:p>FALSO</text:p>
          </table:table-cell>
          <table:table-cell table:style-name="ce24" office:value-type="string">
            <text:p>FALSO</text:p>
          </table:table-cell>
          <table:table-cell table:style-name="ce24" office:value-type="string">
            <text:p>FALSO</text:p>
          </table:table-cell>
        </table:table-row>
        <table:table-row table:style-name="ro2">
          <table:table-cell table:style-name="ce23" office:value-type="string">
            <text:p>Forwarding</text:p>
          </table:table-cell>
          <table:table-cell table:number-columns-repeated="3"/>
          <table:table-cell table:style-name="ce24" office:value-type="string">
            <text:p>VERDADEIRO</text:p>
          </table:table-cell>
          <table:table-cell table:style-name="ce24"/>
          <table:table-cell table:style-name="ce24" office:value-type="string">
            <text:p>VERDADEIRO</text:p>
          </table:table-cell>
          <table:table-cell table:style-name="ce24" office:value-type="string">
            <text:p>VERDADEIRO</text:p>
          </table:table-cell>
          <table:table-cell table:style-name="ce24" office:value-type="string">
            <text:p>VERDADEIRO</text:p>
          </table:table-cell>
          <table:table-cell table:style-name="ce24" office:value-type="string">
            <text:p>VERDADEIRO</text:p>
          </table:table-cell>
          <table:table-cell table:style-name="ce24" office:value-type="string">
            <text:p>VERDADEIRO</text:p>
          </table:table-cell>
          <table:table-cell table:style-name="ce24" office:value-type="string">
            <text:p>FALSO</text:p>
          </table:table-cell>
          <table:table-cell table:style-name="ce24" office:value-type="string">
            <text:p>FALSO</text:p>
          </table:table-cell>
        </table:table-row>
        <table:table-row table:style-name="ro2">
          <table:table-cell table:style-name="ce23" office:value-type="string">
            <text:p>Branch predictor</text:p>
          </table:table-cell>
          <table:table-cell table:number-columns-repeated="3"/>
          <table:table-cell table:style-name="ce23" office:value-type="string">
            <text:p>Always not taken</text:p>
          </table:table-cell>
          <table:table-cell table:style-name="ce23"/>
          <table:table-cell table:style-name="ce23" office:value-type="string">
            <text:p>Always not taken</text:p>
          </table:table-cell>
          <table:table-cell table:style-name="ce23" office:value-type="string">
            <text:p>Always not taken</text:p>
          </table:table-cell>
          <table:table-cell table:style-name="ce23" office:value-type="string">
            <text:p>Always not taken</text:p>
          </table:table-cell>
          <table:table-cell table:style-name="ce23" office:value-type="string">
            <text:p>Always not taken</text:p>
          </table:table-cell>
          <table:table-cell table:style-name="ce23" office:value-type="string">
            <text:p>1-Bit Taken</text:p>
          </table:table-cell>
          <table:table-cell table:style-name="ce23" office:value-type="string">
            <text:p>Always not taken</text:p>
          </table:table-cell>
          <table:table-cell table:style-name="ce23" office:value-type="string">
            <text:p>None</text:p>
          </table:table-cell>
        </table:table-row>
        <table:table-row table:style-name="ro2">
          <table:table-cell table:style-name="ce23" office:value-type="string">
            <text:p>Type</text:p>
          </table:table-cell>
          <table:table-cell table:number-columns-repeated="3"/>
          <table:table-cell table:style-name="ce23" office:value-type="string">
            <text:p>superescalar</text:p>
          </table:table-cell>
          <table:table-cell table:style-name="ce23"/>
          <table:table-cell table:style-name="ce23" office:value-type="string">
            <text:p>escalar</text:p>
          </table:table-cell>
          <table:table-cell table:style-name="ce23" office:value-type="string">
            <text:p>escalar</text:p>
          </table:table-cell>
          <table:table-cell table:style-name="ce23" office:value-type="string">
            <text:p>escalar</text:p>
          </table:table-cell>
          <table:table-cell table:style-name="ce23" office:value-type="string">
            <text:p>escalar</text:p>
          </table:table-cell>
          <table:table-cell table:style-name="ce23" office:value-type="string">
            <text:p>escalar</text:p>
          </table:table-cell>
          <table:table-cell table:style-name="ce23" office:value-type="string">
            <text:p>escalar</text:p>
          </table:table-cell>
          <table:table-cell table:style-name="ce23" office:value-type="string">
            <text:p>escalar</text:p>
          </table:table-cell>
        </table:table-row>
        <table:table-row table:style-name="ro2">
          <table:table-cell table:style-name="ce23" office:value-type="string">
            <text:p>Cycles</text:p>
          </table:table-cell>
          <table:table-cell table:style-name="ce21" table:formula="of:=[.$E$8]+4" office:value-type="string">
            <text:p>1089764742</text:p>
          </table:table-cell>
          <table:table-cell table:style-name="ce21" table:formula="of:=[.$E$8]+6" office:value-type="string">
            <text:p>1089764744</text:p>
          </table:table-cell>
          <table:table-cell table:style-name="ce21" table:formula="of:=[.$E$8]+12" office:value-type="string">
            <text:p>1089764750</text:p>
          </table:table-cell>
          <table:table-cell table:style-name="ce24" office:value-type="float" office:value="987234285">
            <text:p>987234285</text:p>
          </table:table-cell>
          <table:table-cell table:style-name="ce24" table:formula="of:=(2*[.E7]+[.E11]+[.E12])/2" office:value-type="string">
            <text:p>1113333828</text:p>
          </table:table-cell>
          <table:table-cell table:style-name="ce24" office:value-type="float" office:value="1348284298">
            <text:p>1348284298</text:p>
          </table:table-cell>
          <table:table-cell table:style-name="ce24" office:value-type="float" office:value="1348284298">
            <text:p>1348284298</text:p>
          </table:table-cell>
          <table:table-cell table:style-name="ce24" office:value-type="float" office:value="1348284298">
            <text:p>1348284298</text:p>
          </table:table-cell>
          <table:table-cell table:style-name="ce24" office:value-type="float" office:value="1348284298">
            <text:p>1348284298</text:p>
          </table:table-cell>
          <table:table-cell table:style-name="ce24" office:value-type="float" office:value="1328529022">
            <text:p>1328529022</text:p>
          </table:table-cell>
          <table:table-cell table:style-name="ce24" office:value-type="float" office:value="1639967490">
            <text:p>1639967490</text:p>
          </table:table-cell>
          <table:table-cell table:style-name="ce24" office:value-type="float" office:value="1843949046">
            <text:p>1843949046</text:p>
          </table:table-cell>
        </table:table-row>
        <table:table-row table:style-name="ro2">
          <table:table-cell table:style-name="ce23" office:value-type="string">
            <text:p>Total Instructions</text:p>
          </table:table-cell>
          <table:table-cell table:style-name="ce24" office:value-type="float" office:value="1089764738">
            <text:p>1089764738</text:p>
          </table:table-cell>
          <table:table-cell table:style-name="ce24" office:value-type="float" office:value="1089764738">
            <text:p>1089764738</text:p>
          </table:table-cell>
          <table:table-cell table:style-name="ce24" office:value-type="float" office:value="1089764738">
            <text:p>1089764738</text:p>
          </table:table-cell>
          <table:table-cell table:style-name="ce24" office:value-type="float" office:value="1089764738">
            <text:p>1089764738</text:p>
          </table:table-cell>
          <table:table-cell table:style-name="ce24" table:formula="of:=[.E8]" office:value-type="string">
            <text:p>1089764738</text:p>
          </table:table-cell>
          <table:table-cell table:style-name="ce24" office:value-type="float" office:value="1089764738">
            <text:p>1089764738</text:p>
          </table:table-cell>
          <table:table-cell table:style-name="ce24" office:value-type="float" office:value="1089764738">
            <text:p>1089764738</text:p>
          </table:table-cell>
          <table:table-cell table:style-name="ce24" office:value-type="float" office:value="1089764738">
            <text:p>1089764738</text:p>
          </table:table-cell>
          <table:table-cell table:style-name="ce24" office:value-type="float" office:value="1089764738">
            <text:p>1089764738</text:p>
          </table:table-cell>
          <table:table-cell table:style-name="ce24" office:value-type="float" office:value="1089764738">
            <text:p>1089764738</text:p>
          </table:table-cell>
          <table:table-cell table:style-name="ce24" office:value-type="float" office:value="1089764738">
            <text:p>1089764738</text:p>
          </table:table-cell>
          <table:table-cell table:style-name="ce24" office:value-type="float" office:value="1089764738">
            <text:p>1089764738</text:p>
          </table:table-cell>
        </table:table-row>
        <table:table-row table:style-name="ro2">
          <table:table-cell table:style-name="ce23" office:value-type="string">
            <text:p>Total Stalled Instructions</text:p>
          </table:table-cell>
          <table:table-cell table:number-columns-repeated="3"/>
          <table:table-cell table:style-name="ce24" office:value-type="float" office:value="884703832">
            <text:p>884703832</text:p>
          </table:table-cell>
          <table:table-cell table:style-name="ce24" table:formula="of:=[.E9]+[.E11]+[.E12]" office:value-type="string">
            <text:p>1136902918</text:p>
          </table:table-cell>
          <table:table-cell table:style-name="ce24" office:value-type="float" office:value="258519560">
            <text:p>258519560</text:p>
          </table:table-cell>
          <table:table-cell table:style-name="ce24" office:value-type="float" office:value="258519560">
            <text:p>258519560</text:p>
          </table:table-cell>
          <table:table-cell table:style-name="ce24" office:value-type="float" office:value="258519560">
            <text:p>258519560</text:p>
          </table:table-cell>
          <table:table-cell table:style-name="ce24" office:value-type="float" office:value="258519560">
            <text:p>258519560</text:p>
          </table:table-cell>
          <table:table-cell table:style-name="ce24" office:value-type="float" office:value="238764284">
            <text:p>238764284</text:p>
          </table:table-cell>
          <table:table-cell table:style-name="ce24" office:value-type="float" office:value="550202752">
            <text:p>550202752</text:p>
          </table:table-cell>
          <table:table-cell table:style-name="ce24" office:value-type="float" office:value="754184308">
            <text:p>754184308</text:p>
          </table:table-cell>
        </table:table-row>
        <table:table-row table:style-name="ro2">
          <table:table-cell table:style-name="ce23" office:value-type="string">
            <text:p>|--Data Stalls</text:p>
          </table:table-cell>
          <table:table-cell table:number-columns-repeated="3"/>
          <table:table-cell table:style-name="ce24" office:value-type="float" office:value="632504746">
            <text:p>632504746</text:p>
          </table:table-cell>
          <table:table-cell table:style-name="ce24" table:formula="of:=[.E10]" office:value-type="string">
            <text:p>632504746</text:p>
          </table:table-cell>
          <table:table-cell table:style-name="ce24" office:value-type="float" office:value="6320474">
            <text:p>6320474</text:p>
          </table:table-cell>
          <table:table-cell table:style-name="ce24" office:value-type="float" office:value="6320474">
            <text:p>6320474</text:p>
          </table:table-cell>
          <table:table-cell table:style-name="ce24" office:value-type="float" office:value="6320474">
            <text:p>6320474</text:p>
          </table:table-cell>
          <table:table-cell table:style-name="ce24" office:value-type="float" office:value="6320474">
            <text:p>6320474</text:p>
          </table:table-cell>
          <table:table-cell table:style-name="ce24" office:value-type="float" office:value="6320474">
            <text:p>6320474</text:p>
          </table:table-cell>
          <table:table-cell table:style-name="ce24" office:value-type="float" office:value="298003666">
            <text:p>298003666</text:p>
          </table:table-cell>
          <table:table-cell table:style-name="ce24" office:value-type="float" office:value="298003666">
            <text:p>298003666</text:p>
          </table:table-cell>
        </table:table-row>
        <table:table-row table:style-name="ro2">
          <table:table-cell table:style-name="ce23" office:value-type="string">
            <text:p>|--Branch Stalls</text:p>
          </table:table-cell>
          <table:table-cell table:number-columns-repeated="3"/>
          <table:table-cell table:style-name="ce24" office:value-type="float" office:value="174174312">
            <text:p>174174312</text:p>
          </table:table-cell>
          <table:table-cell table:style-name="ce24" table:formula="of:=[.E11]" office:value-type="string">
            <text:p>174174312</text:p>
          </table:table-cell>
          <table:table-cell table:style-name="ce24" office:value-type="float" office:value="174174312">
            <text:p>174174312</text:p>
          </table:table-cell>
          <table:table-cell table:style-name="ce24" office:value-type="float" office:value="174174312">
            <text:p>174174312</text:p>
          </table:table-cell>
          <table:table-cell table:style-name="ce24" office:value-type="float" office:value="174174312">
            <text:p>174174312</text:p>
          </table:table-cell>
          <table:table-cell table:style-name="ce24" office:value-type="float" office:value="174174312">
            <text:p>174174312</text:p>
          </table:table-cell>
          <table:table-cell table:style-name="ce24" office:value-type="float" office:value="154419036">
            <text:p>154419036</text:p>
          </table:table-cell>
          <table:table-cell table:style-name="ce24" office:value-type="float" office:value="174174312">
            <text:p>174174312</text:p>
          </table:table-cell>
          <table:table-cell table:style-name="ce24" office:value-type="float" office:value="378155868">
            <text:p>378155868</text:p>
          </table:table-cell>
        </table:table-row>
        <table:table-row table:style-name="ro2">
          <table:table-cell table:style-name="ce23" office:value-type="string">
            <text:p>|--Jump Stalls</text:p>
          </table:table-cell>
          <table:table-cell table:number-columns-repeated="3"/>
          <table:table-cell table:style-name="ce24" office:value-type="float" office:value="78024774">
            <text:p>78024774</text:p>
          </table:table-cell>
          <table:table-cell table:style-name="ce24" table:formula="of:=[.E12]" office:value-type="string">
            <text:p>78024774</text:p>
          </table:table-cell>
          <table:table-cell table:style-name="ce24" office:value-type="float" office:value="78024774">
            <text:p>78024774</text:p>
          </table:table-cell>
          <table:table-cell table:style-name="ce24" office:value-type="float" office:value="78024774">
            <text:p>78024774</text:p>
          </table:table-cell>
          <table:table-cell table:style-name="ce24" office:value-type="float" office:value="78024774">
            <text:p>78024774</text:p>
          </table:table-cell>
          <table:table-cell table:style-name="ce24" office:value-type="float" office:value="78024774">
            <text:p>78024774</text:p>
          </table:table-cell>
          <table:table-cell table:style-name="ce24" office:value-type="float" office:value="78024774">
            <text:p>78024774</text:p>
          </table:table-cell>
          <table:table-cell table:style-name="ce24" office:value-type="float" office:value="78024774">
            <text:p>78024774</text:p>
          </table:table-cell>
          <table:table-cell table:style-name="ce24" office:value-type="float" office:value="78024774">
            <text:p>78024774</text:p>
          </table:table-cell>
        </table:table-row>
        <table:table-row table:style-name="ro2">
          <table:table-cell table:style-name="ce23" office:value-type="string">
            <text:p>Correct Branch Predictions</text:p>
          </table:table-cell>
          <table:table-cell table:number-columns-repeated="3"/>
          <table:table-cell table:style-name="ce24" office:value-type="float" office:value="67993852">
            <text:p>67993852</text:p>
          </table:table-cell>
          <table:table-cell table:style-name="ce24" table:formula="of:=[.E13]" office:value-type="string">
            <text:p>67993852</text:p>
          </table:table-cell>
          <table:table-cell table:style-name="ce24" office:value-type="float" office:value="67993852">
            <text:p>67993852</text:p>
          </table:table-cell>
          <table:table-cell table:style-name="ce24" office:value-type="float" office:value="67993852">
            <text:p>67993852</text:p>
          </table:table-cell>
          <table:table-cell table:style-name="ce24" office:value-type="float" office:value="67993852">
            <text:p>67993852</text:p>
          </table:table-cell>
          <table:table-cell table:style-name="ce24" office:value-type="float" office:value="67993852">
            <text:p>67993852</text:p>
          </table:table-cell>
          <table:table-cell table:style-name="ce24" office:value-type="float" office:value="74578944">
            <text:p>74578944</text:p>
          </table:table-cell>
          <table:table-cell table:style-name="ce24" office:value-type="float" office:value="67993852">
            <text:p>67993852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Total Branches</text:p>
          </table:table-cell>
          <table:table-cell table:number-columns-repeated="3"/>
          <table:table-cell table:style-name="ce24" office:value-type="float" office:value="126051956">
            <text:p>126051956</text:p>
          </table:table-cell>
          <table:table-cell table:style-name="ce24" table:formula="of:=[.E14]" office:value-type="string">
            <text:p>126051956</text:p>
          </table:table-cell>
          <table:table-cell table:style-name="ce24" office:value-type="float" office:value="126051956">
            <text:p>126051956</text:p>
          </table:table-cell>
          <table:table-cell table:style-name="ce24" office:value-type="float" office:value="126051956">
            <text:p>126051956</text:p>
          </table:table-cell>
          <table:table-cell table:style-name="ce24" office:value-type="float" office:value="126051956">
            <text:p>126051956</text:p>
          </table:table-cell>
          <table:table-cell table:style-name="ce24" office:value-type="float" office:value="126051956">
            <text:p>126051956</text:p>
          </table:table-cell>
          <table:table-cell table:style-name="ce24" office:value-type="float" office:value="126051956">
            <text:p>126051956</text:p>
          </table:table-cell>
          <table:table-cell table:style-name="ce24" office:value-type="float" office:value="126051956">
            <text:p>126051956</text:p>
          </table:table-cell>
          <table:table-cell table:style-name="ce24" office:value-type="float" office:value="126051956">
            <text:p>126051956</text:p>
          </table:table-cell>
        </table:table-row>
        <table:table-row table:style-name="ro2">
          <table:table-cell table:style-name="ce23" office:value-type="string">
            <text:p>Branch correctness ratio</text:p>
          </table:table-cell>
          <table:table-cell table:number-columns-repeated="3"/>
          <table:table-cell table:style-name="ce25" table:formula="of:=[.E13]/[.E14]" office:value-type="string">
            <text:p>53.94%</text:p>
          </table:table-cell>
          <table:table-cell table:style-name="ce25" table:formula="of:=[.E15]" office:value-type="string">
            <text:p>53.94%</text:p>
          </table:table-cell>
          <table:table-cell table:style-name="ce25" table:formula="of:=[.G13]/[.G14]" office:value-type="string">
            <text:p>53.94%</text:p>
          </table:table-cell>
          <table:table-cell table:style-name="ce25" table:formula="of:=[.H13]/[.H14]" office:value-type="string">
            <text:p>53.94%</text:p>
          </table:table-cell>
          <table:table-cell table:style-name="ce25" table:formula="of:=[.I13]/[.I14]" office:value-type="string">
            <text:p>53.94%</text:p>
          </table:table-cell>
          <table:table-cell table:style-name="ce25" table:formula="of:=[.J13]/[.J14]" office:value-type="string">
            <text:p>53.94%</text:p>
          </table:table-cell>
          <table:table-cell table:style-name="ce25" table:formula="of:=[.K13]/[.K14]" office:value-type="string">
            <text:p>59.17%</text:p>
          </table:table-cell>
          <table:table-cell table:style-name="ce25" table:formula="of:=[.L13]/[.L14]" office:value-type="string">
            <text:p>53.94%</text:p>
          </table:table-cell>
          <table:table-cell table:style-name="ce25" table:formula="of:=[.M13]/[.M14]" office:value-type="string">
            <text:p>0.00%</text:p>
          </table:table-cell>
        </table:table-row>
        <table:table-row table:style-name="ro2">
          <table:table-cell table:style-name="ce23" office:value-type="string">
            <text:p>CPI</text:p>
          </table:table-cell>
          <table:table-cell table:number-columns-repeated="3"/>
          <table:table-cell table:style-name="ce24" office:value-type="float" office:value="0.91">
            <text:p>0.91</text:p>
          </table:table-cell>
          <table:table-cell table:style-name="ce24" table:formula="of:=[.F7]/[.F8]" office:value-type="string">
            <text:p>1.021627686</text:p>
          </table:table-cell>
          <table:table-cell table:style-name="ce24" office:value-type="float" office:value="1.24">
            <text:p>1.24</text:p>
          </table:table-cell>
          <table:table-cell table:style-name="ce24" office:value-type="float" office:value="1.24">
            <text:p>1.24</text:p>
          </table:table-cell>
          <table:table-cell table:style-name="ce24" office:value-type="float" office:value="1.24">
            <text:p>1.24</text:p>
          </table:table-cell>
          <table:table-cell table:style-name="ce24" office:value-type="float" office:value="1.24">
            <text:p>1.24</text:p>
          </table:table-cell>
          <table:table-cell table:style-name="ce24" office:value-type="float" office:value="1.22">
            <text:p>1.22</text:p>
          </table:table-cell>
          <table:table-cell table:style-name="ce24" office:value-type="float" office:value="1.5">
            <text:p>1.5</text:p>
          </table:table-cell>
          <table:table-cell table:style-name="ce24" office:value-type="float" office:value="1.69">
            <text:p>1.69</text:p>
          </table:table-cell>
        </table:table-row>
        <table:table-row table:style-name="ro2">
          <table:table-cell table:style-name="ce22"/>
          <table:table-cell table:number-columns-repeated="3"/>
          <table:table-cell table:number-columns-repeated="2" table:style-name="ce22"/>
          <table:table-cell table:number-columns-repeated="7" table:style-name="ce26"/>
        </table:table-row>
        <table:table-row table:style-name="ro2">
          <table:table-cell table:style-name="ce23" office:value-type="string">
            <text:p>Info</text:p>
          </table:table-cell>
          <table:table-cell table:number-columns-repeated="3"/>
          <table:table-cell table:style-name="ce23" office:value-type="string">
            <text:p>/OSCI/SystemC</text:p>
          </table:table-cell>
          <table:table-cell table:style-name="ce23"/>
          <table:table-cell table:style-name="ce23" office:value-type="string">
            <text:p>/OSCI/SystemC</text:p>
          </table:table-cell>
          <table:table-cell table:style-name="ce23" office:value-type="string">
            <text:p>/OSCI/SystemC</text:p>
          </table:table-cell>
          <table:table-cell table:style-name="ce23" office:value-type="string">
            <text:p>/OSCI/SystemC</text:p>
          </table:table-cell>
          <table:table-cell table:style-name="ce23" office:value-type="string">
            <text:p>/OSCI/SystemC</text:p>
          </table:table-cell>
          <table:table-cell table:style-name="ce23" office:value-type="string">
            <text:p>/OSCI/SystemC</text:p>
          </table:table-cell>
          <table:table-cell table:style-name="ce23" office:value-type="string">
            <text:p>/OSCI/SystemC</text:p>
          </table:table-cell>
          <table:table-cell table:style-name="ce23" office:value-type="string">
            <text:p>/OSCI/SystemC</text:p>
          </table:table-cell>
        </table:table-row>
        <table:table-row table:style-name="ro2">
          <table:table-cell table:style-name="ce23" office:value-type="string">
            <text:p>ArchC</text:p>
          </table:table-cell>
          <table:table-cell table:number-columns-repeated="3"/>
          <table:table-cell table:style-name="ce23" office:value-type="string">
            <text:p>Simulation statistics</text:p>
          </table:table-cell>
          <table:table-cell table:style-name="ce23"/>
          <table:table-cell table:style-name="ce23" office:value-type="string">
            <text:p>Simulation statistics</text:p>
          </table:table-cell>
          <table:table-cell table:style-name="ce23" office:value-type="string">
            <text:p>Simulation statistics</text:p>
          </table:table-cell>
          <table:table-cell table:style-name="ce23" office:value-type="string">
            <text:p>Simulation statistics</text:p>
          </table:table-cell>
          <table:table-cell table:style-name="ce23" office:value-type="string">
            <text:p>Simulation statistics</text:p>
          </table:table-cell>
          <table:table-cell table:style-name="ce23" office:value-type="string">
            <text:p>Simulation statistics</text:p>
          </table:table-cell>
          <table:table-cell table:style-name="ce23" office:value-type="string">
            <text:p>Simulation statistics</text:p>
          </table:table-cell>
          <table:table-cell table:style-name="ce23" office:value-type="string">
            <text:p>Simulation statistics</text:p>
          </table:table-cell>
        </table:table-row>
        <table:table-row table:style-name="ro2">
          <table:table-cell table:style-name="ce23" office:value-type="string">
            <text:p>Times</text:p>
          </table:table-cell>
          <table:table-cell table:number-columns-repeated="3"/>
          <table:table-cell table:style-name="ce23" office:value-type="string">
            <text:p>24.25 user, 0.02 system, 24.29 real</text:p>
          </table:table-cell>
          <table:table-cell table:style-name="ce23"/>
          <table:table-cell table:style-name="ce23" office:value-type="string">
            <text:p>22.97 user, 0.02 system, 23.01 real</text:p>
          </table:table-cell>
          <table:table-cell table:style-name="ce23" office:value-type="string">
            <text:p>22.97 user, 0.02 system, 23.01 real</text:p>
          </table:table-cell>
          <table:table-cell table:style-name="ce23" office:value-type="string">
            <text:p>22.97 user, 0.02 system, 23.01 real</text:p>
          </table:table-cell>
          <table:table-cell table:style-name="ce23" office:value-type="string">
            <text:p>22.97 user, 0.02 system, 23.01 real</text:p>
          </table:table-cell>
          <table:table-cell table:style-name="ce23" office:value-type="string">
            <text:p>22.34 user, 0.02 system, 22.37 real</text:p>
          </table:table-cell>
          <table:table-cell table:style-name="ce23" office:value-type="string">
            <text:p>21.19 user, 0.02 system, 21.23 real</text:p>
          </table:table-cell>
          <table:table-cell table:style-name="ce23" office:value-type="string">
            <text:p>21.16 user, 0.02 system, 21.20 real</text:p>
          </table:table-cell>
        </table:table-row>
        <table:table-row table:style-name="ro2">
          <table:table-cell table:style-name="ce23" office:value-type="string">
            <text:p>Number of instructions executed</text:p>
          </table:table-cell>
          <table:table-cell table:number-columns-repeated="3"/>
          <table:table-cell table:style-name="ce24" office:value-type="float" office:value="1089784488">
            <text:p>1089784488</text:p>
          </table:table-cell>
          <table:table-cell table:style-name="ce24" table:formula="of:=[.E21]" office:value-type="string">
            <text:p>1089784488</text:p>
          </table:table-cell>
          <table:table-cell table:style-name="ce24" office:value-type="float" office:value="1089784488">
            <text:p>1089784488</text:p>
          </table:table-cell>
          <table:table-cell table:style-name="ce24" office:value-type="float" office:value="1089784488">
            <text:p>1089784488</text:p>
          </table:table-cell>
          <table:table-cell table:style-name="ce24" office:value-type="float" office:value="1089784488">
            <text:p>1089784488</text:p>
          </table:table-cell>
          <table:table-cell table:style-name="ce24" office:value-type="float" office:value="1089784488">
            <text:p>1089784488</text:p>
          </table:table-cell>
          <table:table-cell table:style-name="ce24" office:value-type="float" office:value="1089784488">
            <text:p>1089784488</text:p>
          </table:table-cell>
          <table:table-cell table:style-name="ce24" office:value-type="float" office:value="1089784488">
            <text:p>1089784488</text:p>
          </table:table-cell>
          <table:table-cell table:style-name="ce24" office:value-type="float" office:value="1089784488">
            <text:p>1089784488</text:p>
          </table:table-cell>
        </table:table-row>
        <table:table-row table:style-name="ro2">
          <table:table-cell table:style-name="ce23" office:value-type="string">
            <text:p>Simulation speed (Kinstr/sec)</text:p>
          </table:table-cell>
          <table:table-cell table:number-columns-repeated="3"/>
          <table:table-cell table:style-name="ce27" office:value-type="float" office:value="44939570">
            <text:p>4.49E+07</text:p>
          </table:table-cell>
          <table:table-cell table:style-name="ce27" table:formula="of:=[.E22]" office:value-type="string">
            <text:p>4.49E+07</text:p>
          </table:table-cell>
          <table:table-cell table:style-name="ce23" office:value-type="float" office:value="47443820">
            <text:p>47443820</text:p>
          </table:table-cell>
          <table:table-cell table:style-name="ce23" office:value-type="float" office:value="47443820">
            <text:p>47443820</text:p>
          </table:table-cell>
          <table:table-cell table:style-name="ce23" office:value-type="float" office:value="47443820">
            <text:p>47443820</text:p>
          </table:table-cell>
          <table:table-cell table:style-name="ce23" office:value-type="float" office:value="47443820">
            <text:p>47443820</text:p>
          </table:table-cell>
          <table:table-cell table:style-name="ce23" office:value-type="float" office:value="48781760">
            <text:p>48781760</text:p>
          </table:table-cell>
          <table:table-cell table:style-name="ce23" office:value-type="float" office:value="51429190">
            <text:p>51429190</text:p>
          </table:table-cell>
          <table:table-cell table:style-name="ce23" office:value-type="float" office:value="51502100">
            <text:p>51502100</text:p>
          </table:table-cell>
        </table:table-row>
        <table:table-row table:style-name="ro2">
          <table:table-cell table:style-name="ce21" office:value-type="string">
            <text:p>Config cache usada</text:p>
          </table:table-cell>
          <table:table-cell table:number-columns-repeated="2"/>
          <table:table-cell table:number-columns-repeated="2" table:style-name="ce21"/>
          <table:table-cell table:style-name="ce21" office:value-type="string">
            <text:p>Run 1</text:p>
          </table:table-cell>
          <table:table-cell table:style-name="ce21" office:value-type="string">
            <text:p>Run 1</text:p>
          </table:table-cell>
          <table:table-cell table:style-name="ce21" office:value-type="string">
            <text:p>Run 2</text:p>
          </table:table-cell>
          <table:table-cell table:style-name="ce21" office:value-type="string">
            <text:p>Run 3</text:p>
          </table:table-cell>
          <table:table-cell table:style-name="ce21" office:value-type="string">
            <text:p>Run 4</text:p>
          </table:table-cell>
          <table:table-cell table:style-name="ce21" office:value-type="string">
            <text:p>Run 1</text:p>
          </table:table-cell>
          <table:table-cell table:style-name="ce21" office:value-type="string">
            <text:p>Run 1</text:p>
          </table:table-cell>
          <table:table-cell table:style-name="ce21" office:value-type="string">
            <text:p>Run 1</text:p>
          </table:table-cell>
        </table:table-row>
        <table:table-row table:style-name="ro2">
          <table:table-cell table:style-name="ce23"/>
          <table:table-cell table:number-columns-repeated="2"/>
          <table:table-cell table:style-name="ce21"/>
          <table:table-cell table:number-columns-repeated="2" table:style-name="ce23"/>
        </table:table-row>
        <table:table-row table:style-name="ro2">
          <table:table-cell table:style-name="ce21" office:value-type="string">
            <text:p>Config Cache</text:p>
          </table:table-cell>
          <table:table-cell table:style-name="ce21" office:value-type="string">
            <text:p>Run 1</text:p>
          </table:table-cell>
          <table:table-cell table:style-name="ce21" office:value-type="string">
            <text:p>Run 2</text:p>
          </table:table-cell>
          <table:table-cell table:style-name="ce21" office:value-type="string">
            <text:p>Run 3</text:p>
          </table:table-cell>
          <table:table-cell table:style-name="ce21" office:value-type="string">
            <text:p>Run 4</text:p>
          </table:table-cell>
        </table:table-row>
        <table:table-row table:style-name="ro2">
          <table:table-cell table:style-name="ce21" office:value-type="string">
            <text:p>L1 size</text:p>
          </table:table-cell>
          <table:table-cell table:style-name="ce24" office:value-type="string">
            <text:p>32K</text:p>
          </table:table-cell>
          <table:table-cell table:style-name="ce24" office:value-type="string">
            <text:p>64K</text:p>
          </table:table-cell>
          <table:table-cell table:style-name="ce24" office:value-type="string">
            <text:p>128K</text:p>
          </table:table-cell>
          <table:table-cell table:style-name="ce24" office:value-type="string">
            <text:p>128K</text:p>
          </table:table-cell>
        </table:table-row>
        <table:table-row table:style-name="ro2">
          <table:table-cell table:style-name="ce21" office:value-type="string">
            <text:p>L1 block size</text:p>
          </table:table-cell>
          <table:table-cell table:style-name="ce24" office:value-type="float" office:value="64">
            <text:p>64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123">
            <text:p>123</text:p>
          </table:table-cell>
          <table:table-cell table:style-name="ce24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L1 assoc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2 size</text:p>
          </table:table-cell>
          <table:table-cell table:style-name="ce24" office:value-type="string">
            <text:p>256K</text:p>
          </table:table-cell>
          <table:table-cell table:style-name="ce24" office:value-type="string">
            <text:p>512K</text:p>
          </table:table-cell>
          <table:table-cell table:style-name="ce24" office:value-type="string">
            <text:p>1024K</text:p>
          </table:table-cell>
          <table:table-cell table:style-name="ce24" office:value-type="string">
            <text:p>1024K</text:p>
          </table:table-cell>
        </table:table-row>
        <table:table-row table:style-name="ro2">
          <table:table-cell table:style-name="ce21" office:value-type="string">
            <text:p>L2 block size</text:p>
          </table:table-cell>
          <table:table-cell table:style-name="ce24" office:value-type="float" office:value="1024">
            <text:p>1024</text:p>
          </table:table-cell>
          <table:table-cell table:style-name="ce24" office:value-type="float" office:value="1024">
            <text:p>1024</text:p>
          </table:table-cell>
          <table:table-cell table:style-name="ce24" office:value-type="float" office:value="2048">
            <text:p>2048</text:p>
          </table:table-cell>
          <table:table-cell table:style-name="ce24" office:value-type="float" office:value="2048">
            <text:p>2048</text:p>
          </table:table-cell>
        </table:table-row>
        <table:table-row table:style-name="ro2">
          <table:table-cell table:style-name="ce21" office:value-type="string">
            <text:p>L2 assoc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emand Fetches L1</text:p>
          </table:table-cell>
          <table:table-cell table:style-name="ce21" office:value-type="float" office:value="1331382672">
            <text:p>1331382672</text:p>
          </table:table-cell>
          <table:table-cell table:style-name="ce28" office:value-type="float" office:value="1331382672">
            <text:p>1331382672</text:p>
          </table:table-cell>
          <table:table-cell table:style-name="ce28" office:value-type="float" office:value="1331382672">
            <text:p>1331382672</text:p>
          </table:table-cell>
          <table:table-cell table:style-name="ce28" office:value-type="float" office:value="1331382672">
            <text:p>1331382672</text:p>
          </table:table-cell>
        </table:table-row>
        <table:table-row table:style-name="ro2">
          <table:table-cell table:style-name="ce21" office:value-type="string">
            <text:p>Demand miss L1</text:p>
          </table:table-cell>
          <table:table-cell table:style-name="ce28" office:value-type="float" office:value="4053109">
            <text:p>4053109</text:p>
          </table:table-cell>
          <table:table-cell table:style-name="ce28" office:value-type="float" office:value="700173">
            <text:p>700173</text:p>
          </table:table-cell>
          <table:table-cell table:style-name="ce28" office:value-type="float" office:value="102147">
            <text:p>102147</text:p>
          </table:table-cell>
          <table:table-cell table:style-name="ce28" office:value-type="float" office:value="102147">
            <text:p>102147</text:p>
          </table:table-cell>
        </table:table-row>
        <table:table-row table:style-name="ro2">
          <table:table-cell table:style-name="ce21" office:value-type="string">
            <text:p>Miss rate L1</text:p>
          </table:table-cell>
          <table:table-cell table:style-name="ce25" table:formula="of:=[.B33]/[.B32]" office:value-type="string">
            <text:p>0.30%</text:p>
          </table:table-cell>
          <table:table-cell table:style-name="ce25" table:formula="of:=[.C33]/[.C32]" office:value-type="string">
            <text:p>0.05%</text:p>
          </table:table-cell>
          <table:table-cell table:style-name="ce25" table:formula="of:=[.D33]/[.D32]" office:value-type="string">
            <text:p>0.01%</text:p>
          </table:table-cell>
          <table:table-cell table:style-name="ce25" table:formula="of:=[.E33]/[.E32]" office:value-type="string">
            <text:p>0.01%</text:p>
          </table:table-cell>
        </table:table-row>
        <table:table-row table:style-name="ro2">
          <table:table-cell table:style-name="ce21" office:value-type="string">
            <text:p>Demand Fetches L2</text:p>
          </table:table-cell>
          <table:table-cell table:style-name="ce28" office:value-type="float" office:value="4159811">
            <text:p>4159811</text:p>
          </table:table-cell>
          <table:table-cell table:style-name="ce28" office:value-type="float" office:value="722916">
            <text:p>722916</text:p>
          </table:table-cell>
          <table:table-cell table:style-name="ce28" office:value-type="float" office:value="102475">
            <text:p>102475</text:p>
          </table:table-cell>
          <table:table-cell table:style-name="ce28" office:value-type="float" office:value="102475">
            <text:p>102475</text:p>
          </table:table-cell>
        </table:table-row>
        <table:table-row table:style-name="ro2">
          <table:table-cell table:style-name="ce21" office:value-type="string">
            <text:p>Demand miss L2</text:p>
          </table:table-cell>
          <table:table-cell table:style-name="ce28" office:value-type="float" office:value="91454">
            <text:p>91454</text:p>
          </table:table-cell>
          <table:table-cell table:style-name="ce28" office:value-type="float" office:value="65118">
            <text:p>65118</text:p>
          </table:table-cell>
          <table:table-cell table:style-name="ce28" office:value-type="float" office:value="54999">
            <text:p>54999</text:p>
          </table:table-cell>
          <table:table-cell table:style-name="ce28" office:value-type="float" office:value="54415">
            <text:p>54415</text:p>
          </table:table-cell>
        </table:table-row>
        <table:table-row table:style-name="ro2">
          <table:table-cell table:style-name="ce21" office:value-type="string">
            <text:p>Miss rate L2</text:p>
          </table:table-cell>
          <table:table-cell table:style-name="ce25" table:formula="of:=[.B36]/[.B35]" office:value-type="string">
            <text:p>2.20%</text:p>
          </table:table-cell>
          <table:table-cell table:style-name="ce25" table:formula="of:=[.C36]/[.C35]" office:value-type="string">
            <text:p>9.01%</text:p>
          </table:table-cell>
          <table:table-cell table:style-name="ce25" table:formula="of:=[.D36]/[.D35]" office:value-type="string">
            <text:p>53.67%</text:p>
          </table:table-cell>
          <table:table-cell table:style-name="ce25" table:formula="of:=[.E36]/[.E35]" office:value-type="string">
            <text:p>53.10%</text:p>
          </table:table-cell>
        </table:table-row>
      </table:table>
      <table:table table:name="Rijndael Coder" table:style-name="ta2" table:print="false">
        <office:forms form:automatic-focus="false" form:apply-design-mode="false"/>
        <table:table-column table:style-name="co2" table:default-cell-style-name="ce15"/>
        <table:table-column table:style-name="co7" table:default-cell-style-name="ce15" table:number-columns-repeated="3"/>
        <table:table-column table:style-name="co5" table:number-columns-repeated="2" table:default-cell-style-name="ce15"/>
        <table:table-column table:style-name="co7" table:default-cell-style-name="ce15" table:number-columns-repeated="250"/>
        <table:table-row table:style-name="ro2">
          <table:table-cell table:style-name="ce21" office:value-type="string">
            <text:p>Configuração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4-Corrigido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/>
          <table:table-cell/>
          <table:table-cell table:number-columns-repeated="2" table:style-name="ce21"/>
          <table:table-cell table:number-columns-repeated="2" table:style-name="ce22"/>
          <table:table-cell table:number-columns-repeated="7" table:style-name="ce21"/>
        </table:table-row>
        <table:table-row table:style-name="ro2">
          <table:table-cell table:style-name="ce23" office:value-type="string">
            <text:p>Generate Traces</text:p>
          </table:table-cell>
          <table:table-cell table:number-columns-repeated="3"/>
          <table:table-cell table:style-name="ce24" office:value-type="string">
            <text:p>FALSO</text:p>
          </table:table-cell>
          <table:table-cell table:style-name="ce24"/>
          <table:table-cell table:style-name="ce24" office:value-type="string">
            <text:p>FALSO</text:p>
          </table:table-cell>
          <table:table-cell table:style-name="ce24" office:value-type="string">
            <text:p>FALSO</text:p>
          </table:table-cell>
          <table:table-cell table:style-name="ce24" office:value-type="string">
            <text:p>FALSO</text:p>
          </table:table-cell>
          <table:table-cell table:style-name="ce24" office:value-type="string">
            <text:p>FALSO</text:p>
          </table:table-cell>
          <table:table-cell table:style-name="ce24" office:value-type="string">
            <text:p>FALSO</text:p>
          </table:table-cell>
          <table:table-cell table:style-name="ce24" office:value-type="string">
            <text:p>FALSO</text:p>
          </table:table-cell>
          <table:table-cell table:style-name="ce24" office:value-type="string">
            <text:p>FALSO</text:p>
          </table:table-cell>
        </table:table-row>
        <table:table-row table:style-name="ro2">
          <table:table-cell table:style-name="ce23" office:value-type="string">
            <text:p>Forwarding</text:p>
          </table:table-cell>
          <table:table-cell table:number-columns-repeated="3"/>
          <table:table-cell table:style-name="ce24" office:value-type="string">
            <text:p>VERDADEIRO</text:p>
          </table:table-cell>
          <table:table-cell table:style-name="ce24"/>
          <table:table-cell table:style-name="ce24" office:value-type="string">
            <text:p>VERDADEIRO</text:p>
          </table:table-cell>
          <table:table-cell table:style-name="ce24" office:value-type="string">
            <text:p>VERDADEIRO</text:p>
          </table:table-cell>
          <table:table-cell table:style-name="ce24" office:value-type="string">
            <text:p>VERDADEIRO</text:p>
          </table:table-cell>
          <table:table-cell table:style-name="ce24" office:value-type="string">
            <text:p>VERDADEIRO</text:p>
          </table:table-cell>
          <table:table-cell table:style-name="ce24" office:value-type="string">
            <text:p>VERDADEIRO</text:p>
          </table:table-cell>
          <table:table-cell table:style-name="ce24" office:value-type="string">
            <text:p>FALSO</text:p>
          </table:table-cell>
          <table:table-cell table:style-name="ce24" office:value-type="string">
            <text:p>FALSO</text:p>
          </table:table-cell>
        </table:table-row>
        <table:table-row table:style-name="ro2">
          <table:table-cell table:style-name="ce23" office:value-type="string">
            <text:p>Branch predictor</text:p>
          </table:table-cell>
          <table:table-cell table:number-columns-repeated="3"/>
          <table:table-cell table:style-name="ce23" office:value-type="string">
            <text:p>Always not taken</text:p>
          </table:table-cell>
          <table:table-cell table:style-name="ce23"/>
          <table:table-cell table:style-name="ce23" office:value-type="string">
            <text:p>Always not taken</text:p>
          </table:table-cell>
          <table:table-cell table:style-name="ce23" office:value-type="string">
            <text:p>Always not taken</text:p>
          </table:table-cell>
          <table:table-cell table:style-name="ce23" office:value-type="string">
            <text:p>Always not taken</text:p>
          </table:table-cell>
          <table:table-cell table:style-name="ce23" office:value-type="string">
            <text:p>Always not taken</text:p>
          </table:table-cell>
          <table:table-cell table:style-name="ce23" office:value-type="string">
            <text:p>1-Bit Taken</text:p>
          </table:table-cell>
          <table:table-cell table:style-name="ce23" office:value-type="string">
            <text:p>Always not taken</text:p>
          </table:table-cell>
          <table:table-cell table:style-name="ce23" office:value-type="string">
            <text:p>None</text:p>
          </table:table-cell>
        </table:table-row>
        <table:table-row table:style-name="ro2">
          <table:table-cell table:style-name="ce23" office:value-type="string">
            <text:p>Type</text:p>
          </table:table-cell>
          <table:table-cell table:number-columns-repeated="3"/>
          <table:table-cell table:style-name="ce23" office:value-type="string">
            <text:p>superescalar</text:p>
          </table:table-cell>
          <table:table-cell table:style-name="ce23"/>
          <table:table-cell table:style-name="ce23" office:value-type="string">
            <text:p>escalar</text:p>
          </table:table-cell>
          <table:table-cell table:style-name="ce23" office:value-type="string">
            <text:p>escalar</text:p>
          </table:table-cell>
          <table:table-cell table:style-name="ce23" office:value-type="string">
            <text:p>escalar</text:p>
          </table:table-cell>
          <table:table-cell table:style-name="ce23" office:value-type="string">
            <text:p>escalar</text:p>
          </table:table-cell>
          <table:table-cell table:style-name="ce23" office:value-type="string">
            <text:p>escalar</text:p>
          </table:table-cell>
          <table:table-cell table:style-name="ce23" office:value-type="string">
            <text:p>escalar</text:p>
          </table:table-cell>
          <table:table-cell table:style-name="ce23" office:value-type="string">
            <text:p>escalar</text:p>
          </table:table-cell>
        </table:table-row>
        <table:table-row table:style-name="ro2">
          <table:table-cell table:style-name="ce23" office:value-type="string">
            <text:p>Cycles</text:p>
          </table:table-cell>
          <table:table-cell table:formula="of:=[.$E$8]+4" office:value-type="string">
            <text:p>43561038</text:p>
          </table:table-cell>
          <table:table-cell table:formula="of:=[.$E$8]+6" office:value-type="string">
            <text:p>43561040</text:p>
          </table:table-cell>
          <table:table-cell table:formula="of:=[.$E$8]+12" office:value-type="string">
            <text:p>43561046</text:p>
          </table:table-cell>
          <table:table-cell table:style-name="ce24" office:value-type="float" office:value="35352593">
            <text:p>35352593</text:p>
          </table:table-cell>
          <table:table-cell table:style-name="ce24" table:formula="of:=(2*[.E7]+[.E11]+[.E12])/2" office:value-type="string">
            <text:p>36653192</text:p>
          </table:table-cell>
          <table:table-cell table:style-name="ce24" office:value-type="float" office:value="46221090">
            <text:p>46221090</text:p>
          </table:table-cell>
          <table:table-cell table:style-name="ce24" office:value-type="float" office:value="46221090">
            <text:p>46221090</text:p>
          </table:table-cell>
          <table:table-cell table:style-name="ce24" office:value-type="float" office:value="46221090">
            <text:p>46221090</text:p>
          </table:table-cell>
          <table:table-cell table:style-name="ce24" office:value-type="float" office:value="46221090">
            <text:p>46221090</text:p>
          </table:table-cell>
          <table:table-cell table:style-name="ce24" office:value-type="float" office:value="45915519">
            <text:p>45915519</text:p>
          </table:table-cell>
          <table:table-cell table:style-name="ce24" office:value-type="float" office:value="51435041">
            <text:p>51435041</text:p>
          </table:table-cell>
          <table:table-cell table:style-name="ce24" office:value-type="float" office:value="52614590">
            <text:p>52614590</text:p>
          </table:table-cell>
        </table:table-row>
        <table:table-row table:style-name="ro2">
          <table:table-cell table:style-name="ce23" office:value-type="string">
            <text:p>Total Instructions</text:p>
          </table:table-cell>
          <table:table-cell table:style-name="ce24" office:value-type="float" office:value="43561034">
            <text:p>43561034</text:p>
          </table:table-cell>
          <table:table-cell table:style-name="ce24" office:value-type="float" office:value="43561034">
            <text:p>43561034</text:p>
          </table:table-cell>
          <table:table-cell table:style-name="ce24" office:value-type="float" office:value="43561034">
            <text:p>43561034</text:p>
          </table:table-cell>
          <table:table-cell table:style-name="ce24" office:value-type="float" office:value="43561034">
            <text:p>43561034</text:p>
          </table:table-cell>
          <table:table-cell table:style-name="ce24" table:formula="of:=[.E8]" office:value-type="string">
            <text:p>43561034</text:p>
          </table:table-cell>
          <table:table-cell table:style-name="ce24" office:value-type="float" office:value="43561034">
            <text:p>43561034</text:p>
          </table:table-cell>
          <table:table-cell table:style-name="ce24" office:value-type="float" office:value="43561034">
            <text:p>43561034</text:p>
          </table:table-cell>
          <table:table-cell table:style-name="ce24" office:value-type="float" office:value="43561034">
            <text:p>43561034</text:p>
          </table:table-cell>
          <table:table-cell table:style-name="ce24" office:value-type="float" office:value="43561034">
            <text:p>43561034</text:p>
          </table:table-cell>
          <table:table-cell table:style-name="ce24" office:value-type="float" office:value="43561034">
            <text:p>43561034</text:p>
          </table:table-cell>
          <table:table-cell table:style-name="ce24" office:value-type="float" office:value="43561034">
            <text:p>43561034</text:p>
          </table:table-cell>
          <table:table-cell table:style-name="ce24" office:value-type="float" office:value="43561034">
            <text:p>43561034</text:p>
          </table:table-cell>
        </table:table-row>
        <table:table-row table:style-name="ro2">
          <table:table-cell table:style-name="ce23" office:value-type="string">
            <text:p>Total Stalled Instructions</text:p>
          </table:table-cell>
          <table:table-cell table:number-columns-repeated="3"/>
          <table:table-cell table:style-name="ce24" office:value-type="float" office:value="27144152">
            <text:p>27144152</text:p>
          </table:table-cell>
          <table:table-cell table:style-name="ce24" table:formula="of:=[.E9]+[.E11]+[.E12]" office:value-type="string">
            <text:p>29745350</text:p>
          </table:table-cell>
          <table:table-cell table:style-name="ce24" office:value-type="float" office:value="2660056">
            <text:p>2660056</text:p>
          </table:table-cell>
          <table:table-cell table:style-name="ce24" office:value-type="float" office:value="2660056">
            <text:p>2660056</text:p>
          </table:table-cell>
          <table:table-cell table:style-name="ce24" office:value-type="float" office:value="2660056">
            <text:p>2660056</text:p>
          </table:table-cell>
          <table:table-cell table:style-name="ce24" office:value-type="float" office:value="2660056">
            <text:p>2660056</text:p>
          </table:table-cell>
          <table:table-cell table:style-name="ce24" office:value-type="float" office:value="2354485">
            <text:p>2354485</text:p>
          </table:table-cell>
          <table:table-cell table:style-name="ce24" office:value-type="float" office:value="7874007">
            <text:p>7874007</text:p>
          </table:table-cell>
          <table:table-cell table:style-name="ce24" office:value-type="float" office:value="9053556">
            <text:p>9053556</text:p>
          </table:table-cell>
        </table:table-row>
        <table:table-row table:style-name="ro2">
          <table:table-cell table:style-name="ce23" office:value-type="string">
            <text:p>|--Data Stalls</text:p>
          </table:table-cell>
          <table:table-cell table:number-columns-repeated="3"/>
          <table:table-cell table:style-name="ce24" office:value-type="float" office:value="24542954">
            <text:p>24542954</text:p>
          </table:table-cell>
          <table:table-cell table:style-name="ce24" table:formula="of:=[.E10]" office:value-type="string">
            <text:p>24542954</text:p>
          </table:table-cell>
          <table:table-cell table:style-name="ce24" office:value-type="float" office:value="58858">
            <text:p>58858</text:p>
          </table:table-cell>
          <table:table-cell table:style-name="ce24" office:value-type="float" office:value="58858">
            <text:p>58858</text:p>
          </table:table-cell>
          <table:table-cell table:style-name="ce24" office:value-type="float" office:value="58858">
            <text:p>58858</text:p>
          </table:table-cell>
          <table:table-cell table:style-name="ce24" office:value-type="float" office:value="58858">
            <text:p>58858</text:p>
          </table:table-cell>
          <table:table-cell table:style-name="ce24" office:value-type="float" office:value="58858">
            <text:p>58858</text:p>
          </table:table-cell>
          <table:table-cell table:style-name="ce24" office:value-type="float" office:value="5272809">
            <text:p>5272809</text:p>
          </table:table-cell>
          <table:table-cell table:style-name="ce24" office:value-type="float" office:value="5272809">
            <text:p>5272809</text:p>
          </table:table-cell>
        </table:table-row>
        <table:table-row table:style-name="ro2">
          <table:table-cell table:style-name="ce23" office:value-type="string">
            <text:p>|--Branch Stalls</text:p>
          </table:table-cell>
          <table:table-cell table:number-columns-repeated="3"/>
          <table:table-cell table:style-name="ce24" office:value-type="float" office:value="1490622">
            <text:p>1490622</text:p>
          </table:table-cell>
          <table:table-cell table:style-name="ce24" table:formula="of:=[.E11]" office:value-type="string">
            <text:p>1490622</text:p>
          </table:table-cell>
          <table:table-cell table:style-name="ce24" office:value-type="float" office:value="1490622">
            <text:p>1490622</text:p>
          </table:table-cell>
          <table:table-cell table:style-name="ce24" office:value-type="float" office:value="1490622">
            <text:p>1490622</text:p>
          </table:table-cell>
          <table:table-cell table:style-name="ce24" office:value-type="float" office:value="1490622">
            <text:p>1490622</text:p>
          </table:table-cell>
          <table:table-cell table:style-name="ce24" office:value-type="float" office:value="1490622">
            <text:p>1490622</text:p>
          </table:table-cell>
          <table:table-cell table:style-name="ce24" office:value-type="float" office:value="1185051">
            <text:p>1185051</text:p>
          </table:table-cell>
          <table:table-cell table:style-name="ce24" office:value-type="float" office:value="1490622">
            <text:p>1490622</text:p>
          </table:table-cell>
          <table:table-cell table:style-name="ce24" office:value-type="float" office:value="2670171">
            <text:p>2670171</text:p>
          </table:table-cell>
        </table:table-row>
        <table:table-row table:style-name="ro2">
          <table:table-cell table:style-name="ce23" office:value-type="string">
            <text:p>|--Jump Stalls</text:p>
          </table:table-cell>
          <table:table-cell table:number-columns-repeated="3"/>
          <table:table-cell table:style-name="ce24" office:value-type="float" office:value="1110576">
            <text:p>1110576</text:p>
          </table:table-cell>
          <table:table-cell table:style-name="ce24" table:formula="of:=[.E12]" office:value-type="string">
            <text:p>1110576</text:p>
          </table:table-cell>
          <table:table-cell table:style-name="ce24" office:value-type="float" office:value="1110576">
            <text:p>1110576</text:p>
          </table:table-cell>
          <table:table-cell table:style-name="ce24" office:value-type="float" office:value="1110576">
            <text:p>1110576</text:p>
          </table:table-cell>
          <table:table-cell table:style-name="ce24" office:value-type="float" office:value="1110576">
            <text:p>1110576</text:p>
          </table:table-cell>
          <table:table-cell table:style-name="ce24" office:value-type="float" office:value="1110576">
            <text:p>1110576</text:p>
          </table:table-cell>
          <table:table-cell table:style-name="ce24" office:value-type="float" office:value="1110576">
            <text:p>1110576</text:p>
          </table:table-cell>
          <table:table-cell table:style-name="ce24" office:value-type="float" office:value="1110576">
            <text:p>1110576</text:p>
          </table:table-cell>
          <table:table-cell table:style-name="ce24" office:value-type="float" office:value="1110576">
            <text:p>1110576</text:p>
          </table:table-cell>
        </table:table-row>
        <table:table-row table:style-name="ro2">
          <table:table-cell table:style-name="ce23" office:value-type="string">
            <text:p>Correct Branch Predictions</text:p>
          </table:table-cell>
          <table:table-cell table:number-columns-repeated="3"/>
          <table:table-cell table:style-name="ce24" office:value-type="float" office:value="393183">
            <text:p>393183</text:p>
          </table:table-cell>
          <table:table-cell table:style-name="ce24" table:formula="of:=[.E13]" office:value-type="string">
            <text:p>393183</text:p>
          </table:table-cell>
          <table:table-cell table:style-name="ce24" office:value-type="float" office:value="393183">
            <text:p>393183</text:p>
          </table:table-cell>
          <table:table-cell table:style-name="ce24" office:value-type="float" office:value="393183">
            <text:p>393183</text:p>
          </table:table-cell>
          <table:table-cell table:style-name="ce24" office:value-type="float" office:value="393183">
            <text:p>393183</text:p>
          </table:table-cell>
          <table:table-cell table:style-name="ce24" office:value-type="float" office:value="393183">
            <text:p>393183</text:p>
          </table:table-cell>
          <table:table-cell table:style-name="ce24" office:value-type="float" office:value="495040">
            <text:p>495040</text:p>
          </table:table-cell>
          <table:table-cell table:style-name="ce24" office:value-type="float" office:value="393183">
            <text:p>393183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Total Branches</text:p>
          </table:table-cell>
          <table:table-cell table:number-columns-repeated="3"/>
          <table:table-cell table:style-name="ce24" office:value-type="float" office:value="890057">
            <text:p>890057</text:p>
          </table:table-cell>
          <table:table-cell table:style-name="ce24" table:formula="of:=[.E14]" office:value-type="string">
            <text:p>890057</text:p>
          </table:table-cell>
          <table:table-cell table:style-name="ce24" office:value-type="float" office:value="890057">
            <text:p>890057</text:p>
          </table:table-cell>
          <table:table-cell table:style-name="ce24" office:value-type="float" office:value="890057">
            <text:p>890057</text:p>
          </table:table-cell>
          <table:table-cell table:style-name="ce24" office:value-type="float" office:value="890057">
            <text:p>890057</text:p>
          </table:table-cell>
          <table:table-cell table:style-name="ce24" office:value-type="float" office:value="890057">
            <text:p>890057</text:p>
          </table:table-cell>
          <table:table-cell table:style-name="ce24" office:value-type="float" office:value="890057">
            <text:p>890057</text:p>
          </table:table-cell>
          <table:table-cell table:style-name="ce24" office:value-type="float" office:value="890057">
            <text:p>890057</text:p>
          </table:table-cell>
          <table:table-cell table:style-name="ce24" office:value-type="float" office:value="890057">
            <text:p>890057</text:p>
          </table:table-cell>
        </table:table-row>
        <table:table-row table:style-name="ro2">
          <table:table-cell table:style-name="ce23" office:value-type="string">
            <text:p>Branch correctness ratio</text:p>
          </table:table-cell>
          <table:table-cell table:number-columns-repeated="3"/>
          <table:table-cell table:style-name="ce25" table:formula="of:=[.E13]/[.E14]" office:value-type="string">
            <text:p>44.18%</text:p>
          </table:table-cell>
          <table:table-cell table:style-name="ce25" table:formula="of:=[.E15]" office:value-type="string">
            <text:p>44.18%</text:p>
          </table:table-cell>
          <table:table-cell table:style-name="ce25" table:formula="of:=[.G13]/[.G14]" office:value-type="string">
            <text:p>44.18%</text:p>
          </table:table-cell>
          <table:table-cell table:style-name="ce25" table:formula="of:=[.H13]/[.H14]" office:value-type="string">
            <text:p>44.18%</text:p>
          </table:table-cell>
          <table:table-cell table:style-name="ce25" table:formula="of:=[.I13]/[.I14]" office:value-type="string">
            <text:p>44.18%</text:p>
          </table:table-cell>
          <table:table-cell table:style-name="ce25" table:formula="of:=[.J13]/[.J14]" office:value-type="string">
            <text:p>44.18%</text:p>
          </table:table-cell>
          <table:table-cell table:style-name="ce25" table:formula="of:=[.K13]/[.K14]" office:value-type="string">
            <text:p>55.62%</text:p>
          </table:table-cell>
          <table:table-cell table:style-name="ce25" table:formula="of:=[.L13]/[.L14]" office:value-type="string">
            <text:p>44.18%</text:p>
          </table:table-cell>
          <table:table-cell table:style-name="ce25" table:formula="of:=[.M13]/[.M14]" office:value-type="string">
            <text:p>0.00%</text:p>
          </table:table-cell>
        </table:table-row>
        <table:table-row table:style-name="ro2">
          <table:table-cell table:style-name="ce23" office:value-type="string">
            <text:p>CPI</text:p>
          </table:table-cell>
          <table:table-cell table:number-columns-repeated="3"/>
          <table:table-cell table:style-name="ce24" office:value-type="float" office:value="0.81">
            <text:p>0.81</text:p>
          </table:table-cell>
          <table:table-cell table:style-name="ce24" table:formula="of:=[.F7]/[.F8]" office:value-type="string">
            <text:p>0.8414215328</text:p>
          </table:table-cell>
          <table:table-cell table:style-name="ce24" office:value-type="float" office:value="1.06">
            <text:p>1.06</text:p>
          </table:table-cell>
          <table:table-cell table:style-name="ce24" office:value-type="float" office:value="1.06">
            <text:p>1.06</text:p>
          </table:table-cell>
          <table:table-cell table:style-name="ce24" office:value-type="float" office:value="1.06">
            <text:p>1.06</text:p>
          </table:table-cell>
          <table:table-cell table:style-name="ce24" office:value-type="float" office:value="1.06">
            <text:p>1.06</text:p>
          </table:table-cell>
          <table:table-cell table:style-name="ce24" office:value-type="float" office:value="1.05">
            <text:p>1.05</text:p>
          </table:table-cell>
          <table:table-cell table:style-name="ce24" office:value-type="float" office:value="1.18">
            <text:p>1.18</text:p>
          </table:table-cell>
          <table:table-cell table:style-name="ce24" office:value-type="float" office:value="1.21">
            <text:p>1.21</text:p>
          </table:table-cell>
        </table:table-row>
        <table:table-row table:style-name="ro2">
          <table:table-cell table:style-name="ce22"/>
          <table:table-cell table:number-columns-repeated="3"/>
          <table:table-cell table:style-name="ce29"/>
          <table:table-cell table:style-name="ce22"/>
          <table:table-cell table:number-columns-repeated="7" table:style-name="ce26"/>
        </table:table-row>
        <table:table-row table:style-name="ro2">
          <table:table-cell table:style-name="ce23" office:value-type="string">
            <text:p>Info</text:p>
          </table:table-cell>
          <table:table-cell table:number-columns-repeated="3"/>
          <table:table-cell table:style-name="ce23" office:value-type="string">
            <text:p>/OSCI/SystemC</text:p>
          </table:table-cell>
          <table:table-cell table:style-name="ce23"/>
          <table:table-cell table:style-name="ce23" office:value-type="string">
            <text:p>/OSCI/SystemC</text:p>
          </table:table-cell>
          <table:table-cell table:style-name="ce23" office:value-type="string">
            <text:p>/OSCI/SystemC</text:p>
          </table:table-cell>
          <table:table-cell table:style-name="ce23" office:value-type="string">
            <text:p>/OSCI/SystemC</text:p>
          </table:table-cell>
          <table:table-cell table:style-name="ce23" office:value-type="string">
            <text:p>/OSCI/SystemC</text:p>
          </table:table-cell>
          <table:table-cell table:style-name="ce23" office:value-type="string">
            <text:p>/OSCI/SystemC</text:p>
          </table:table-cell>
          <table:table-cell table:style-name="ce23" office:value-type="string">
            <text:p>/OSCI/SystemC</text:p>
          </table:table-cell>
          <table:table-cell table:style-name="ce23" office:value-type="string">
            <text:p>/OSCI/SystemC</text:p>
          </table:table-cell>
        </table:table-row>
        <table:table-row table:style-name="ro2">
          <table:table-cell table:style-name="ce23" office:value-type="string">
            <text:p>ArchC</text:p>
          </table:table-cell>
          <table:table-cell table:number-columns-repeated="3"/>
          <table:table-cell table:style-name="ce23" office:value-type="string">
            <text:p>Simulation statistics</text:p>
          </table:table-cell>
          <table:table-cell table:style-name="ce23"/>
          <table:table-cell table:style-name="ce23" office:value-type="string">
            <text:p>Simulation statistics</text:p>
          </table:table-cell>
          <table:table-cell table:style-name="ce23" office:value-type="string">
            <text:p>Simulation statistics</text:p>
          </table:table-cell>
          <table:table-cell table:style-name="ce23" office:value-type="string">
            <text:p>Simulation statistics</text:p>
          </table:table-cell>
          <table:table-cell table:style-name="ce23" office:value-type="string">
            <text:p>Simulation statistics</text:p>
          </table:table-cell>
          <table:table-cell table:style-name="ce23" office:value-type="string">
            <text:p>Simulation statistics</text:p>
          </table:table-cell>
          <table:table-cell table:style-name="ce23" office:value-type="string">
            <text:p>Simulation statistics</text:p>
          </table:table-cell>
          <table:table-cell table:style-name="ce23" office:value-type="string">
            <text:p>Simulation statistics</text:p>
          </table:table-cell>
        </table:table-row>
        <table:table-row table:style-name="ro2">
          <table:table-cell table:style-name="ce23" office:value-type="string">
            <text:p>Times</text:p>
          </table:table-cell>
          <table:table-cell table:number-columns-repeated="3"/>
          <table:table-cell table:style-name="ce23" office:value-type="string">
            <text:p>0.82 user, 0.00 system, 0.84 real</text:p>
          </table:table-cell>
          <table:table-cell table:style-name="ce23"/>
          <table:table-cell table:style-name="ce23" office:value-type="string">
            <text:p>0.74 user, 0.00 system, 0.76 real</text:p>
          </table:table-cell>
          <table:table-cell table:style-name="ce23" office:value-type="string">
            <text:p>0.74 user, 0.00 system, 0.76 real</text:p>
          </table:table-cell>
          <table:table-cell table:style-name="ce23" office:value-type="string">
            <text:p>0.74 user, 0.00 system, 0.76 real</text:p>
          </table:table-cell>
          <table:table-cell table:style-name="ce23" office:value-type="string">
            <text:p>0.74 user, 0.00 system, 0.76 real</text:p>
          </table:table-cell>
          <table:table-cell table:style-name="ce23" office:value-type="string">
            <text:p>0.79 user, 0.00 system, 0.81 real</text:p>
          </table:table-cell>
          <table:table-cell table:style-name="ce23" office:value-type="string">
            <text:p>0.75 user, 0.00 system, 0.77 real</text:p>
          </table:table-cell>
          <table:table-cell table:style-name="ce23" office:value-type="string">
            <text:p>0.78 user, 0.00 system, 0.81 real</text:p>
          </table:table-cell>
        </table:table-row>
        <table:table-row table:style-name="ro2">
          <table:table-cell table:style-name="ce23" office:value-type="string">
            <text:p>Number of instructions executed</text:p>
          </table:table-cell>
          <table:table-cell table:number-columns-repeated="3"/>
          <table:table-cell table:style-name="ce24" office:value-type="float" office:value="43561699">
            <text:p>43561699</text:p>
          </table:table-cell>
          <table:table-cell table:style-name="ce24" table:formula="of:=[.E21]" office:value-type="string">
            <text:p>43561699</text:p>
          </table:table-cell>
          <table:table-cell table:style-name="ce24" office:value-type="float" office:value="43561699">
            <text:p>43561699</text:p>
          </table:table-cell>
          <table:table-cell table:style-name="ce24" office:value-type="float" office:value="43561699">
            <text:p>43561699</text:p>
          </table:table-cell>
          <table:table-cell table:style-name="ce24" office:value-type="float" office:value="43561699">
            <text:p>43561699</text:p>
          </table:table-cell>
          <table:table-cell table:style-name="ce24" office:value-type="float" office:value="43561699">
            <text:p>43561699</text:p>
          </table:table-cell>
          <table:table-cell table:style-name="ce24" office:value-type="float" office:value="43561699">
            <text:p>43561699</text:p>
          </table:table-cell>
          <table:table-cell table:style-name="ce24" office:value-type="float" office:value="43561699">
            <text:p>43561699</text:p>
          </table:table-cell>
          <table:table-cell table:style-name="ce24" office:value-type="float" office:value="43561699">
            <text:p>43561699</text:p>
          </table:table-cell>
        </table:table-row>
        <table:table-row table:style-name="ro2">
          <table:table-cell table:style-name="ce23" office:value-type="string">
            <text:p>Simulation speed</text:p>
          </table:table-cell>
          <table:table-cell table:number-columns-repeated="3"/>
          <table:table-cell table:style-name="ce23" office:value-type="float" office:value="53124020">
            <text:p>53124020</text:p>
          </table:table-cell>
          <table:table-cell table:style-name="ce23" table:formula="of:=[.E22]" office:value-type="string">
            <text:p>53124020</text:p>
          </table:table-cell>
          <table:table-cell table:style-name="ce23" office:value-type="float" office:value="58867160">
            <text:p>58867160</text:p>
          </table:table-cell>
          <table:table-cell table:style-name="ce23" office:value-type="float" office:value="58867160">
            <text:p>58867160</text:p>
          </table:table-cell>
          <table:table-cell table:style-name="ce23" office:value-type="float" office:value="58867160">
            <text:p>58867160</text:p>
          </table:table-cell>
          <table:table-cell table:style-name="ce23" office:value-type="float" office:value="58867160">
            <text:p>58867160</text:p>
          </table:table-cell>
          <table:table-cell table:style-name="ce23" office:value-type="float" office:value="55141390">
            <text:p>55141390</text:p>
          </table:table-cell>
          <table:table-cell table:style-name="ce23" office:value-type="float" office:value="58082260">
            <text:p>58082260</text:p>
          </table:table-cell>
          <table:table-cell table:style-name="ce23" office:value-type="float" office:value="55848330">
            <text:p>55848330</text:p>
          </table:table-cell>
        </table:table-row>
        <table:table-row table:style-name="ro2">
          <table:table-cell table:style-name="ce21" office:value-type="string">
            <text:p>Config cache usada</text:p>
          </table:table-cell>
          <table:table-cell table:number-columns-repeated="2"/>
          <table:table-cell table:number-columns-repeated="2" table:style-name="ce21"/>
          <table:table-cell table:style-name="ce21" office:value-type="string">
            <text:p>Run 1</text:p>
          </table:table-cell>
          <table:table-cell table:style-name="ce21" office:value-type="string">
            <text:p>Run 1</text:p>
          </table:table-cell>
          <table:table-cell table:style-name="ce21" office:value-type="string">
            <text:p>Run 2</text:p>
          </table:table-cell>
          <table:table-cell table:style-name="ce21" office:value-type="string">
            <text:p>Run 3</text:p>
          </table:table-cell>
          <table:table-cell table:style-name="ce21" office:value-type="string">
            <text:p>Run 4</text:p>
          </table:table-cell>
          <table:table-cell table:style-name="ce21" office:value-type="string">
            <text:p>Run 1</text:p>
          </table:table-cell>
          <table:table-cell table:style-name="ce21" office:value-type="string">
            <text:p>Run 1</text:p>
          </table:table-cell>
          <table:table-cell table:style-name="ce21" office:value-type="string">
            <text:p>Run 1</text:p>
          </table:table-cell>
        </table:table-row>
        <table:table-row table:style-name="ro2">
          <table:table-cell table:style-name="ce23"/>
          <table:table-cell table:number-columns-repeated="3"/>
          <table:table-cell table:number-columns-repeated="2" table:style-name="ce23"/>
        </table:table-row>
        <table:table-row table:style-name="ro2">
          <table:table-cell table:style-name="ce21" office:value-type="string">
            <text:p>Config Cache</text:p>
          </table:table-cell>
          <table:table-cell table:style-name="ce21" office:value-type="string">
            <text:p>Run 1</text:p>
          </table:table-cell>
          <table:table-cell table:style-name="ce21" office:value-type="string">
            <text:p>Run 2</text:p>
          </table:table-cell>
          <table:table-cell table:style-name="ce21" office:value-type="string">
            <text:p>Run 3</text:p>
          </table:table-cell>
          <table:table-cell table:style-name="ce21" office:value-type="string">
            <text:p>Run 4</text:p>
          </table:table-cell>
        </table:table-row>
        <table:table-row table:style-name="ro2">
          <table:table-cell table:style-name="ce21" office:value-type="string">
            <text:p>L1 size</text:p>
          </table:table-cell>
          <table:table-cell table:style-name="ce24" office:value-type="string">
            <text:p>32K</text:p>
          </table:table-cell>
          <table:table-cell table:style-name="ce24" office:value-type="string">
            <text:p>64K</text:p>
          </table:table-cell>
          <table:table-cell table:style-name="ce24" office:value-type="string">
            <text:p>128K</text:p>
          </table:table-cell>
          <table:table-cell table:style-name="ce24" office:value-type="string">
            <text:p>128K</text:p>
          </table:table-cell>
        </table:table-row>
        <table:table-row table:style-name="ro2">
          <table:table-cell table:style-name="ce21" office:value-type="string">
            <text:p>L1 block size</text:p>
          </table:table-cell>
          <table:table-cell table:style-name="ce24" office:value-type="float" office:value="64">
            <text:p>64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123">
            <text:p>123</text:p>
          </table:table-cell>
          <table:table-cell table:style-name="ce24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L1 assoc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2 size</text:p>
          </table:table-cell>
          <table:table-cell table:style-name="ce24" office:value-type="string">
            <text:p>256K</text:p>
          </table:table-cell>
          <table:table-cell table:style-name="ce24" office:value-type="string">
            <text:p>512K</text:p>
          </table:table-cell>
          <table:table-cell table:style-name="ce24" office:value-type="string">
            <text:p>1024K</text:p>
          </table:table-cell>
          <table:table-cell table:style-name="ce24" office:value-type="string">
            <text:p>1024K</text:p>
          </table:table-cell>
        </table:table-row>
        <table:table-row table:style-name="ro2">
          <table:table-cell table:style-name="ce21" office:value-type="string">
            <text:p>L2 block size</text:p>
          </table:table-cell>
          <table:table-cell table:style-name="ce24" office:value-type="float" office:value="1024">
            <text:p>1024</text:p>
          </table:table-cell>
          <table:table-cell table:style-name="ce24" office:value-type="float" office:value="1024">
            <text:p>1024</text:p>
          </table:table-cell>
          <table:table-cell table:style-name="ce24" office:value-type="float" office:value="2048">
            <text:p>2048</text:p>
          </table:table-cell>
          <table:table-cell table:style-name="ce24" office:value-type="float" office:value="2048">
            <text:p>2048</text:p>
          </table:table-cell>
        </table:table-row>
        <table:table-row table:style-name="ro2">
          <table:table-cell table:style-name="ce21" office:value-type="string">
            <text:p>L2 assoc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emand Fetches L1</text:p>
          </table:table-cell>
          <table:table-cell table:style-name="ce21" office:value-type="float" office:value="55986879">
            <text:p>55986879</text:p>
          </table:table-cell>
          <table:table-cell table:style-name="ce28" office:value-type="float" office:value="55986879">
            <text:p>55986879</text:p>
          </table:table-cell>
          <table:table-cell table:style-name="ce28" office:value-type="float" office:value="55986879">
            <text:p>55986879</text:p>
          </table:table-cell>
          <table:table-cell table:style-name="ce28" office:value-type="float" office:value="55986879">
            <text:p>55986879</text:p>
          </table:table-cell>
        </table:table-row>
        <table:table-row table:style-name="ro2">
          <table:table-cell table:style-name="ce21" office:value-type="string">
            <text:p>Demand miss L1</text:p>
          </table:table-cell>
          <table:table-cell table:style-name="ce28" office:value-type="float" office:value="2427155">
            <text:p>2427155</text:p>
          </table:table-cell>
          <table:table-cell table:style-name="ce28" office:value-type="float" office:value="1617903">
            <text:p>1617903</text:p>
          </table:table-cell>
          <table:table-cell table:style-name="ce28" office:value-type="float" office:value="668210">
            <text:p>668210</text:p>
          </table:table-cell>
          <table:table-cell table:style-name="ce28" office:value-type="float" office:value="668210">
            <text:p>668210</text:p>
          </table:table-cell>
        </table:table-row>
        <table:table-row table:style-name="ro2">
          <table:table-cell table:style-name="ce21" office:value-type="string">
            <text:p>Miss rate L1</text:p>
          </table:table-cell>
          <table:table-cell table:style-name="ce25" table:formula="of:=[.B33]/[.B32]" office:value-type="string">
            <text:p>4.34%</text:p>
          </table:table-cell>
          <table:table-cell table:style-name="ce25" table:formula="of:=[.C33]/[.C32]" office:value-type="string">
            <text:p>2.89%</text:p>
          </table:table-cell>
          <table:table-cell table:style-name="ce25" table:formula="of:=[.D33]/[.D32]" office:value-type="string">
            <text:p>1.19%</text:p>
          </table:table-cell>
          <table:table-cell table:style-name="ce25" table:formula="of:=[.E33]/[.E32]" office:value-type="string">
            <text:p>1.19%</text:p>
          </table:table-cell>
        </table:table-row>
        <table:table-row table:style-name="ro2">
          <table:table-cell table:style-name="ce21" office:value-type="string">
            <text:p>Demand Fetches L2</text:p>
          </table:table-cell>
          <table:table-cell table:style-name="ce28" office:value-type="float" office:value="2450053">
            <text:p>2450053</text:p>
          </table:table-cell>
          <table:table-cell table:style-name="ce28" office:value-type="float" office:value="1636174">
            <text:p>1636174</text:p>
          </table:table-cell>
          <table:table-cell table:style-name="ce28" office:value-type="float" office:value="678314">
            <text:p>678314</text:p>
          </table:table-cell>
          <table:table-cell table:style-name="ce28" office:value-type="float" office:value="678314">
            <text:p>678314</text:p>
          </table:table-cell>
        </table:table-row>
        <table:table-row table:style-name="ro2">
          <table:table-cell table:style-name="ce21" office:value-type="string">
            <text:p>Demand miss L2</text:p>
          </table:table-cell>
          <table:table-cell table:style-name="ce28" office:value-type="float" office:value="1200605">
            <text:p>1200605</text:p>
          </table:table-cell>
          <table:table-cell table:style-name="ce28" office:value-type="float" office:value="755230">
            <text:p>755230</text:p>
          </table:table-cell>
          <table:table-cell table:style-name="ce28" office:value-type="float" office:value="332281">
            <text:p>332281</text:p>
          </table:table-cell>
          <table:table-cell table:style-name="ce28" office:value-type="float" office:value="312646">
            <text:p>312646</text:p>
          </table:table-cell>
        </table:table-row>
        <table:table-row table:style-name="ro2">
          <table:table-cell table:style-name="ce21" office:value-type="string">
            <text:p>Miss rate L2</text:p>
          </table:table-cell>
          <table:table-cell table:style-name="ce25" table:formula="of:=[.B36]/[.B35]" office:value-type="string">
            <text:p>49.00%</text:p>
          </table:table-cell>
          <table:table-cell table:style-name="ce25" table:formula="of:=[.C36]/[.C35]" office:value-type="string">
            <text:p>46.16%</text:p>
          </table:table-cell>
          <table:table-cell table:style-name="ce25" table:formula="of:=[.D36]/[.D35]" office:value-type="string">
            <text:p>48.99%</text:p>
          </table:table-cell>
          <table:table-cell table:style-name="ce25" table:formula="of:=[.E36]/[.E35]" office:value-type="string">
            <text:p>46.09%</text:p>
          </table:table-cell>
        </table:table-row>
      </table:table>
      <table:table table:name="susan corners" table:style-name="ta3" table:print="false">
        <office:forms form:automatic-focus="false" form:apply-design-mode="false"/>
        <table:table-column table:style-name="co2" table:default-cell-style-name="ce15"/>
        <table:table-column table:style-name="co8" table:default-cell-style-name="ce15" table:number-columns-repeated="3"/>
        <table:table-column table:style-name="co5" table:number-columns-repeated="2" table:default-cell-style-name="ce15"/>
        <table:table-column table:style-name="co8" table:default-cell-style-name="ce15" table:number-columns-repeated="250"/>
        <table:table-row table:style-name="ro2">
          <table:table-cell table:style-name="ce21" office:value-type="string">
            <text:p>Configuração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4-corrigido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/>
          <table:table-cell/>
          <table:table-cell table:number-columns-repeated="2" table:style-name="ce21"/>
          <table:table-cell table:number-columns-repeated="2" table:style-name="ce22"/>
          <table:table-cell table:number-columns-repeated="7" table:style-name="ce21"/>
        </table:table-row>
        <table:table-row table:style-name="ro2">
          <table:table-cell table:style-name="ce23" office:value-type="string">
            <text:p>Generate Traces</text:p>
          </table:table-cell>
          <table:table-cell table:number-columns-repeated="3"/>
          <table:table-cell table:style-name="ce24" office:value-type="string">
            <text:p>FALSO</text:p>
          </table:table-cell>
          <table:table-cell table:style-name="ce24"/>
          <table:table-cell table:style-name="ce24" office:value-type="string">
            <text:p>FALSO</text:p>
          </table:table-cell>
          <table:table-cell table:style-name="ce24" office:value-type="string">
            <text:p>FALSO</text:p>
          </table:table-cell>
          <table:table-cell table:style-name="ce24" office:value-type="string">
            <text:p>FALSO</text:p>
          </table:table-cell>
          <table:table-cell table:style-name="ce24" office:value-type="string">
            <text:p>FALSO</text:p>
          </table:table-cell>
          <table:table-cell table:style-name="ce24" office:value-type="string">
            <text:p>FALSO</text:p>
          </table:table-cell>
          <table:table-cell table:style-name="ce24" office:value-type="string">
            <text:p>FALSO</text:p>
          </table:table-cell>
          <table:table-cell table:style-name="ce24" office:value-type="string">
            <text:p>FALSO</text:p>
          </table:table-cell>
        </table:table-row>
        <table:table-row table:style-name="ro2">
          <table:table-cell table:style-name="ce23" office:value-type="string">
            <text:p>Forwarding</text:p>
          </table:table-cell>
          <table:table-cell table:number-columns-repeated="3"/>
          <table:table-cell table:style-name="ce24" office:value-type="string">
            <text:p>VERDADEIRO</text:p>
          </table:table-cell>
          <table:table-cell table:style-name="ce24"/>
          <table:table-cell table:style-name="ce24" office:value-type="string">
            <text:p>VERDADEIRO</text:p>
          </table:table-cell>
          <table:table-cell table:style-name="ce24" office:value-type="string">
            <text:p>VERDADEIRO</text:p>
          </table:table-cell>
          <table:table-cell table:style-name="ce24" office:value-type="string">
            <text:p>VERDADEIRO</text:p>
          </table:table-cell>
          <table:table-cell table:style-name="ce24" office:value-type="string">
            <text:p>VERDADEIRO</text:p>
          </table:table-cell>
          <table:table-cell table:style-name="ce24" office:value-type="string">
            <text:p>VERDADEIRO</text:p>
          </table:table-cell>
          <table:table-cell table:style-name="ce24" office:value-type="string">
            <text:p>FALSO</text:p>
          </table:table-cell>
          <table:table-cell table:style-name="ce24" office:value-type="string">
            <text:p>FALSO</text:p>
          </table:table-cell>
        </table:table-row>
        <table:table-row table:style-name="ro2">
          <table:table-cell table:style-name="ce23" office:value-type="string">
            <text:p>Branch predictor</text:p>
          </table:table-cell>
          <table:table-cell table:number-columns-repeated="3"/>
          <table:table-cell table:style-name="ce23" office:value-type="string">
            <text:p>Always not taken</text:p>
          </table:table-cell>
          <table:table-cell table:style-name="ce23"/>
          <table:table-cell table:style-name="ce23" office:value-type="string">
            <text:p>Always not taken</text:p>
          </table:table-cell>
          <table:table-cell table:style-name="ce23" office:value-type="string">
            <text:p>Always not taken</text:p>
          </table:table-cell>
          <table:table-cell table:style-name="ce23" office:value-type="string">
            <text:p>Always not taken</text:p>
          </table:table-cell>
          <table:table-cell table:style-name="ce23" office:value-type="string">
            <text:p>Always not taken</text:p>
          </table:table-cell>
          <table:table-cell table:style-name="ce23" office:value-type="string">
            <text:p>1-Bit Taken</text:p>
          </table:table-cell>
          <table:table-cell table:style-name="ce23" office:value-type="string">
            <text:p>Always not taken</text:p>
          </table:table-cell>
          <table:table-cell table:style-name="ce23" office:value-type="string">
            <text:p>None</text:p>
          </table:table-cell>
        </table:table-row>
        <table:table-row table:style-name="ro2">
          <table:table-cell table:style-name="ce23" office:value-type="string">
            <text:p>Type</text:p>
          </table:table-cell>
          <table:table-cell table:number-columns-repeated="3"/>
          <table:table-cell table:style-name="ce23" office:value-type="string">
            <text:p>superescalar</text:p>
          </table:table-cell>
          <table:table-cell table:style-name="ce23"/>
          <table:table-cell table:style-name="ce23" office:value-type="string">
            <text:p>escalar</text:p>
          </table:table-cell>
          <table:table-cell table:style-name="ce23" office:value-type="string">
            <text:p>escalar</text:p>
          </table:table-cell>
          <table:table-cell table:style-name="ce23" office:value-type="string">
            <text:p>escalar</text:p>
          </table:table-cell>
          <table:table-cell table:style-name="ce23" office:value-type="string">
            <text:p>escalar</text:p>
          </table:table-cell>
          <table:table-cell table:style-name="ce23" office:value-type="string">
            <text:p>escalar</text:p>
          </table:table-cell>
          <table:table-cell table:style-name="ce23" office:value-type="string">
            <text:p>escalar</text:p>
          </table:table-cell>
          <table:table-cell table:style-name="ce23" office:value-type="string">
            <text:p>escalar</text:p>
          </table:table-cell>
        </table:table-row>
        <table:table-row table:style-name="ro2">
          <table:table-cell table:style-name="ce23" office:value-type="string">
            <text:p>Cycles</text:p>
          </table:table-cell>
          <table:table-cell table:formula="of:=[.B8]+4" office:value-type="string">
            <text:p>3222157</text:p>
          </table:table-cell>
          <table:table-cell table:formula="of:=[.C8]+6" office:value-type="string">
            <text:p>3222159</text:p>
          </table:table-cell>
          <table:table-cell table:formula="of:=[.D8]+12" office:value-type="string">
            <text:p>3222165</text:p>
          </table:table-cell>
          <table:table-cell table:style-name="ce24" office:value-type="float" office:value="2912437">
            <text:p>2912437</text:p>
          </table:table-cell>
          <table:table-cell table:style-name="ce24" table:formula="of:=(2*[.E7]+[.E11]+[.E12])/2" office:value-type="string">
            <text:p>3258796</text:p>
          </table:table-cell>
          <table:table-cell table:style-name="ce24" office:value-type="float" office:value="3929188">
            <text:p>3929188</text:p>
          </table:table-cell>
          <table:table-cell table:style-name="ce24" office:value-type="float" office:value="3929188">
            <text:p>3929188</text:p>
          </table:table-cell>
          <table:table-cell table:style-name="ce24" office:value-type="float" office:value="3929188">
            <text:p>3929188</text:p>
          </table:table-cell>
          <table:table-cell table:style-name="ce24" office:value-type="float" office:value="3929188">
            <text:p>3929188</text:p>
          </table:table-cell>
          <table:table-cell table:style-name="ce24" office:value-type="float" office:value="3831973">
            <text:p>3831973</text:p>
          </table:table-cell>
          <table:table-cell table:style-name="ce24" office:value-type="float" office:value="4758460">
            <text:p>4758460</text:p>
          </table:table-cell>
          <table:table-cell table:style-name="ce24" office:value-type="float" office:value="5318791">
            <text:p>5318791</text:p>
          </table:table-cell>
        </table:table-row>
        <table:table-row table:style-name="ro2">
          <table:table-cell table:style-name="ce23" office:value-type="string">
            <text:p>Total Instructions</text:p>
          </table:table-cell>
          <table:table-cell table:style-name="ce24" office:value-type="float" office:value="3222153">
            <text:p>3222153</text:p>
          </table:table-cell>
          <table:table-cell table:style-name="ce24" office:value-type="float" office:value="3222153">
            <text:p>3222153</text:p>
          </table:table-cell>
          <table:table-cell table:style-name="ce24" office:value-type="float" office:value="3222153">
            <text:p>3222153</text:p>
          </table:table-cell>
          <table:table-cell table:style-name="ce24" office:value-type="float" office:value="3222153">
            <text:p>3222153</text:p>
          </table:table-cell>
          <table:table-cell table:style-name="ce24" table:formula="of:=[.E8]" office:value-type="string">
            <text:p>3222153</text:p>
          </table:table-cell>
          <table:table-cell table:style-name="ce24" office:value-type="float" office:value="3222153">
            <text:p>3222153</text:p>
          </table:table-cell>
          <table:table-cell table:style-name="ce24" office:value-type="float" office:value="3222153">
            <text:p>3222153</text:p>
          </table:table-cell>
          <table:table-cell table:style-name="ce24" office:value-type="float" office:value="3222153">
            <text:p>3222153</text:p>
          </table:table-cell>
          <table:table-cell table:style-name="ce24" office:value-type="float" office:value="3222153">
            <text:p>3222153</text:p>
          </table:table-cell>
          <table:table-cell table:style-name="ce24" office:value-type="float" office:value="3222153">
            <text:p>3222153</text:p>
          </table:table-cell>
          <table:table-cell table:style-name="ce24" office:value-type="float" office:value="3222153">
            <text:p>3222153</text:p>
          </table:table-cell>
          <table:table-cell table:style-name="ce24" office:value-type="float" office:value="3222153">
            <text:p>3222153</text:p>
          </table:table-cell>
        </table:table-row>
        <table:table-row table:style-name="ro2">
          <table:table-cell table:style-name="ce23" office:value-type="string">
            <text:p>Total Stalled Instructions</text:p>
          </table:table-cell>
          <table:table-cell table:number-columns-repeated="3"/>
          <table:table-cell table:style-name="ce24" office:value-type="float" office:value="2602721">
            <text:p>2602721</text:p>
          </table:table-cell>
          <table:table-cell table:style-name="ce24" table:formula="of:=[.E9]+[.E11]+[.E12]" office:value-type="string">
            <text:p>3295439</text:p>
          </table:table-cell>
          <table:table-cell table:style-name="ce24" office:value-type="float" office:value="707035">
            <text:p>707035</text:p>
          </table:table-cell>
          <table:table-cell table:style-name="ce24" office:value-type="float" office:value="707035">
            <text:p>707035</text:p>
          </table:table-cell>
          <table:table-cell table:style-name="ce24" office:value-type="float" office:value="707035">
            <text:p>707035</text:p>
          </table:table-cell>
          <table:table-cell table:style-name="ce24" office:value-type="float" office:value="707035">
            <text:p>707035</text:p>
          </table:table-cell>
          <table:table-cell table:style-name="ce24" office:value-type="float" office:value="609820">
            <text:p>609820</text:p>
          </table:table-cell>
          <table:table-cell table:style-name="ce24" office:value-type="float" office:value="1536307">
            <text:p>1536307</text:p>
          </table:table-cell>
          <table:table-cell table:style-name="ce24" office:value-type="float" office:value="2096638">
            <text:p>2096638</text:p>
          </table:table-cell>
        </table:table-row>
        <table:table-row table:style-name="ro2">
          <table:table-cell table:style-name="ce23" office:value-type="string">
            <text:p>|--Data Stalls</text:p>
          </table:table-cell>
          <table:table-cell table:number-columns-repeated="3"/>
          <table:table-cell table:style-name="ce24" office:value-type="float" office:value="1910003">
            <text:p>1910003</text:p>
          </table:table-cell>
          <table:table-cell table:style-name="ce24" table:formula="of:=[.E10]" office:value-type="string">
            <text:p>1910003</text:p>
          </table:table-cell>
          <table:table-cell table:style-name="ce24" office:value-type="float" office:value="14317">
            <text:p>14317</text:p>
          </table:table-cell>
          <table:table-cell table:style-name="ce24" office:value-type="float" office:value="14317">
            <text:p>14317</text:p>
          </table:table-cell>
          <table:table-cell table:style-name="ce24" office:value-type="float" office:value="14317">
            <text:p>14317</text:p>
          </table:table-cell>
          <table:table-cell table:style-name="ce24" office:value-type="float" office:value="14317">
            <text:p>14317</text:p>
          </table:table-cell>
          <table:table-cell table:style-name="ce24" office:value-type="float" office:value="14317">
            <text:p>14317</text:p>
          </table:table-cell>
          <table:table-cell table:style-name="ce24" office:value-type="float" office:value="843589">
            <text:p>843589</text:p>
          </table:table-cell>
          <table:table-cell table:style-name="ce24" office:value-type="float" office:value="843589">
            <text:p>843589</text:p>
          </table:table-cell>
        </table:table-row>
        <table:table-row table:style-name="ro2">
          <table:table-cell table:style-name="ce23" office:value-type="string">
            <text:p>|--Branch Stalls</text:p>
          </table:table-cell>
          <table:table-cell table:number-columns-repeated="3"/>
          <table:table-cell table:style-name="ce24" office:value-type="float" office:value="451638">
            <text:p>451638</text:p>
          </table:table-cell>
          <table:table-cell table:style-name="ce24" table:formula="of:=[.E11]" office:value-type="string">
            <text:p>451638</text:p>
          </table:table-cell>
          <table:table-cell table:style-name="ce24" office:value-type="float" office:value="451638">
            <text:p>451638</text:p>
          </table:table-cell>
          <table:table-cell table:style-name="ce24" office:value-type="float" office:value="451638">
            <text:p>451638</text:p>
          </table:table-cell>
          <table:table-cell table:style-name="ce24" office:value-type="float" office:value="451638">
            <text:p>451638</text:p>
          </table:table-cell>
          <table:table-cell table:style-name="ce24" office:value-type="float" office:value="451638">
            <text:p>451638</text:p>
          </table:table-cell>
          <table:table-cell table:style-name="ce24" office:value-type="float" office:value="354423">
            <text:p>354423</text:p>
          </table:table-cell>
          <table:table-cell table:style-name="ce24" office:value-type="float" office:value="451638">
            <text:p>451638</text:p>
          </table:table-cell>
          <table:table-cell table:style-name="ce24" office:value-type="float" office:value="1011969">
            <text:p>1011969</text:p>
          </table:table-cell>
        </table:table-row>
        <table:table-row table:style-name="ro2">
          <table:table-cell table:style-name="ce23" office:value-type="string">
            <text:p>|--Jump Stalls</text:p>
          </table:table-cell>
          <table:table-cell table:number-columns-repeated="3"/>
          <table:table-cell table:style-name="ce24" office:value-type="float" office:value="241080">
            <text:p>241080</text:p>
          </table:table-cell>
          <table:table-cell table:style-name="ce24" table:formula="of:=[.E12]" office:value-type="string">
            <text:p>241080</text:p>
          </table:table-cell>
          <table:table-cell table:style-name="ce24" office:value-type="float" office:value="241080">
            <text:p>241080</text:p>
          </table:table-cell>
          <table:table-cell table:style-name="ce24" office:value-type="float" office:value="241080">
            <text:p>241080</text:p>
          </table:table-cell>
          <table:table-cell table:style-name="ce24" office:value-type="float" office:value="241080">
            <text:p>241080</text:p>
          </table:table-cell>
          <table:table-cell table:style-name="ce24" office:value-type="float" office:value="241080">
            <text:p>241080</text:p>
          </table:table-cell>
          <table:table-cell table:style-name="ce24" office:value-type="float" office:value="241080">
            <text:p>241080</text:p>
          </table:table-cell>
          <table:table-cell table:style-name="ce24" office:value-type="float" office:value="241080">
            <text:p>241080</text:p>
          </table:table-cell>
          <table:table-cell table:style-name="ce24" office:value-type="float" office:value="241080">
            <text:p>241080</text:p>
          </table:table-cell>
        </table:table-row>
        <table:table-row table:style-name="ro2">
          <table:table-cell table:style-name="ce23" office:value-type="string">
            <text:p>Correct Branch Predictions</text:p>
          </table:table-cell>
          <table:table-cell table:number-columns-repeated="3"/>
          <table:table-cell table:style-name="ce24" office:value-type="float" office:value="186777">
            <text:p>186777</text:p>
          </table:table-cell>
          <table:table-cell table:style-name="ce24" table:formula="of:=[.E13]" office:value-type="string">
            <text:p>186777</text:p>
          </table:table-cell>
          <table:table-cell table:style-name="ce24" office:value-type="float" office:value="186777">
            <text:p>186777</text:p>
          </table:table-cell>
          <table:table-cell table:style-name="ce24" office:value-type="float" office:value="186777">
            <text:p>186777</text:p>
          </table:table-cell>
          <table:table-cell table:style-name="ce24" office:value-type="float" office:value="186777">
            <text:p>186777</text:p>
          </table:table-cell>
          <table:table-cell table:style-name="ce24" office:value-type="float" office:value="186777">
            <text:p>186777</text:p>
          </table:table-cell>
          <table:table-cell table:style-name="ce24" office:value-type="float" office:value="219182">
            <text:p>219182</text:p>
          </table:table-cell>
          <table:table-cell table:style-name="ce24" office:value-type="float" office:value="186777">
            <text:p>186777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Total Branches</text:p>
          </table:table-cell>
          <table:table-cell table:number-columns-repeated="3"/>
          <table:table-cell table:style-name="ce24" office:value-type="float" office:value="337323">
            <text:p>337323</text:p>
          </table:table-cell>
          <table:table-cell table:style-name="ce24" table:formula="of:=[.E14]" office:value-type="string">
            <text:p>337323</text:p>
          </table:table-cell>
          <table:table-cell table:style-name="ce24" office:value-type="float" office:value="337323">
            <text:p>337323</text:p>
          </table:table-cell>
          <table:table-cell table:style-name="ce24" office:value-type="float" office:value="337323">
            <text:p>337323</text:p>
          </table:table-cell>
          <table:table-cell table:style-name="ce24" office:value-type="float" office:value="337323">
            <text:p>337323</text:p>
          </table:table-cell>
          <table:table-cell table:style-name="ce24" office:value-type="float" office:value="337323">
            <text:p>337323</text:p>
          </table:table-cell>
          <table:table-cell table:style-name="ce24" office:value-type="float" office:value="337323">
            <text:p>337323</text:p>
          </table:table-cell>
          <table:table-cell table:style-name="ce24" office:value-type="float" office:value="337323">
            <text:p>337323</text:p>
          </table:table-cell>
          <table:table-cell table:style-name="ce24" office:value-type="float" office:value="337323">
            <text:p>337323</text:p>
          </table:table-cell>
        </table:table-row>
        <table:table-row table:style-name="ro2">
          <table:table-cell table:style-name="ce23" office:value-type="string">
            <text:p>Branch correctness ratio</text:p>
          </table:table-cell>
          <table:table-cell table:number-columns-repeated="3"/>
          <table:table-cell table:style-name="ce25" table:formula="of:=[.E13]/[.E14]" office:value-type="string">
            <text:p>55.37%</text:p>
          </table:table-cell>
          <table:table-cell table:style-name="ce25" table:formula="of:=[.E15]" office:value-type="string">
            <text:p>55.37%</text:p>
          </table:table-cell>
          <table:table-cell table:style-name="ce25" table:formula="of:=[.G13]/[.G14]" office:value-type="string">
            <text:p>55.37%</text:p>
          </table:table-cell>
          <table:table-cell table:style-name="ce25" table:formula="of:=[.H13]/[.H14]" office:value-type="string">
            <text:p>55.37%</text:p>
          </table:table-cell>
          <table:table-cell table:style-name="ce25" table:formula="of:=[.I13]/[.I14]" office:value-type="string">
            <text:p>55.37%</text:p>
          </table:table-cell>
          <table:table-cell table:style-name="ce25" table:formula="of:=[.J13]/[.J14]" office:value-type="string">
            <text:p>55.37%</text:p>
          </table:table-cell>
          <table:table-cell table:style-name="ce25" table:formula="of:=[.K13]/[.K14]" office:value-type="string">
            <text:p>64.98%</text:p>
          </table:table-cell>
          <table:table-cell table:style-name="ce25" table:formula="of:=[.L13]/[.L14]" office:value-type="string">
            <text:p>55.37%</text:p>
          </table:table-cell>
          <table:table-cell table:style-name="ce25" table:formula="of:=[.M13]/[.M14]" office:value-type="string">
            <text:p>0.00%</text:p>
          </table:table-cell>
        </table:table-row>
        <table:table-row table:style-name="ro2">
          <table:table-cell table:style-name="ce23" office:value-type="string">
            <text:p>CPI</text:p>
          </table:table-cell>
          <table:table-cell table:number-columns-repeated="3"/>
          <table:table-cell table:style-name="ce24" office:value-type="float" office:value="0.9">
            <text:p>0.9</text:p>
          </table:table-cell>
          <table:table-cell table:style-name="ce24" table:formula="of:=[.F7]/[.F8]" office:value-type="string">
            <text:p>1.01137221</text:p>
          </table:table-cell>
          <table:table-cell table:style-name="ce24" office:value-type="float" office:value="1.22">
            <text:p>1.22</text:p>
          </table:table-cell>
          <table:table-cell table:style-name="ce24" office:value-type="float" office:value="1.22">
            <text:p>1.22</text:p>
          </table:table-cell>
          <table:table-cell table:style-name="ce24" office:value-type="float" office:value="1.22">
            <text:p>1.22</text:p>
          </table:table-cell>
          <table:table-cell table:style-name="ce24" office:value-type="float" office:value="1.22">
            <text:p>1.22</text:p>
          </table:table-cell>
          <table:table-cell table:style-name="ce24" office:value-type="float" office:value="1.19">
            <text:p>1.19</text:p>
          </table:table-cell>
          <table:table-cell table:style-name="ce24" office:value-type="float" office:value="1.48">
            <text:p>1.48</text:p>
          </table:table-cell>
          <table:table-cell table:style-name="ce24" office:value-type="float" office:value="1.65">
            <text:p>1.65</text:p>
          </table:table-cell>
        </table:table-row>
        <table:table-row table:style-name="ro2">
          <table:table-cell table:style-name="ce23"/>
          <table:table-cell table:number-columns-repeated="3"/>
          <table:table-cell table:number-columns-repeated="2" table:style-name="ce22"/>
          <table:table-cell table:number-columns-repeated="7" table:style-name="ce23"/>
        </table:table-row>
        <table:table-row table:style-name="ro2">
          <table:table-cell table:style-name="ce23" office:value-type="string">
            <text:p>Info</text:p>
          </table:table-cell>
          <table:table-cell table:number-columns-repeated="3"/>
          <table:table-cell table:style-name="ce23" office:value-type="string">
            <text:p>/OSCI/SystemC</text:p>
          </table:table-cell>
          <table:table-cell table:style-name="ce23"/>
          <table:table-cell table:style-name="ce23" office:value-type="string">
            <text:p>/OSCI/SystemC</text:p>
          </table:table-cell>
          <table:table-cell table:style-name="ce23" office:value-type="string">
            <text:p>/OSCI/SystemC</text:p>
          </table:table-cell>
          <table:table-cell table:style-name="ce23" office:value-type="string">
            <text:p>/OSCI/SystemC</text:p>
          </table:table-cell>
          <table:table-cell table:style-name="ce23" office:value-type="string">
            <text:p>/OSCI/SystemC</text:p>
          </table:table-cell>
          <table:table-cell table:style-name="ce23" office:value-type="string">
            <text:p>/OSCI/SystemC</text:p>
          </table:table-cell>
          <table:table-cell table:style-name="ce23" office:value-type="string">
            <text:p>/OSCI/SystemC</text:p>
          </table:table-cell>
          <table:table-cell table:style-name="ce23" office:value-type="string">
            <text:p>/OSCI/SystemC</text:p>
          </table:table-cell>
        </table:table-row>
        <table:table-row table:style-name="ro2">
          <table:table-cell table:style-name="ce23" office:value-type="string">
            <text:p>ArchC</text:p>
          </table:table-cell>
          <table:table-cell table:number-columns-repeated="3"/>
          <table:table-cell table:style-name="ce23" office:value-type="string">
            <text:p>Simulation statistics</text:p>
          </table:table-cell>
          <table:table-cell table:style-name="ce23"/>
          <table:table-cell table:style-name="ce23" office:value-type="string">
            <text:p>Simulation statistics</text:p>
          </table:table-cell>
          <table:table-cell table:style-name="ce23" office:value-type="string">
            <text:p>Simulation statistics</text:p>
          </table:table-cell>
          <table:table-cell table:style-name="ce23" office:value-type="string">
            <text:p>Simulation statistics</text:p>
          </table:table-cell>
          <table:table-cell table:style-name="ce23" office:value-type="string">
            <text:p>Simulation statistics</text:p>
          </table:table-cell>
          <table:table-cell table:style-name="ce23" office:value-type="string">
            <text:p>Simulation statistics</text:p>
          </table:table-cell>
          <table:table-cell table:style-name="ce23" office:value-type="string">
            <text:p>Simulation statistics</text:p>
          </table:table-cell>
          <table:table-cell table:style-name="ce23" office:value-type="string">
            <text:p>Simulation statistics</text:p>
          </table:table-cell>
        </table:table-row>
        <table:table-row table:style-name="ro2">
          <table:table-cell table:style-name="ce23" office:value-type="string">
            <text:p>Times</text:p>
          </table:table-cell>
          <table:table-cell table:number-columns-repeated="3"/>
          <table:table-cell table:style-name="ce23" office:value-type="string">
            <text:p>0.07 user, 0.00 system, 0.09 real</text:p>
          </table:table-cell>
          <table:table-cell table:style-name="ce23"/>
          <table:table-cell table:style-name="ce23" office:value-type="string">
            <text:p>0.09 user, 0.00 system, 0.10 real</text:p>
          </table:table-cell>
          <table:table-cell table:style-name="ce23" office:value-type="string">
            <text:p>0.09 user, 0.00 system, 0.10 real</text:p>
          </table:table-cell>
          <table:table-cell table:style-name="ce23" office:value-type="string">
            <text:p>0.09 user, 0.00 system, 0.10 real</text:p>
          </table:table-cell>
          <table:table-cell table:style-name="ce23" office:value-type="string">
            <text:p>0.09 user, 0.00 system, 0.10 real</text:p>
          </table:table-cell>
          <table:table-cell table:style-name="ce23" office:value-type="string">
            <text:p>0.10 user, 0.00 system, 0.11 real</text:p>
          </table:table-cell>
          <table:table-cell table:style-name="ce23" office:value-type="string">
            <text:p>0.07 user, 0.00 system, 0.08 real</text:p>
          </table:table-cell>
          <table:table-cell table:style-name="ce23" office:value-type="string">
            <text:p>0.09 user, 0.00 system, 0.11 real</text:p>
          </table:table-cell>
        </table:table-row>
        <table:table-row table:style-name="ro2">
          <table:table-cell table:style-name="ce23" office:value-type="string">
            <text:p>Number of instructions executed</text:p>
          </table:table-cell>
          <table:table-cell table:number-columns-repeated="3"/>
          <table:table-cell table:style-name="ce24" office:value-type="float" office:value="3222208">
            <text:p>3222208</text:p>
          </table:table-cell>
          <table:table-cell table:style-name="ce24" table:formula="of:=[.E21]" office:value-type="string">
            <text:p>3222208</text:p>
          </table:table-cell>
          <table:table-cell table:style-name="ce24" office:value-type="float" office:value="3222208">
            <text:p>3222208</text:p>
          </table:table-cell>
          <table:table-cell table:style-name="ce24" office:value-type="float" office:value="3222208">
            <text:p>3222208</text:p>
          </table:table-cell>
          <table:table-cell table:style-name="ce24" office:value-type="float" office:value="3222208">
            <text:p>3222208</text:p>
          </table:table-cell>
          <table:table-cell table:style-name="ce24" office:value-type="float" office:value="3222208">
            <text:p>3222208</text:p>
          </table:table-cell>
          <table:table-cell table:style-name="ce24" office:value-type="float" office:value="3222208">
            <text:p>3222208</text:p>
          </table:table-cell>
          <table:table-cell table:style-name="ce24" office:value-type="float" office:value="3222208">
            <text:p>3222208</text:p>
          </table:table-cell>
          <table:table-cell table:style-name="ce24" office:value-type="float" office:value="3222208">
            <text:p>3222208</text:p>
          </table:table-cell>
        </table:table-row>
        <table:table-row table:style-name="ro2">
          <table:table-cell table:style-name="ce23" office:value-type="string">
            <text:p>Simulation speed</text:p>
          </table:table-cell>
          <table:table-cell table:number-columns-repeated="3"/>
          <table:table-cell table:style-name="ce23" office:value-type="float" office:value="46031540">
            <text:p>46031540</text:p>
          </table:table-cell>
          <table:table-cell table:style-name="ce23" table:formula="of:=[.E22]" office:value-type="string">
            <text:p>46031540</text:p>
          </table:table-cell>
          <table:table-cell table:style-name="ce23" office:value-type="float" office:value="35802310">
            <text:p>35802310</text:p>
          </table:table-cell>
          <table:table-cell table:style-name="ce23" office:value-type="float" office:value="35802310">
            <text:p>35802310</text:p>
          </table:table-cell>
          <table:table-cell table:style-name="ce23" office:value-type="float" office:value="35802310">
            <text:p>35802310</text:p>
          </table:table-cell>
          <table:table-cell table:style-name="ce23" office:value-type="float" office:value="35802310">
            <text:p>35802310</text:p>
          </table:table-cell>
          <table:table-cell table:style-name="ce23" office:value-type="float" office:value="32222080">
            <text:p>32222080</text:p>
          </table:table-cell>
          <table:table-cell table:style-name="ce23" office:value-type="float" office:value="46031540">
            <text:p>46031540</text:p>
          </table:table-cell>
          <table:table-cell table:style-name="ce23" office:value-type="float" office:value="35802310">
            <text:p>35802310</text:p>
          </table:table-cell>
        </table:table-row>
        <table:table-row table:style-name="ro2">
          <table:table-cell table:style-name="ce21" office:value-type="string">
            <text:p>Config cache usada</text:p>
          </table:table-cell>
          <table:table-cell table:number-columns-repeated="2"/>
          <table:table-cell table:number-columns-repeated="2" table:style-name="ce21"/>
          <table:table-cell table:style-name="ce21" office:value-type="string">
            <text:p>Run 1</text:p>
          </table:table-cell>
          <table:table-cell table:style-name="ce21" office:value-type="string">
            <text:p>Run 1</text:p>
          </table:table-cell>
          <table:table-cell table:style-name="ce21" office:value-type="string">
            <text:p>Run 2</text:p>
          </table:table-cell>
          <table:table-cell table:style-name="ce21" office:value-type="string">
            <text:p>Run 3</text:p>
          </table:table-cell>
          <table:table-cell table:style-name="ce21" office:value-type="string">
            <text:p>Run 4</text:p>
          </table:table-cell>
          <table:table-cell table:style-name="ce21" office:value-type="string">
            <text:p>Run 1</text:p>
          </table:table-cell>
          <table:table-cell table:style-name="ce21" office:value-type="string">
            <text:p>Run 1</text:p>
          </table:table-cell>
          <table:table-cell table:style-name="ce21" office:value-type="string">
            <text:p>Run 1</text:p>
          </table:table-cell>
        </table:table-row>
        <table:table-row table:style-name="ro2">
          <table:table-cell table:style-name="ce23"/>
          <table:table-cell table:number-columns-repeated="3"/>
          <table:table-cell table:number-columns-repeated="2" table:style-name="ce23"/>
        </table:table-row>
        <table:table-row table:style-name="ro2">
          <table:table-cell table:style-name="ce21" office:value-type="string">
            <text:p>Config Cache</text:p>
          </table:table-cell>
          <table:table-cell table:style-name="ce21" office:value-type="string">
            <text:p>Run 1</text:p>
          </table:table-cell>
          <table:table-cell table:style-name="ce21" office:value-type="string">
            <text:p>Run 2</text:p>
          </table:table-cell>
          <table:table-cell table:style-name="ce21" office:value-type="string">
            <text:p>Run 3</text:p>
          </table:table-cell>
          <table:table-cell table:style-name="ce21" office:value-type="string">
            <text:p>Run 4</text:p>
          </table:table-cell>
        </table:table-row>
        <table:table-row table:style-name="ro2">
          <table:table-cell table:style-name="ce21" office:value-type="string">
            <text:p>L1 size</text:p>
          </table:table-cell>
          <table:table-cell table:style-name="ce24" office:value-type="string">
            <text:p>32K</text:p>
          </table:table-cell>
          <table:table-cell table:style-name="ce24" office:value-type="string">
            <text:p>64K</text:p>
          </table:table-cell>
          <table:table-cell table:style-name="ce24" office:value-type="string">
            <text:p>128K</text:p>
          </table:table-cell>
          <table:table-cell table:style-name="ce24" office:value-type="string">
            <text:p>128K</text:p>
          </table:table-cell>
        </table:table-row>
        <table:table-row table:style-name="ro2">
          <table:table-cell table:style-name="ce21" office:value-type="string">
            <text:p>L1 block size</text:p>
          </table:table-cell>
          <table:table-cell table:style-name="ce24" office:value-type="float" office:value="64">
            <text:p>64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123">
            <text:p>123</text:p>
          </table:table-cell>
          <table:table-cell table:style-name="ce24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L1 assoc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2 size</text:p>
          </table:table-cell>
          <table:table-cell table:style-name="ce24" office:value-type="string">
            <text:p>256K</text:p>
          </table:table-cell>
          <table:table-cell table:style-name="ce24" office:value-type="string">
            <text:p>512K</text:p>
          </table:table-cell>
          <table:table-cell table:style-name="ce24" office:value-type="string">
            <text:p>1024K</text:p>
          </table:table-cell>
          <table:table-cell table:style-name="ce24" office:value-type="string">
            <text:p>1024K</text:p>
          </table:table-cell>
        </table:table-row>
        <table:table-row table:style-name="ro2">
          <table:table-cell table:style-name="ce21" office:value-type="string">
            <text:p>L2 block size</text:p>
          </table:table-cell>
          <table:table-cell table:style-name="ce24" office:value-type="float" office:value="1024">
            <text:p>1024</text:p>
          </table:table-cell>
          <table:table-cell table:style-name="ce24" office:value-type="float" office:value="1024">
            <text:p>1024</text:p>
          </table:table-cell>
          <table:table-cell table:style-name="ce24" office:value-type="float" office:value="2048">
            <text:p>2048</text:p>
          </table:table-cell>
          <table:table-cell table:style-name="ce24" office:value-type="float" office:value="2048">
            <text:p>2048</text:p>
          </table:table-cell>
        </table:table-row>
        <table:table-row table:style-name="ro2">
          <table:table-cell table:style-name="ce21" office:value-type="string">
            <text:p>L2 assoc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emand Fetches L1</text:p>
          </table:table-cell>
          <table:table-cell table:style-name="ce21" office:value-type="float" office:value="4132390">
            <text:p>4132390</text:p>
          </table:table-cell>
          <table:table-cell table:style-name="ce28" office:value-type="float" office:value="4132390">
            <text:p>4132390</text:p>
          </table:table-cell>
          <table:table-cell table:style-name="ce28" office:value-type="float" office:value="4132390">
            <text:p>4132390</text:p>
          </table:table-cell>
          <table:table-cell table:style-name="ce28" office:value-type="float" office:value="4132390">
            <text:p>4132390</text:p>
          </table:table-cell>
        </table:table-row>
        <table:table-row table:style-name="ro2">
          <table:table-cell table:style-name="ce21" office:value-type="string">
            <text:p>Demand miss L1</text:p>
          </table:table-cell>
          <table:table-cell table:style-name="ce28" office:value-type="float" office:value="4819">
            <text:p>4819</text:p>
          </table:table-cell>
          <table:table-cell table:style-name="ce28" office:value-type="float" office:value="2905">
            <text:p>2905</text:p>
          </table:table-cell>
          <table:table-cell table:style-name="ce28" office:value-type="float" office:value="2738">
            <text:p>2738</text:p>
          </table:table-cell>
          <table:table-cell table:style-name="ce28" office:value-type="float" office:value="2738">
            <text:p>2738</text:p>
          </table:table-cell>
        </table:table-row>
        <table:table-row table:style-name="ro2">
          <table:table-cell table:style-name="ce21" office:value-type="string">
            <text:p>Miss rate L1</text:p>
          </table:table-cell>
          <table:table-cell table:style-name="ce25" table:formula="of:=[.B33]/[.B32]" office:value-type="string">
            <text:p>0.12%</text:p>
          </table:table-cell>
          <table:table-cell table:style-name="ce25" table:formula="of:=[.C33]/[.C32]" office:value-type="string">
            <text:p>0.07%</text:p>
          </table:table-cell>
          <table:table-cell table:style-name="ce25" table:formula="of:=[.D33]/[.D32]" office:value-type="string">
            <text:p>0.07%</text:p>
          </table:table-cell>
          <table:table-cell table:style-name="ce25" table:formula="of:=[.E33]/[.E32]" office:value-type="string">
            <text:p>0.07%</text:p>
          </table:table-cell>
        </table:table-row>
        <table:table-row table:style-name="ro2">
          <table:table-cell table:style-name="ce21" office:value-type="string">
            <text:p>Demand Fetches L2</text:p>
          </table:table-cell>
          <table:table-cell table:style-name="ce28" office:value-type="float" office:value="5538">
            <text:p>5538</text:p>
          </table:table-cell>
          <table:table-cell table:style-name="ce28" office:value-type="float" office:value="3274">
            <text:p>3274</text:p>
          </table:table-cell>
          <table:table-cell table:style-name="ce28" office:value-type="float" office:value="3091">
            <text:p>3091</text:p>
          </table:table-cell>
          <table:table-cell table:style-name="ce28" office:value-type="float" office:value="3091">
            <text:p>3091</text:p>
          </table:table-cell>
        </table:table-row>
        <table:table-row table:style-name="ro2">
          <table:table-cell table:style-name="ce21" office:value-type="string">
            <text:p>Demand miss L2</text:p>
          </table:table-cell>
          <table:table-cell table:style-name="ce28" office:value-type="float" office:value="2046">
            <text:p>2046</text:p>
          </table:table-cell>
          <table:table-cell table:style-name="ce28" office:value-type="float" office:value="1869">
            <text:p>1869</text:p>
          </table:table-cell>
          <table:table-cell table:style-name="ce28" office:value-type="float" office:value="1677">
            <text:p>1677</text:p>
          </table:table-cell>
          <table:table-cell table:style-name="ce28" office:value-type="float" office:value="1633">
            <text:p>1633</text:p>
          </table:table-cell>
        </table:table-row>
        <table:table-row table:style-name="ro2">
          <table:table-cell table:style-name="ce21" office:value-type="string">
            <text:p>Miss rate L2</text:p>
          </table:table-cell>
          <table:table-cell table:style-name="ce25" table:formula="of:=[.B36]/[.B35]" office:value-type="string">
            <text:p>36.94%</text:p>
          </table:table-cell>
          <table:table-cell table:style-name="ce25" table:formula="of:=[.C36]/[.C35]" office:value-type="string">
            <text:p>57.09%</text:p>
          </table:table-cell>
          <table:table-cell table:style-name="ce25" table:formula="of:=[.D36]/[.D35]" office:value-type="string">
            <text:p>54.25%</text:p>
          </table:table-cell>
          <table:table-cell table:style-name="ce25" table:formula="of:=[.E36]/[.E35]" office:value-type="string">
            <text:p>52.83%</text:p>
          </table:table-cell>
        </table:table-row>
      </table:table>
      <table:table table:name="Tabela Final" table:style-name="ta4" table:print="false">
        <office:forms form:automatic-focus="false" form:apply-design-mode="false"/>
        <table:table-column table:style-name="co9" table:default-cell-style-name="ce15" table:number-columns-repeated="2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2" table:default-cell-style-name="ce15"/>
        <table:table-column table:style-name="co16" table:default-cell-style-name="ce15"/>
        <table:table-column table:style-name="co9" table:default-cell-style-name="ce15" table:number-columns-repeated="246"/>
        <table:table-row table:number-rows-repeated="1" table:style-name="ro5"/>
        <table:table-row table:style-name="ro2">
          <table:table-cell table:style-name="ce21"/>
          <table:table-cell table:number-columns-repeated="9" table:style-name="ce30"/>
          <table:table-cell table:number-columns-repeated="2" table:style-name="ce31"/>
          <table:table-cell/>
          <table:table-cell table:style-name="ce21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2"/>
          <table:table-cell table:number-columns-repeated="3" table:style-name="ce21"/>
        </table:table-row>
        <table:table-row table:style-name="ro2">
          <table:table-cell table:style-name="ce21" office:value-type="string">
            <text:p>Config</text:p>
          </table:table-cell>
          <table:table-cell table:style-name="ce32" office:value-type="string">
            <text:p>Programa</text:p>
          </table:table-cell>
          <table:table-cell table:style-name="ce32" office:value-type="string">
            <text:p>Tempo (s)</text:p>
          </table:table-cell>
          <table:table-cell table:style-name="ce33" office:value-type="string">
            <text:p>Ciclos</text:p>
          </table:table-cell>
          <table:table-cell table:style-name="ce33" office:value-type="string">
            <text:p>CPI</text:p>
          </table:table-cell>
          <table:table-cell table:style-name="ce32" office:value-type="string">
            <text:p>Branch correct predictions</text:p>
          </table:table-cell>
          <table:table-cell table:style-name="ce32" office:value-type="string">
            <text:p>Branch correctness ratio</text:p>
          </table:table-cell>
          <table:table-cell table:style-name="ce33" office:value-type="string">
            <text:p>Cache miss rate L1</text:p>
          </table:table-cell>
          <table:table-cell table:style-name="ce33" office:value-type="string">
            <text:p>Cache miss rate L2</text:p>
          </table:table-cell>
          <table:table-cell table:style-name="ce34" office:value-type="string">
            <text:p>Stalls de dados e controle</text:p>
          </table:table-cell>
          <table:table-cell table:number-columns-repeated="3" table:style-name="ce21"/>
        </table:table-row>
        <table:table-row table:style-name="ro2">
          <table:table-cell table:style-name="ce35" office:value-type="float" office:value="1">
            <text:p>1</text:p>
          </table:table-cell>
          <table:table-cell table:style-name="ce34" office:value-type="string">
            <text:p>Basic Math</text:p>
          </table:table-cell>
          <table:table-cell table:style-name="ce36"/>
          <table:table-cell table:style-name="ce21" table:formula="of:=[BasicMath.B7]" office:value-type="string">
            <text:p>1089764742</text:p>
          </table:table-cell>
          <table:table-cell table:style-name="ce37" office:value-type="float" office:value="1">
            <text:p>1.0000</text:p>
          </table:table-cell>
        </table:table-row>
        <table:table-row table:style-name="ro2">
          <table:table-cell table:style-name="ce38"/>
          <table:table-cell table:style-name="ce34" office:value-type="string">
            <text:p>Rijndael Coder</text:p>
          </table:table-cell>
          <table:table-cell table:style-name="ce36"/>
          <table:table-cell table:formula="of:=['Rijndael Coder'.B7]" office:value-type="string">
            <text:p>43561038</text:p>
          </table:table-cell>
          <table:table-cell table:style-name="ce37" office:value-type="float" office:value="1">
            <text:p>1.0000</text:p>
          </table:table-cell>
        </table:table-row>
        <table:table-row table:style-name="ro2">
          <table:table-cell table:style-name="ce38"/>
          <table:table-cell table:style-name="ce34" office:value-type="string">
            <text:p>Susan Corners</text:p>
          </table:table-cell>
          <table:table-cell table:style-name="ce36"/>
          <table:table-cell table:formula="of:=['susan corners'.B7]" office:value-type="string">
            <text:p>3222157</text:p>
          </table:table-cell>
          <table:table-cell table:style-name="ce37" office:value-type="float" office:value="1">
            <text:p>1.0000</text:p>
          </table:table-cell>
        </table:table-row>
        <table:table-row table:style-name="ro2">
          <table:table-cell table:style-name="ce35" office:value-type="float" office:value="2">
            <text:p>2</text:p>
          </table:table-cell>
          <table:table-cell table:style-name="ce34" office:value-type="string">
            <text:p>Basic Math</text:p>
          </table:table-cell>
          <table:table-cell table:style-name="ce36" table:formula="of:=[BasicMath.F20]" office:value-type="string">
            <text:p/>
          </table:table-cell>
          <table:table-cell table:formula="of:=[BasicMath.C7]" office:value-type="string">
            <text:p>1089764744</text:p>
          </table:table-cell>
          <table:table-cell table:style-name="ce37" office:value-type="float" office:value="1">
            <text:p>1.0000</text:p>
          </table:table-cell>
        </table:table-row>
        <table:table-row table:style-name="ro2">
          <table:table-cell table:style-name="ce38"/>
          <table:table-cell table:style-name="ce34" office:value-type="string">
            <text:p>Rijndael Coder</text:p>
          </table:table-cell>
          <table:table-cell table:style-name="ce36" table:formula="of:=['Rijndael Coder'.E23]" office:value-type="string">
            <text:p/>
          </table:table-cell>
          <table:table-cell table:formula="of:=['Rijndael Coder'.C7]" office:value-type="string">
            <text:p>43561040</text:p>
          </table:table-cell>
          <table:table-cell table:style-name="ce37" office:value-type="float" office:value="1">
            <text:p>1.0000</text:p>
          </table:table-cell>
        </table:table-row>
        <table:table-row table:style-name="ro2">
          <table:table-cell table:style-name="ce38"/>
          <table:table-cell table:style-name="ce34" office:value-type="string">
            <text:p>Susan Corners</text:p>
          </table:table-cell>
          <table:table-cell table:style-name="ce36" table:formula="of:=['susan corners'.E23]" office:value-type="string">
            <text:p/>
          </table:table-cell>
          <table:table-cell table:formula="of:=['susan corners'.C7]" office:value-type="string">
            <text:p>3222159</text:p>
          </table:table-cell>
          <table:table-cell table:style-name="ce37" office:value-type="float" office:value="1">
            <text:p>1.0000</text:p>
          </table:table-cell>
        </table:table-row>
        <table:table-row table:style-name="ro2">
          <table:table-cell table:style-name="ce35" office:value-type="float" office:value="3">
            <text:p>3</text:p>
          </table:table-cell>
          <table:table-cell table:style-name="ce34" office:value-type="string">
            <text:p>Basic Math</text:p>
          </table:table-cell>
          <table:table-cell table:style-name="ce36"/>
          <table:table-cell table:formula="of:=[BasicMath.D7]" office:value-type="string">
            <text:p>1089764750</text:p>
          </table:table-cell>
          <table:table-cell table:style-name="ce39" office:value-type="float" office:value="1">
            <text:p>1.0000</text:p>
          </table:table-cell>
        </table:table-row>
        <table:table-row table:style-name="ro2">
          <table:table-cell table:style-name="ce38"/>
          <table:table-cell table:style-name="ce34" office:value-type="string">
            <text:p>Rijndael Coder</text:p>
          </table:table-cell>
          <table:table-cell table:style-name="ce36"/>
          <table:table-cell table:formula="of:=['Rijndael Coder'.D7]" office:value-type="string">
            <text:p>43561046</text:p>
          </table:table-cell>
          <table:table-cell table:style-name="ce39" office:value-type="float" office:value="1">
            <text:p>1.0000</text:p>
          </table:table-cell>
        </table:table-row>
        <table:table-row table:style-name="ro2">
          <table:table-cell table:style-name="ce38"/>
          <table:table-cell table:style-name="ce34" office:value-type="string">
            <text:p>Susan Corners</text:p>
          </table:table-cell>
          <table:table-cell table:style-name="ce36"/>
          <table:table-cell table:formula="of:=['susan corners'.D7]" office:value-type="string">
            <text:p>3222165</text:p>
          </table:table-cell>
          <table:table-cell table:style-name="ce39" office:value-type="float" office:value="1">
            <text:p>1.0000</text:p>
          </table:table-cell>
        </table:table-row>
        <table:table-row table:style-name="ro2">
          <table:table-cell table:style-name="ce35" office:value-type="float" office:value="4">
            <text:p>4</text:p>
          </table:table-cell>
          <table:table-cell table:style-name="ce34" office:value-type="string">
            <text:p>Basic Math</text:p>
          </table:table-cell>
          <table:table-cell table:style-name="ce36" table:formula="of:=[.D13]/[BasicMath.F22]" office:value-type="string">
            <text:p>26.90</text:p>
          </table:table-cell>
          <table:table-cell table:formula="of:=[BasicMath.F7]+[BasicMath.B33]*10+[BasicMath.B36]*600" office:value-type="string">
            <text:p>1208737318</text:p>
          </table:table-cell>
          <table:table-cell table:style-name="ce37" table:formula="of:=[.D13]/[BasicMath.$F$8]" office:value-type="string">
            <text:p>1.1092</text:p>
          </table:table-cell>
          <table:table-cell table:formula="of:=[BasicMath.F13]" office:value-type="string">
            <text:p>67993852</text:p>
          </table:table-cell>
          <table:table-cell table:style-name="ce25" table:formula="of:=[BasicMath.F15]" office:value-type="string">
            <text:p>53.94%</text:p>
          </table:table-cell>
          <table:table-cell table:style-name="ce25" table:formula="of:=[BasicMath.$B$34]" office:value-type="string">
            <text:p>0.30%</text:p>
          </table:table-cell>
          <table:table-cell table:style-name="ce25" table:formula="of:=[BasicMath.$B$37]" office:value-type="string">
            <text:p>2.20%</text:p>
          </table:table-cell>
          <table:table-cell table:formula="of:=[BasicMath.F$9]" office:value-type="string">
            <text:p>1136902918</text:p>
          </table:table-cell>
        </table:table-row>
        <table:table-row table:style-name="ro2">
          <table:table-cell table:style-name="ce38"/>
          <table:table-cell table:style-name="ce34" office:value-type="string">
            <text:p>Rijndael Coder</text:p>
          </table:table-cell>
          <table:table-cell table:style-name="ce36" table:formula="of:=[.D14]/['Rijndael Coder'.F22]" office:value-type="string">
            <text:p>14.71</text:p>
          </table:table-cell>
          <table:table-cell table:formula="of:=['Rijndael Coder'.F7]+['Rijndael Coder'.B33]*10+['Rijndael Coder'.B36]*600" office:value-type="string">
            <text:p>781287742</text:p>
          </table:table-cell>
          <table:table-cell table:style-name="ce37" table:formula="of:=[.D14]/['Rijndael Coder'.$F$8]" office:value-type="string">
            <text:p>17.9355</text:p>
          </table:table-cell>
          <table:table-cell table:formula="of:=['Rijndael Coder'.F13]" office:value-type="string">
            <text:p>393183</text:p>
          </table:table-cell>
          <table:table-cell table:style-name="ce25" table:formula="of:=['Rijndael Coder'.F15]" office:value-type="string">
            <text:p>44.18%</text:p>
          </table:table-cell>
          <table:table-cell table:style-name="ce25" table:formula="of:=['Rijndael Coder'.$B$34]" office:value-type="string">
            <text:p>4.34%</text:p>
          </table:table-cell>
          <table:table-cell table:style-name="ce25" table:formula="of:=['Rijndael Coder'.$B$37]" office:value-type="string">
            <text:p>49.00%</text:p>
          </table:table-cell>
          <table:table-cell table:formula="of:=['Rijndael Coder'.F$9]" office:value-type="string">
            <text:p>29745350</text:p>
          </table:table-cell>
        </table:table-row>
        <table:table-row table:style-name="ro2">
          <table:table-cell table:style-name="ce38"/>
          <table:table-cell table:style-name="ce34" office:value-type="string">
            <text:p>Susan Corners</text:p>
          </table:table-cell>
          <table:table-cell table:style-name="ce36" table:formula="of:=[.D15]/['susan corners'.F22]" office:value-type="string">
            <text:p>0.10</text:p>
          </table:table-cell>
          <table:table-cell table:formula="of:=['susan corners'.F7]+['susan corners'.B33]*10+['susan corners'.B36]*600" office:value-type="string">
            <text:p>4534586</text:p>
          </table:table-cell>
          <table:table-cell table:style-name="ce37" table:formula="of:=[.D15]/['susan corners'.$F$8]" office:value-type="string">
            <text:p>1.4073</text:p>
          </table:table-cell>
          <table:table-cell table:formula="of:=['susan corners'.F13]" office:value-type="string">
            <text:p>186777</text:p>
          </table:table-cell>
          <table:table-cell table:style-name="ce25" table:formula="of:=['susan corners'.F15]" office:value-type="string">
            <text:p>55.37%</text:p>
          </table:table-cell>
          <table:table-cell table:style-name="ce25" table:formula="of:=['susan corners'.$B$34]" office:value-type="string">
            <text:p>0.12%</text:p>
          </table:table-cell>
          <table:table-cell table:style-name="ce25" table:formula="of:=['susan corners'.$B$37]" office:value-type="string">
            <text:p>36.94%</text:p>
          </table:table-cell>
          <table:table-cell table:formula="of:=['susan corners'.F$9]" office:value-type="string">
            <text:p>3295439</text:p>
          </table:table-cell>
        </table:table-row>
        <table:table-row table:style-name="ro2">
          <table:table-cell table:style-name="ce35" office:value-type="float" office:value="5">
            <text:p>5</text:p>
          </table:table-cell>
          <table:table-cell table:style-name="ce34" office:value-type="string">
            <text:p>Basic Math</text:p>
          </table:table-cell>
          <table:table-cell table:style-name="ce36" table:formula="of:=[.D16]/[BasicMath.G22]" office:value-type="string">
            <text:p>30.43</text:p>
          </table:table-cell>
          <table:table-cell table:formula="of:=[BasicMath.G7]+[BasicMath.B33]*10+[BasicMath.B36]*600" office:value-type="string">
            <text:p>1443687788</text:p>
          </table:table-cell>
          <table:table-cell table:style-name="ce37" table:formula="of:=[.D16]/[BasicMath.$F$8]" office:value-type="string">
            <text:p>1.3248</text:p>
          </table:table-cell>
          <table:table-cell table:formula="of:=[.$F$13]" office:value-type="string">
            <text:p>67993852</text:p>
          </table:table-cell>
          <table:table-cell table:style-name="ce25" table:formula="of:=[.$G$13]" office:value-type="string">
            <text:p>53.94%</text:p>
          </table:table-cell>
          <table:table-cell table:style-name="ce25" table:formula="of:=[BasicMath.$B$34]" office:value-type="string">
            <text:p>0.30%</text:p>
          </table:table-cell>
          <table:table-cell table:style-name="ce25" table:formula="of:=[BasicMath.$B$37]" office:value-type="string">
            <text:p>2.20%</text:p>
          </table:table-cell>
          <table:table-cell table:formula="of:=[BasicMath.G$9]" office:value-type="string">
            <text:p>258519560</text:p>
          </table:table-cell>
        </table:table-row>
        <table:table-row table:style-name="ro2">
          <table:table-cell table:style-name="ce38"/>
          <table:table-cell table:style-name="ce34" office:value-type="string">
            <text:p>Rijndael Coder</text:p>
          </table:table-cell>
          <table:table-cell table:style-name="ce36" table:formula="of:=[.D17]/['Rijndael Coder'.G22]" office:value-type="string">
            <text:p>13.43</text:p>
          </table:table-cell>
          <table:table-cell table:formula="of:=['Rijndael Coder'.G7]+['Rijndael Coder'.B33]*10+['Rijndael Coder'.B36]*600" office:value-type="string">
            <text:p>790855640</text:p>
          </table:table-cell>
          <table:table-cell table:style-name="ce37" table:formula="of:=[.D17]/['Rijndael Coder'.$F$8]" office:value-type="string">
            <text:p>18.1551</text:p>
          </table:table-cell>
          <table:table-cell table:formula="of:=[.$F$14]" office:value-type="string">
            <text:p>393183</text:p>
          </table:table-cell>
          <table:table-cell table:style-name="ce25" table:formula="of:=[.$G$14]" office:value-type="string">
            <text:p>44.18%</text:p>
          </table:table-cell>
          <table:table-cell table:style-name="ce25" table:formula="of:=['Rijndael Coder'.$B$34]" office:value-type="string">
            <text:p>4.34%</text:p>
          </table:table-cell>
          <table:table-cell table:style-name="ce25" table:formula="of:=['Rijndael Coder'.$B$37]" office:value-type="string">
            <text:p>49.00%</text:p>
          </table:table-cell>
          <table:table-cell table:formula="of:=['Rijndael Coder'.G$9]" office:value-type="string">
            <text:p>2660056</text:p>
          </table:table-cell>
        </table:table-row>
        <table:table-row table:style-name="ro2">
          <table:table-cell table:style-name="ce38"/>
          <table:table-cell table:style-name="ce34" office:value-type="string">
            <text:p>Susan Corners</text:p>
          </table:table-cell>
          <table:table-cell table:style-name="ce36" table:formula="of:=[.D18]/['susan corners'.G22]" office:value-type="string">
            <text:p>0.15</text:p>
          </table:table-cell>
          <table:table-cell table:formula="of:=['susan corners'.G7]+['susan corners'.B33]*10+['susan corners'.B36]*600" office:value-type="string">
            <text:p>5204978</text:p>
          </table:table-cell>
          <table:table-cell table:style-name="ce37" table:formula="of:=[.D18]/['susan corners'.$F$8]" office:value-type="string">
            <text:p>1.6154</text:p>
          </table:table-cell>
          <table:table-cell table:formula="of:=[.$F$15]" office:value-type="string">
            <text:p>186777</text:p>
          </table:table-cell>
          <table:table-cell table:style-name="ce25" table:formula="of:=[.$G$15]" office:value-type="string">
            <text:p>55.37%</text:p>
          </table:table-cell>
          <table:table-cell table:style-name="ce25" table:formula="of:=['susan corners'.$B$34]" office:value-type="string">
            <text:p>0.12%</text:p>
          </table:table-cell>
          <table:table-cell table:style-name="ce25" table:formula="of:=['susan corners'.$B$37]" office:value-type="string">
            <text:p>36.94%</text:p>
          </table:table-cell>
          <table:table-cell table:formula="of:=['susan corners'.G$9]" office:value-type="string">
            <text:p>707035</text:p>
          </table:table-cell>
        </table:table-row>
        <table:table-row table:style-name="ro2">
          <table:table-cell table:style-name="ce35" office:value-type="float" office:value="6">
            <text:p>6</text:p>
          </table:table-cell>
          <table:table-cell table:style-name="ce34" office:value-type="string">
            <text:p>Basic Math</text:p>
          </table:table-cell>
          <table:table-cell table:style-name="ce36" table:formula="of:=[.D19]/[BasicMath.H22]" office:value-type="string">
            <text:p>29.39</text:p>
          </table:table-cell>
          <table:table-cell table:formula="of:=[BasicMath.H7]+[BasicMath.C33]*10+[BasicMath.C36]*600" office:value-type="string">
            <text:p>1394356828</text:p>
          </table:table-cell>
          <table:table-cell table:style-name="ce37" table:formula="of:=[.D19]/[BasicMath.$F$8]" office:value-type="string">
            <text:p>1.2795</text:p>
          </table:table-cell>
          <table:table-cell table:formula="of:=[.$F$13]" office:value-type="string">
            <text:p>67993852</text:p>
          </table:table-cell>
          <table:table-cell table:style-name="ce25" table:formula="of:=[.$G$13]" office:value-type="string">
            <text:p>53.94%</text:p>
          </table:table-cell>
          <table:table-cell table:style-name="ce25" table:formula="of:=[BasicMath.$C$34]" office:value-type="string">
            <text:p>0.05%</text:p>
          </table:table-cell>
          <table:table-cell table:style-name="ce25" table:formula="of:=[BasicMath.$C$37]" office:value-type="string">
            <text:p>9.01%</text:p>
          </table:table-cell>
          <table:table-cell table:formula="of:=[BasicMath.H$9]" office:value-type="string">
            <text:p>258519560</text:p>
          </table:table-cell>
        </table:table-row>
        <table:table-row table:style-name="ro2">
          <table:table-cell table:style-name="ce38"/>
          <table:table-cell table:style-name="ce34" office:value-type="string">
            <text:p>Rijndael Coder</text:p>
          </table:table-cell>
          <table:table-cell table:style-name="ce36" table:formula="of:=[.D20]/['Rijndael Coder'.H22]" office:value-type="string">
            <text:p>8.76</text:p>
          </table:table-cell>
          <table:table-cell table:formula="of:=['Rijndael Coder'.H7]+['Rijndael Coder'.C33]*10+['Rijndael Coder'.C36]*600" office:value-type="string">
            <text:p>515538120</text:p>
          </table:table-cell>
          <table:table-cell table:style-name="ce37" table:formula="of:=[.D20]/['Rijndael Coder'.$F$8]" office:value-type="string">
            <text:p>11.8348</text:p>
          </table:table-cell>
          <table:table-cell table:formula="of:=[.$F$14]" office:value-type="string">
            <text:p>393183</text:p>
          </table:table-cell>
          <table:table-cell table:style-name="ce25" table:formula="of:=[.$G$14]" office:value-type="string">
            <text:p>44.18%</text:p>
          </table:table-cell>
          <table:table-cell table:style-name="ce25" table:formula="of:=['Rijndael Coder'.$C$34]" office:value-type="string">
            <text:p>2.89%</text:p>
          </table:table-cell>
          <table:table-cell table:style-name="ce25" table:formula="of:=['Rijndael Coder'.$C$37]" office:value-type="string">
            <text:p>46.16%</text:p>
          </table:table-cell>
          <table:table-cell table:formula="of:=['Rijndael Coder'.H$9]" office:value-type="string">
            <text:p>2660056</text:p>
          </table:table-cell>
        </table:table-row>
        <table:table-row table:style-name="ro2">
          <table:table-cell table:style-name="ce38"/>
          <table:table-cell table:style-name="ce34" office:value-type="string">
            <text:p>Susan Corners</text:p>
          </table:table-cell>
          <table:table-cell table:style-name="ce36" table:formula="of:=[.D21]/['susan corners'.H22]" office:value-type="string">
            <text:p>0.14</text:p>
          </table:table-cell>
          <table:table-cell table:formula="of:=['susan corners'.H7]+['susan corners'.C33]*10+['susan corners'.C36]*600" office:value-type="string">
            <text:p>5079638</text:p>
          </table:table-cell>
          <table:table-cell table:style-name="ce37" table:formula="of:=[.D21]/['susan corners'.$F$8]" office:value-type="string">
            <text:p>1.5765</text:p>
          </table:table-cell>
          <table:table-cell table:formula="of:=[.$F$15]" office:value-type="string">
            <text:p>186777</text:p>
          </table:table-cell>
          <table:table-cell table:style-name="ce25" table:formula="of:=[.$G$15]" office:value-type="string">
            <text:p>55.37%</text:p>
          </table:table-cell>
          <table:table-cell table:style-name="ce25" table:formula="of:=['susan corners'.$C$34]" office:value-type="string">
            <text:p>0.07%</text:p>
          </table:table-cell>
          <table:table-cell table:style-name="ce25" table:formula="of:=['susan corners'.$C$37]" office:value-type="string">
            <text:p>57.09%</text:p>
          </table:table-cell>
          <table:table-cell table:formula="of:=['susan corners'.H$9]" office:value-type="string">
            <text:p>707035</text:p>
          </table:table-cell>
        </table:table-row>
        <table:table-row table:style-name="ro2">
          <table:table-cell table:style-name="ce35" office:value-type="float" office:value="7">
            <text:p>7</text:p>
          </table:table-cell>
          <table:table-cell table:style-name="ce34" office:value-type="string">
            <text:p>Basic Math</text:p>
          </table:table-cell>
          <table:table-cell table:style-name="ce36" table:formula="of:=[.D22]/[BasicMath.$I$22]" office:value-type="string">
            <text:p>29.14</text:p>
          </table:table-cell>
          <table:table-cell table:formula="of:=[BasicMath.I7]+[BasicMath.D33]*10+[BasicMath.D36]*600" office:value-type="string">
            <text:p>1382305168</text:p>
          </table:table-cell>
          <table:table-cell table:style-name="ce37" table:formula="of:=[.D22]/[BasicMath.$F$8]" office:value-type="string">
            <text:p>1.2684</text:p>
          </table:table-cell>
          <table:table-cell table:formula="of:=[.$F$13]" office:value-type="string">
            <text:p>67993852</text:p>
          </table:table-cell>
          <table:table-cell table:style-name="ce25" table:formula="of:=[.$G$13]" office:value-type="string">
            <text:p>53.94%</text:p>
          </table:table-cell>
          <table:table-cell table:style-name="ce25" table:formula="of:=[BasicMath.$D$34]" office:value-type="string">
            <text:p>0.01%</text:p>
          </table:table-cell>
          <table:table-cell table:style-name="ce25" table:formula="of:=[BasicMath.$D$37]" office:value-type="string">
            <text:p>53.67%</text:p>
          </table:table-cell>
          <table:table-cell table:formula="of:=[BasicMath.I$9]" office:value-type="string">
            <text:p>258519560</text:p>
          </table:table-cell>
        </table:table-row>
        <table:table-row table:style-name="ro2">
          <table:table-cell table:style-name="ce38"/>
          <table:table-cell table:style-name="ce34" office:value-type="string">
            <text:p>Rijndael Coder</text:p>
          </table:table-cell>
          <table:table-cell table:style-name="ce36" table:formula="of:=[.D23]/['Rijndael Coder'.$I$22]" office:value-type="string">
            <text:p>4.29</text:p>
          </table:table-cell>
          <table:table-cell table:formula="of:=['Rijndael Coder'.I7]+['Rijndael Coder'.D33]*10+['Rijndael Coder'.D36]*600" office:value-type="string">
            <text:p>252271790</text:p>
          </table:table-cell>
          <table:table-cell table:style-name="ce37" table:formula="of:=[.D23]/['Rijndael Coder'.$F$8]" office:value-type="string">
            <text:p>5.7912</text:p>
          </table:table-cell>
          <table:table-cell table:formula="of:=[.$F$14]" office:value-type="string">
            <text:p>393183</text:p>
          </table:table-cell>
          <table:table-cell table:style-name="ce25" table:formula="of:=[.$G$14]" office:value-type="string">
            <text:p>44.18%</text:p>
          </table:table-cell>
          <table:table-cell table:style-name="ce25" table:formula="of:=['Rijndael Coder'.$D$34]" office:value-type="string">
            <text:p>1.19%</text:p>
          </table:table-cell>
          <table:table-cell table:style-name="ce25" table:formula="of:=['Rijndael Coder'.$D$37]" office:value-type="string">
            <text:p>48.99%</text:p>
          </table:table-cell>
          <table:table-cell table:formula="of:=['Rijndael Coder'.I$9]" office:value-type="string">
            <text:p>2660056</text:p>
          </table:table-cell>
        </table:table-row>
        <table:table-row table:style-name="ro2">
          <table:table-cell table:style-name="ce38"/>
          <table:table-cell table:style-name="ce34" office:value-type="string">
            <text:p>Susan Corners</text:p>
          </table:table-cell>
          <table:table-cell table:style-name="ce36" table:formula="of:=[.D24]/['susan corners'.$I$22]" office:value-type="string">
            <text:p>0.14</text:p>
          </table:table-cell>
          <table:table-cell table:formula="of:=['susan corners'.I7]+['susan corners'.D33]*10+['susan corners'.D36]*600" office:value-type="string">
            <text:p>4962768</text:p>
          </table:table-cell>
          <table:table-cell table:style-name="ce37" table:formula="of:=[.D24]/['susan corners'.$F$8]" office:value-type="string">
            <text:p>1.5402</text:p>
          </table:table-cell>
          <table:table-cell table:formula="of:=[.$F$15]" office:value-type="string">
            <text:p>186777</text:p>
          </table:table-cell>
          <table:table-cell table:style-name="ce25" table:formula="of:=[.$G$15]" office:value-type="string">
            <text:p>55.37%</text:p>
          </table:table-cell>
          <table:table-cell table:style-name="ce25" table:formula="of:=['susan corners'.$D$34]" office:value-type="string">
            <text:p>0.07%</text:p>
          </table:table-cell>
          <table:table-cell table:style-name="ce25" table:formula="of:=['susan corners'.$D$37]" office:value-type="string">
            <text:p>54.25%</text:p>
          </table:table-cell>
          <table:table-cell table:formula="of:=['susan corners'.I$9]" office:value-type="string">
            <text:p>707035</text:p>
          </table:table-cell>
        </table:table-row>
        <table:table-row table:style-name="ro2">
          <table:table-cell table:style-name="ce35" office:value-type="float" office:value="8">
            <text:p>8</text:p>
          </table:table-cell>
          <table:table-cell table:style-name="ce34" office:value-type="string">
            <text:p>Basic Math</text:p>
          </table:table-cell>
          <table:table-cell table:style-name="ce36" table:formula="of:=[.D25]/[BasicMath.J22]" office:value-type="string">
            <text:p>29.13</text:p>
          </table:table-cell>
          <table:table-cell table:formula="of:=[BasicMath.J7]+[BasicMath.E33]*10+[BasicMath.E36]*600" office:value-type="string">
            <text:p>1381954768</text:p>
          </table:table-cell>
          <table:table-cell table:style-name="ce37" table:formula="of:=[.D25]/[BasicMath.$F$8]" office:value-type="string">
            <text:p>1.2681</text:p>
          </table:table-cell>
          <table:table-cell table:formula="of:=[.$F$13]" office:value-type="string">
            <text:p>67993852</text:p>
          </table:table-cell>
          <table:table-cell table:style-name="ce25" table:formula="of:=[.$G$13]" office:value-type="string">
            <text:p>53.94%</text:p>
          </table:table-cell>
          <table:table-cell table:style-name="ce25" table:formula="of:=[BasicMath.$E$34]" office:value-type="string">
            <text:p>0.01%</text:p>
          </table:table-cell>
          <table:table-cell table:style-name="ce25" table:formula="of:=[BasicMath.$E$37]" office:value-type="string">
            <text:p>53.10%</text:p>
          </table:table-cell>
          <table:table-cell table:formula="of:=[BasicMath.J$9]" office:value-type="string">
            <text:p>258519560</text:p>
          </table:table-cell>
        </table:table-row>
        <table:table-row table:style-name="ro2">
          <table:table-cell table:style-name="ce38"/>
          <table:table-cell table:style-name="ce34" office:value-type="string">
            <text:p>Rijndael Coder</text:p>
          </table:table-cell>
          <table:table-cell table:style-name="ce36" table:formula="of:=[.D26]/['Rijndael Coder'.$J$22]" office:value-type="string">
            <text:p>4.09</text:p>
          </table:table-cell>
          <table:table-cell table:formula="of:=['Rijndael Coder'.J7]+['Rijndael Coder'.E33]*10+['Rijndael Coder'.E36]*600" office:value-type="string">
            <text:p>240490790</text:p>
          </table:table-cell>
          <table:table-cell table:style-name="ce37" table:formula="of:=[.D26]/['Rijndael Coder'.$F$8]" office:value-type="string">
            <text:p>5.5208</text:p>
          </table:table-cell>
          <table:table-cell table:formula="of:=[.$F$14]" office:value-type="string">
            <text:p>393183</text:p>
          </table:table-cell>
          <table:table-cell table:style-name="ce25" table:formula="of:=[.$G$14]" office:value-type="string">
            <text:p>44.18%</text:p>
          </table:table-cell>
          <table:table-cell table:style-name="ce25" table:formula="of:=['Rijndael Coder'.$E$34]" office:value-type="string">
            <text:p>1.19%</text:p>
          </table:table-cell>
          <table:table-cell table:style-name="ce25" table:formula="of:=['Rijndael Coder'.$E$37]" office:value-type="string">
            <text:p>46.09%</text:p>
          </table:table-cell>
          <table:table-cell table:formula="of:=['Rijndael Coder'.J$9]" office:value-type="string">
            <text:p>2660056</text:p>
          </table:table-cell>
        </table:table-row>
        <table:table-row table:style-name="ro2">
          <table:table-cell table:style-name="ce38"/>
          <table:table-cell table:style-name="ce34" office:value-type="string">
            <text:p>Susan Corners</text:p>
          </table:table-cell>
          <table:table-cell table:style-name="ce36" table:formula="of:=[.D27]/['susan corners'.$J$22]" office:value-type="string">
            <text:p>0.14</text:p>
          </table:table-cell>
          <table:table-cell table:formula="of:=['susan corners'.J7]+['susan corners'.E33]*10+['susan corners'.E36]*600" office:value-type="string">
            <text:p>4936368</text:p>
          </table:table-cell>
          <table:table-cell table:style-name="ce37" table:formula="of:=[.D27]/['susan corners'.$F$8]" office:value-type="string">
            <text:p>1.5320</text:p>
          </table:table-cell>
          <table:table-cell table:formula="of:=[.$F$15]" office:value-type="string">
            <text:p>186777</text:p>
          </table:table-cell>
          <table:table-cell table:style-name="ce25" table:formula="of:=[.$G$15]" office:value-type="string">
            <text:p>55.37%</text:p>
          </table:table-cell>
          <table:table-cell table:style-name="ce25" table:formula="of:=['susan corners'.$E$34]" office:value-type="string">
            <text:p>0.07%</text:p>
          </table:table-cell>
          <table:table-cell table:style-name="ce25" table:formula="of:=['susan corners'.$E$37]" office:value-type="string">
            <text:p>52.83%</text:p>
          </table:table-cell>
          <table:table-cell table:formula="of:=['susan corners'.J$9]" office:value-type="string">
            <text:p>707035</text:p>
          </table:table-cell>
        </table:table-row>
        <table:table-row table:style-name="ro2">
          <table:table-cell table:style-name="ce35" office:value-type="float" office:value="9">
            <text:p>9</text:p>
          </table:table-cell>
          <table:table-cell table:style-name="ce34" office:value-type="string">
            <text:p>Basic Math</text:p>
          </table:table-cell>
          <table:table-cell table:style-name="ce36" table:formula="of:=[.D28]/[BasicMath.K22]" office:value-type="string">
            <text:p>29.19</text:p>
          </table:table-cell>
          <table:table-cell table:formula="of:=[BasicMath.K7]+[BasicMath.B33]*10+[BasicMath.B36]*600" office:value-type="string">
            <text:p>1423932512</text:p>
          </table:table-cell>
          <table:table-cell table:style-name="ce37" table:formula="of:=[.D28]/[BasicMath.$F$8]" office:value-type="string">
            <text:p>1.3066</text:p>
          </table:table-cell>
          <table:table-cell table:formula="of:=[BasicMath.K13]" office:value-type="string">
            <text:p>74578944</text:p>
          </table:table-cell>
          <table:table-cell table:style-name="ce25" table:formula="of:=[BasicMath.K15]" office:value-type="string">
            <text:p>59.17%</text:p>
          </table:table-cell>
          <table:table-cell table:style-name="ce25" table:formula="of:=[BasicMath.$B$34]" office:value-type="string">
            <text:p>0.30%</text:p>
          </table:table-cell>
          <table:table-cell table:style-name="ce25" table:formula="of:=[BasicMath.$B$37]" office:value-type="string">
            <text:p>2.20%</text:p>
          </table:table-cell>
          <table:table-cell table:formula="of:=[BasicMath.K$9]" office:value-type="string">
            <text:p>238764284</text:p>
          </table:table-cell>
        </table:table-row>
        <table:table-row table:style-name="ro2">
          <table:table-cell table:style-name="ce38"/>
          <table:table-cell table:style-name="ce34" office:value-type="string">
            <text:p>Rijndael Coder</text:p>
          </table:table-cell>
          <table:table-cell table:style-name="ce36" table:formula="of:=[.D29]/['Rijndael Coder'.$K$22]" office:value-type="string">
            <text:p>14.34</text:p>
          </table:table-cell>
          <table:table-cell table:formula="of:=['Rijndael Coder'.K7]+['Rijndael Coder'.B33]*10+['Rijndael Coder'.B36]*600" office:value-type="string">
            <text:p>790550069</text:p>
          </table:table-cell>
          <table:table-cell table:style-name="ce37" table:formula="of:=[.D29]/['Rijndael Coder'.$F$8]" office:value-type="string">
            <text:p>18.1481</text:p>
          </table:table-cell>
          <table:table-cell table:formula="of:=['Rijndael Coder'.K13]" office:value-type="string">
            <text:p>495040</text:p>
          </table:table-cell>
          <table:table-cell table:style-name="ce25" table:formula="of:=['Rijndael Coder'.K15]" office:value-type="string">
            <text:p>55.62%</text:p>
          </table:table-cell>
          <table:table-cell table:style-name="ce25" table:formula="of:=['Rijndael Coder'.$B$34]" office:value-type="string">
            <text:p>4.34%</text:p>
          </table:table-cell>
          <table:table-cell table:style-name="ce25" table:formula="of:=['Rijndael Coder'.$B$37]" office:value-type="string">
            <text:p>49.00%</text:p>
          </table:table-cell>
          <table:table-cell table:formula="of:=['Rijndael Coder'.K$9]" office:value-type="string">
            <text:p>2354485</text:p>
          </table:table-cell>
        </table:table-row>
        <table:table-row table:style-name="ro2">
          <table:table-cell table:style-name="ce38"/>
          <table:table-cell table:style-name="ce34" office:value-type="string">
            <text:p>Susan Corners</text:p>
          </table:table-cell>
          <table:table-cell table:style-name="ce36" table:formula="of:=[.D30]/['susan corners'.$K$22]" office:value-type="string">
            <text:p>0.16</text:p>
          </table:table-cell>
          <table:table-cell table:formula="of:=['susan corners'.K7]+['susan corners'.B33]*10+['susan corners'.B36]*600" office:value-type="string">
            <text:p>5107763</text:p>
          </table:table-cell>
          <table:table-cell table:style-name="ce37" table:formula="of:=[.D30]/['susan corners'.$F$8]" office:value-type="string">
            <text:p>1.5852</text:p>
          </table:table-cell>
          <table:table-cell table:formula="of:=['susan corners'.L13]" office:value-type="string">
            <text:p>186777</text:p>
          </table:table-cell>
          <table:table-cell table:style-name="ce25" table:formula="of:=['susan corners'.K15]" office:value-type="string">
            <text:p>64.98%</text:p>
          </table:table-cell>
          <table:table-cell table:style-name="ce25" table:formula="of:=['susan corners'.$B$34]" office:value-type="string">
            <text:p>0.12%</text:p>
          </table:table-cell>
          <table:table-cell table:style-name="ce25" table:formula="of:=['susan corners'.$B$37]" office:value-type="string">
            <text:p>36.94%</text:p>
          </table:table-cell>
          <table:table-cell table:formula="of:=['susan corners'.K$9]" office:value-type="string">
            <text:p>609820</text:p>
          </table:table-cell>
        </table:table-row>
        <table:table-row table:style-name="ro2">
          <table:table-cell table:style-name="ce35" office:value-type="float" office:value="10">
            <text:p>10</text:p>
          </table:table-cell>
          <table:table-cell table:style-name="ce34" office:value-type="string">
            <text:p>Basic Math</text:p>
          </table:table-cell>
          <table:table-cell table:style-name="ce36" table:formula="of:=[.D31]/[BasicMath.L22]" office:value-type="string">
            <text:p>33.74</text:p>
          </table:table-cell>
          <table:table-cell table:formula="of:=[BasicMath.L7]+[BasicMath.B33]*10+[BasicMath.B36]*600" office:value-type="string">
            <text:p>1735370980</text:p>
          </table:table-cell>
          <table:table-cell table:style-name="ce37" table:formula="of:=[.D31]/[BasicMath.$F$8]" office:value-type="string">
            <text:p>1.5924</text:p>
          </table:table-cell>
          <table:table-cell table:formula="of:=[.$F$13]" office:value-type="string">
            <text:p>67993852</text:p>
          </table:table-cell>
          <table:table-cell table:style-name="ce25" table:formula="of:=[.$G$13]" office:value-type="string">
            <text:p>53.94%</text:p>
          </table:table-cell>
          <table:table-cell table:style-name="ce25" table:formula="of:=[BasicMath.$B$34]" office:value-type="string">
            <text:p>0.30%</text:p>
          </table:table-cell>
          <table:table-cell table:style-name="ce25" table:formula="of:=[BasicMath.$B$37]" office:value-type="string">
            <text:p>2.20%</text:p>
          </table:table-cell>
          <table:table-cell table:formula="of:=[BasicMath.L$9]" office:value-type="string">
            <text:p>550202752</text:p>
          </table:table-cell>
        </table:table-row>
        <table:table-row table:style-name="ro2">
          <table:table-cell table:style-name="ce38"/>
          <table:table-cell table:style-name="ce34" office:value-type="string">
            <text:p>Rijndael Coder</text:p>
          </table:table-cell>
          <table:table-cell table:style-name="ce36" table:formula="of:=[.D32]/['Rijndael Coder'.$L$22]" office:value-type="string">
            <text:p>13.71</text:p>
          </table:table-cell>
          <table:table-cell table:formula="of:=['Rijndael Coder'.L7]+['Rijndael Coder'.B33]*10+['Rijndael Coder'.B36]*600" office:value-type="string">
            <text:p>796069591</text:p>
          </table:table-cell>
          <table:table-cell table:style-name="ce37" table:formula="of:=[.D32]/['Rijndael Coder'.$F$8]" office:value-type="string">
            <text:p>18.2748</text:p>
          </table:table-cell>
          <table:table-cell table:formula="of:=[.$F$14]" office:value-type="string">
            <text:p>393183</text:p>
          </table:table-cell>
          <table:table-cell table:style-name="ce25" table:formula="of:=[.$G$14]" office:value-type="string">
            <text:p>44.18%</text:p>
          </table:table-cell>
          <table:table-cell table:style-name="ce25" table:formula="of:=['Rijndael Coder'.$B$34]" office:value-type="string">
            <text:p>4.34%</text:p>
          </table:table-cell>
          <table:table-cell table:style-name="ce25" table:formula="of:=['Rijndael Coder'.$B$37]" office:value-type="string">
            <text:p>49.00%</text:p>
          </table:table-cell>
          <table:table-cell table:formula="of:=['Rijndael Coder'.L$9]" office:value-type="string">
            <text:p>7874007</text:p>
          </table:table-cell>
        </table:table-row>
        <table:table-row table:style-name="ro2">
          <table:table-cell table:style-name="ce38"/>
          <table:table-cell table:style-name="ce34" office:value-type="string">
            <text:p>Susan Corners</text:p>
          </table:table-cell>
          <table:table-cell table:style-name="ce36" table:formula="of:=[.D33]/['susan corners'.$L$22]" office:value-type="string">
            <text:p>0.13</text:p>
          </table:table-cell>
          <table:table-cell table:formula="of:=['susan corners'.L7]+['susan corners'.B33]*10+['susan corners'.B36]*600" office:value-type="string">
            <text:p>6034250</text:p>
          </table:table-cell>
          <table:table-cell table:style-name="ce37" table:formula="of:=[.D33]/['susan corners'.$F$8]" office:value-type="string">
            <text:p>1.8727</text:p>
          </table:table-cell>
          <table:table-cell table:formula="of:=[.$F$15]" office:value-type="string">
            <text:p>186777</text:p>
          </table:table-cell>
          <table:table-cell table:style-name="ce25" table:formula="of:=[.$G$15]" office:value-type="string">
            <text:p>55.37%</text:p>
          </table:table-cell>
          <table:table-cell table:style-name="ce25" table:formula="of:=['susan corners'.$B$34]" office:value-type="string">
            <text:p>0.12%</text:p>
          </table:table-cell>
          <table:table-cell table:style-name="ce25" table:formula="of:=['susan corners'.$B$37]" office:value-type="string">
            <text:p>36.94%</text:p>
          </table:table-cell>
          <table:table-cell table:formula="of:=['susan corners'.L$9]" office:value-type="string">
            <text:p>1536307</text:p>
          </table:table-cell>
        </table:table-row>
        <table:table-row table:style-name="ro2">
          <table:table-cell table:style-name="ce35" office:value-type="float" office:value="11">
            <text:p>11</text:p>
          </table:table-cell>
          <table:table-cell table:style-name="ce34" office:value-type="string">
            <text:p>Basic Math</text:p>
          </table:table-cell>
          <table:table-cell table:style-name="ce36" table:formula="of:=[.D34]/[BasicMath.M22]" office:value-type="string">
            <text:p>37.66</text:p>
          </table:table-cell>
          <table:table-cell table:formula="of:=[BasicMath.M7]+[BasicMath.B33]*10+[BasicMath.B36]*600" office:value-type="string">
            <text:p>1939352536</text:p>
          </table:table-cell>
          <table:table-cell table:style-name="ce37" table:formula="of:=[.D34]/[BasicMath.$F$8]" office:value-type="string">
            <text:p>1.7796</text:p>
          </table:table-cell>
          <table:table-cell table:formula="of:=[BasicMath.M13]" office:value-type="string">
            <text:p>0</text:p>
          </table:table-cell>
          <table:table-cell table:style-name="ce25" table:formula="of:=[BasicMath.M15]" office:value-type="string">
            <text:p>0.00%</text:p>
          </table:table-cell>
          <table:table-cell table:style-name="ce25" table:formula="of:=[BasicMath.$B$34]" office:value-type="string">
            <text:p>0.30%</text:p>
          </table:table-cell>
          <table:table-cell table:style-name="ce25" table:formula="of:=[BasicMath.$B$37]" office:value-type="string">
            <text:p>2.20%</text:p>
          </table:table-cell>
          <table:table-cell table:formula="of:=[BasicMath.M$9]" office:value-type="string">
            <text:p>754184308</text:p>
          </table:table-cell>
        </table:table-row>
        <table:table-row table:style-name="ro2">
          <table:table-cell table:style-name="ce38"/>
          <table:table-cell table:style-name="ce34" office:value-type="string">
            <text:p>Rijndael Coder</text:p>
          </table:table-cell>
          <table:table-cell table:style-name="ce36" table:formula="of:=[.D35]/['Rijndael Coder'.$M$22]" office:value-type="string">
            <text:p>14.28</text:p>
          </table:table-cell>
          <table:table-cell table:formula="of:=['Rijndael Coder'.M7]+['Rijndael Coder'.B33]*10+['Rijndael Coder'.B36]*600" office:value-type="string">
            <text:p>797249140</text:p>
          </table:table-cell>
          <table:table-cell table:style-name="ce37" table:formula="of:=[.D35]/['Rijndael Coder'.$F$8]" office:value-type="string">
            <text:p>18.3019</text:p>
          </table:table-cell>
          <table:table-cell table:formula="of:=['Rijndael Coder'.M13]" office:value-type="string">
            <text:p>0</text:p>
          </table:table-cell>
          <table:table-cell table:style-name="ce25" office:value-type="percentage" office:value="0">
            <text:p>0.00%</text:p>
          </table:table-cell>
          <table:table-cell table:style-name="ce25" table:formula="of:=['Rijndael Coder'.$B$34]" office:value-type="string">
            <text:p>4.34%</text:p>
          </table:table-cell>
          <table:table-cell table:style-name="ce25" table:formula="of:=['Rijndael Coder'.$B$37]" office:value-type="string">
            <text:p>49.00%</text:p>
          </table:table-cell>
          <table:table-cell table:formula="of:=['Rijndael Coder'.M$9]" office:value-type="string">
            <text:p>9053556</text:p>
          </table:table-cell>
        </table:table-row>
        <table:table-row table:style-name="ro2">
          <table:table-cell table:style-name="ce33"/>
          <table:table-cell table:style-name="ce34" office:value-type="string">
            <text:p>Susan Corners</text:p>
          </table:table-cell>
          <table:table-cell table:style-name="ce36" table:formula="of:=[.D36]/['susan corners'.$M$22]" office:value-type="string">
            <text:p>0.18</text:p>
          </table:table-cell>
          <table:table-cell table:formula="of:=['susan corners'.M7]+['susan corners'.B33]*10+['susan corners'.B36]*600" office:value-type="string">
            <text:p>6594581</text:p>
          </table:table-cell>
          <table:table-cell table:style-name="ce37" table:formula="of:=[.D36]/['susan corners'.$F$8]" office:value-type="string">
            <text:p>2.0466</text:p>
          </table:table-cell>
          <table:table-cell table:formula="of:=['susan corners'.M13]" office:value-type="string">
            <text:p>0</text:p>
          </table:table-cell>
          <table:table-cell table:style-name="ce40" office:value-type="percentage" office:value="0">
            <text:p>0.00%</text:p>
          </table:table-cell>
          <table:table-cell table:style-name="ce25" table:formula="of:=['susan corners'.$B$34]" office:value-type="string">
            <text:p>0.12%</text:p>
          </table:table-cell>
          <table:table-cell table:style-name="ce25" table:formula="of:=['susan corners'.$B$37]" office:value-type="string">
            <text:p>36.94%</text:p>
          </table:table-cell>
          <table:table-cell table:formula="of:=['susan corners'.M$9]" office:value-type="string">
            <text:p>2096638</text:p>
          </table:table-cell>
        </table:table-row>
        <table:table-row table:style-name="ro5">
          <table:table-cell table:number-columns-spanned="1" table:number-rows-spanned="3"/>
        </table:table-row>
        <table:table-row table:style-name="ro5">
          <table:covered-table-cell/>
        </table:table-row>
        <table:table-row table:style-name="ro5">
          <table:covered-table-cell/>
        </table:table-row>
        <table:table-row table:style-name="ro5">
          <table:table-cell table:number-columns-spanned="1" table:number-rows-spanned="3"/>
        </table:table-row>
        <table:table-row table:style-name="ro5">
          <table:covered-table-cell/>
        </table:table-row>
        <table:table-row table:style-name="ro5">
          <table:covered-table-cell/>
        </table:table-row>
        <table:table-row table:style-name="ro5">
          <table:table-cell table:number-columns-spanned="1" table:number-rows-spanned="3"/>
        </table:table-row>
        <table:table-row table:style-name="ro5">
          <table:covered-table-cell/>
        </table:table-row>
        <table:table-row table:style-name="ro5">
          <table:covered-table-cell/>
        </table:table-row>
        <table:table-row table:style-name="ro5">
          <table:table-cell table:number-columns-spanned="1" table:number-rows-spanned="3"/>
        </table:table-row>
        <table:table-row table:style-name="ro5">
          <table:covered-table-cell/>
        </table:table-row>
        <table:table-row table:style-name="ro5">
          <table:covered-table-cell/>
        </table:table-row>
      </table:table>
      <table:table table:name="Gráficos" table:style-name="ta5" table:print="false">
        <office:forms form:automatic-focus="false" form:apply-design-mode="false"/>
        <table:table-column table:style-name="co17" table:default-cell-style-name="ce15" table:number-columns-repeated="256"/>
        <table:table-row table:style-name="ro6">
          <table:table-cell table:number-columns-repeated="5"/>
          <table:table-cell>
            <draw:frame table:end-cell-address="Gráficos.I11" svg:x="0.82cm" svg:y="0.32cm" svg:width="8.55cm" svg:height="5.29cm" draw:z-index="0" draw:name="Chart 1" draw:style-name="gr5">
              <draw:object draw:notify-on-update-of-ranges="Gráficos.C4:Gráficos.C7 " xlink:href="./Object 4-0" xlink:type="simple" xlink:show="embed" xlink:actuate="onLoad"/>
              <draw:image xlink:href="./ObjectReplacements/Object 4-0" xlink:show="embed" xlink:actuate="onLoad"/>
            </draw:frame>
          </table:table-cell>
          <table:table-cell table:number-columns-repeated="3"/>
          <table:table-cell>
            <draw:frame table:end-cell-address="Gráficos.M11" svg:x="0.42cm" svg:y="0cm" svg:width="9.82cm" svg:height="6.06cm" draw:z-index="3" draw:name="Chart 4" draw:style-name="gr8">
              <draw:object draw:notify-on-update-of-ranges="Gráficos.D4:Gráficos.D7 Gráficos.E4:Gráficos.E7 " xlink:href="./Object 4-3" xlink:type="simple" xlink:show="embed" xlink:actuate="onLoad"/>
              <draw:image xlink:href="./ObjectReplacements/Object 4-3" xlink:show="embed" xlink:actuate="onLoad"/>
            </draw:frame>
          </table:table-cell>
        </table:table-row>
        <table:table-row table:style-name="ro2">
          <table:table-cell/>
          <table:table-cell table:style-name="ce31" table:number-columns-spanned="2" table:number-rows-spanned="1" office:value-type="string">
            <text:p>Basic Math</text:p>
          </table:table-cell>
          <table:covered-table-cell/>
          <table:table-cell table:number-columns-repeated="2" table:style-name="ce31"/>
        </table:table-row>
        <table:table-row table:style-name="ro2">
          <table:table-cell/>
          <table:table-cell table:style-name="ce31" office:value-type="string">
            <text:p>Config</text:p>
          </table:table-cell>
          <table:table-cell table:style-name="ce31" office:value-type="string">
            <text:p>Ciclos</text:p>
          </table:table-cell>
          <table:table-cell table:style-name="ce31" office:value-type="string">
            <text:p>L1 miss Rate</text:p>
          </table:table-cell>
          <table:table-cell table:style-name="ce31" office:value-type="string">
            <text:p>L2 miss Rate</text:p>
          </table:table-cell>
        </table:table-row>
        <table:table-row table:style-name="ro2">
          <table:table-cell/>
          <table:table-cell table:style-name="ce21" office:value-type="string">
            <text:p>C5</text:p>
          </table:table-cell>
          <table:table-cell office:value-type="float" office:value="1443687788">
            <text:p>1443687788</text:p>
          </table:table-cell>
          <table:table-cell table:style-name="ce25" table:formula="of:=[BasicMath.$B$34]" office:value-type="string">
            <text:p>0.30%</text:p>
          </table:table-cell>
          <table:table-cell table:style-name="ce25" table:formula="of:=[BasicMath.$C$37]" office:value-type="string">
            <text:p>9.01%</text:p>
          </table:table-cell>
        </table:table-row>
        <table:table-row table:style-name="ro2">
          <table:table-cell/>
          <table:table-cell table:style-name="ce21" office:value-type="string">
            <text:p>C6</text:p>
          </table:table-cell>
          <table:table-cell office:value-type="float" office:value="1394356828">
            <text:p>1394356828</text:p>
          </table:table-cell>
          <table:table-cell table:style-name="ce25" table:formula="of:=[BasicMath.$C$34]" office:value-type="string">
            <text:p>0.05%</text:p>
          </table:table-cell>
          <table:table-cell table:style-name="ce25" table:formula="of:=[BasicMath.$D$37]" office:value-type="string">
            <text:p>53.67%</text:p>
          </table:table-cell>
        </table:table-row>
        <table:table-row table:style-name="ro2">
          <table:table-cell/>
          <table:table-cell table:style-name="ce21" office:value-type="string">
            <text:p>C7</text:p>
          </table:table-cell>
          <table:table-cell office:value-type="float" office:value="1382305168">
            <text:p>1382305168</text:p>
          </table:table-cell>
          <table:table-cell table:style-name="ce25" table:formula="of:=[BasicMath.$D$34]" office:value-type="string">
            <text:p>0.01%</text:p>
          </table:table-cell>
          <table:table-cell table:style-name="ce25" table:formula="of:=[BasicMath.$E$37]" office:value-type="string">
            <text:p>53.10%</text:p>
          </table:table-cell>
        </table:table-row>
        <table:table-row table:style-name="ro2">
          <table:table-cell/>
          <table:table-cell table:style-name="ce21" office:value-type="string">
            <text:p>C8</text:p>
          </table:table-cell>
          <table:table-cell office:value-type="float" office:value="1381954768">
            <text:p>1381954768</text:p>
          </table:table-cell>
          <table:table-cell table:style-name="ce25" table:formula="of:=[BasicMath.$D$34]" office:value-type="string">
            <text:p>0.01%</text:p>
          </table:table-cell>
          <table:table-cell table:style-name="ce25" table:formula="of:=[BasicMath.$B$37]" office:value-type="string">
            <text:p>2.20%</text:p>
          </table:table-cell>
        </table:table-row>
        <table:table-row table:number-rows-repeated="4" table:style-name="ro6"/>
        <table:table-row table:style-name="ro6">
          <table:table-cell table:number-columns-repeated="5"/>
          <table:table-cell>
            <draw:frame table:end-cell-address="Gráficos.J23" svg:x="0.82cm" svg:y="0.11cm" svg:width="10.16cm" svg:height="6.3cm" draw:z-index="1" draw:name="Chart 2" draw:style-name="gr6">
              <draw:object draw:notify-on-update-of-ranges="Gráficos.C15:Gráficos.C18 " xlink:href="./Object 4-1" xlink:type="simple" xlink:show="embed" xlink:actuate="onLoad"/>
              <draw:image xlink:href="./ObjectReplacements/Object 4-1" xlink:show="embed" xlink:actuate="onLoad"/>
            </draw:frame>
          </table:table-cell>
          <table:table-cell table:number-columns-repeated="3"/>
          <table:table-cell>
            <draw:frame table:end-cell-address="Gráficos.M23" svg:x="0.79cm" svg:y="0.42cm" svg:width="9.63cm" svg:height="5.95cm" draw:z-index="4" draw:name="Chart 5" draw:style-name="gr9">
              <draw:object draw:notify-on-update-of-ranges="Gráficos.D15:Gráficos.D18 Gráficos.E15:Gráficos.E18 " xlink:href="./Object 4-4" xlink:type="simple" xlink:show="embed" xlink:actuate="onLoad"/>
              <draw:image xlink:href="./ObjectReplacements/Object 4-4" xlink:show="embed" xlink:actuate="onLoad"/>
            </draw:frame>
          </table:table-cell>
        </table:table-row>
        <table:table-row table:style-name="ro2">
          <table:table-cell/>
          <table:table-cell table:style-name="ce31" table:number-columns-spanned="2" table:number-rows-spanned="1" office:value-type="string">
            <text:p>Rijndael Coder</text:p>
          </table:table-cell>
          <table:covered-table-cell/>
        </table:table-row>
        <table:table-row table:style-name="ro2">
          <table:table-cell/>
          <table:table-cell table:style-name="ce31" office:value-type="string">
            <text:p>Config</text:p>
          </table:table-cell>
          <table:table-cell table:style-name="ce31" office:value-type="string">
            <text:p>Ciclos</text:p>
          </table:table-cell>
          <table:table-cell table:style-name="ce31" office:value-type="string">
            <text:p>L1 miss Rate</text:p>
          </table:table-cell>
          <table:table-cell table:style-name="ce31" office:value-type="string">
            <text:p>L2 miss Rate</text:p>
          </table:table-cell>
        </table:table-row>
        <table:table-row table:style-name="ro2">
          <table:table-cell/>
          <table:table-cell table:style-name="ce21" office:value-type="string">
            <text:p>C5</text:p>
          </table:table-cell>
          <table:table-cell table:style-name="ce41" office:value-type="float" office:value="790855640">
            <text:p>790855640</text:p>
          </table:table-cell>
          <table:table-cell table:style-name="ce25" table:formula="of:=['Rijndael Coder'.$B$34]" office:value-type="string">
            <text:p>4.34%</text:p>
          </table:table-cell>
          <table:table-cell table:style-name="ce25" table:formula="of:=['Rijndael Coder'.$C$37]" office:value-type="string">
            <text:p>46.16%</text:p>
          </table:table-cell>
        </table:table-row>
        <table:table-row table:style-name="ro2">
          <table:table-cell/>
          <table:table-cell table:style-name="ce21" office:value-type="string">
            <text:p>C6</text:p>
          </table:table-cell>
          <table:table-cell office:value-type="float" office:value="515538120">
            <text:p>515538120</text:p>
          </table:table-cell>
          <table:table-cell table:style-name="ce25" table:formula="of:=['Rijndael Coder'.$C$34]" office:value-type="string">
            <text:p>2.89%</text:p>
          </table:table-cell>
          <table:table-cell table:style-name="ce25" table:formula="of:=['Rijndael Coder'.$D$37]" office:value-type="string">
            <text:p>48.99%</text:p>
          </table:table-cell>
        </table:table-row>
        <table:table-row table:style-name="ro2">
          <table:table-cell/>
          <table:table-cell table:style-name="ce21" office:value-type="string">
            <text:p>C7</text:p>
          </table:table-cell>
          <table:table-cell table:style-name="ce21" office:value-type="float" office:value="252271790">
            <text:p>252271790</text:p>
          </table:table-cell>
          <table:table-cell table:style-name="ce25" table:formula="of:=['Rijndael Coder'.$D$34]" office:value-type="string">
            <text:p>1.19%</text:p>
          </table:table-cell>
          <table:table-cell table:style-name="ce25" table:formula="of:=['Rijndael Coder'.$E$37]" office:value-type="string">
            <text:p>46.09%</text:p>
          </table:table-cell>
        </table:table-row>
        <table:table-row table:style-name="ro2">
          <table:table-cell/>
          <table:table-cell table:style-name="ce21" office:value-type="string">
            <text:p>C8</text:p>
          </table:table-cell>
          <table:table-cell table:style-name="ce21" office:value-type="float" office:value="240490790">
            <text:p>240490790</text:p>
          </table:table-cell>
          <table:table-cell table:style-name="ce25" table:formula="of:=['Rijndael Coder'.$E$34]" office:value-type="string">
            <text:p>1.19%</text:p>
          </table:table-cell>
          <table:table-cell table:style-name="ce25" table:formula="of:=['Rijndael Coder'.$B$37]" office:value-type="string">
            <text:p>49.00%</text:p>
          </table:table-cell>
        </table:table-row>
        <table:table-row table:number-rows-repeated="5" table:style-name="ro6"/>
        <table:table-row table:style-name="ro6">
          <table:table-cell table:number-columns-repeated="5"/>
          <table:table-cell>
            <draw:frame table:end-cell-address="Gráficos.J35" svg:x="1.56cm" svg:y="0.05cm" svg:width="10.13cm" svg:height="6.27cm" draw:z-index="2" draw:name="Chart 3" draw:style-name="gr7">
              <draw:object draw:notify-on-update-of-ranges="Gráficos.C29:Gráficos.C32 " xlink:href="./Object 4-2" xlink:type="simple" xlink:show="embed" xlink:actuate="onLoad"/>
              <draw:image xlink:href="./ObjectReplacements/Object 4-2" xlink:show="embed" xlink:actuate="onLoad"/>
            </draw:frame>
          </table:table-cell>
          <table:table-cell table:number-columns-repeated="3"/>
          <table:table-cell>
            <draw:frame table:end-cell-address="Gráficos.N35" svg:x="1.22cm" svg:y="0.19cm" svg:width="10.05cm" svg:height="6.22cm" draw:z-index="5" draw:name="Chart 6" draw:style-name="gr10">
              <draw:object draw:notify-on-update-of-ranges="Gráficos.D28:Gráficos.D32 Gráficos.E28:Gráficos.E32 " xlink:href="./Object 4-5" xlink:type="simple" xlink:show="embed" xlink:actuate="onLoad"/>
              <draw:image xlink:href="./ObjectReplacements/Object 4-5" xlink:show="embed" xlink:actuate="onLoad"/>
            </draw:frame>
          </table:table-cell>
        </table:table-row>
        <table:table-row table:number-rows-repeated="2" table:style-name="ro6"/>
        <table:table-row table:style-name="ro2">
          <table:table-cell/>
          <table:table-cell table:style-name="ce31" table:number-columns-spanned="2" table:number-rows-spanned="1" office:value-type="string">
            <text:p>Susan Corners</text:p>
          </table:table-cell>
          <table:covered-table-cell/>
        </table:table-row>
        <table:table-row table:style-name="ro2">
          <table:table-cell/>
          <table:table-cell table:style-name="ce31" office:value-type="string">
            <text:p>Config</text:p>
          </table:table-cell>
          <table:table-cell table:style-name="ce31" office:value-type="string">
            <text:p>Ciclos</text:p>
          </table:table-cell>
          <table:table-cell table:style-name="ce31" office:value-type="string">
            <text:p>L1 miss Rate</text:p>
          </table:table-cell>
          <table:table-cell table:style-name="ce31" office:value-type="string">
            <text:p>L2 miss Rate</text:p>
          </table:table-cell>
        </table:table-row>
        <table:table-row table:style-name="ro2">
          <table:table-cell/>
          <table:table-cell table:style-name="ce21" office:value-type="string">
            <text:p>C5</text:p>
          </table:table-cell>
          <table:table-cell table:style-name="ce21" office:value-type="float" office:value="5204978">
            <text:p>5204978</text:p>
          </table:table-cell>
          <table:table-cell table:style-name="ce25" table:formula="of:=['susan corners'.$B$34]" office:value-type="string">
            <text:p>0.12%</text:p>
          </table:table-cell>
          <table:table-cell table:style-name="ce25" table:formula="of:=['susan corners'.$C$37]" office:value-type="string">
            <text:p>57.09%</text:p>
          </table:table-cell>
        </table:table-row>
        <table:table-row table:style-name="ro2">
          <table:table-cell/>
          <table:table-cell table:style-name="ce21" office:value-type="string">
            <text:p>C6</text:p>
          </table:table-cell>
          <table:table-cell table:style-name="ce21" office:value-type="float" office:value="5079638">
            <text:p>5079638</text:p>
          </table:table-cell>
          <table:table-cell table:style-name="ce25" table:formula="of:=['susan corners'.$C$34]" office:value-type="string">
            <text:p>0.07%</text:p>
          </table:table-cell>
          <table:table-cell table:style-name="ce25" table:formula="of:=['susan corners'.$D$37]" office:value-type="string">
            <text:p>54.25%</text:p>
          </table:table-cell>
        </table:table-row>
        <table:table-row table:style-name="ro2">
          <table:table-cell/>
          <table:table-cell table:style-name="ce21" office:value-type="string">
            <text:p>C7</text:p>
          </table:table-cell>
          <table:table-cell table:style-name="ce21" office:value-type="float" office:value="4962768">
            <text:p>4962768</text:p>
          </table:table-cell>
          <table:table-cell table:style-name="ce25" table:formula="of:=['susan corners'.$D$34]" office:value-type="string">
            <text:p>0.07%</text:p>
          </table:table-cell>
          <table:table-cell table:style-name="ce25" table:formula="of:=['susan corners'.$E$37]" office:value-type="string">
            <text:p>52.83%</text:p>
          </table:table-cell>
        </table:table-row>
        <table:table-row table:style-name="ro2">
          <table:table-cell/>
          <table:table-cell table:style-name="ce21" office:value-type="string">
            <text:p>C8</text:p>
          </table:table-cell>
          <table:table-cell table:style-name="ce21" office:value-type="float" office:value="4936368">
            <text:p>4936368</text:p>
          </table:table-cell>
          <table:table-cell table:style-name="ce25" table:formula="of:=['susan corners'.$E$34]" office:value-type="string">
            <text:p>0.07%</text:p>
          </table:table-cell>
          <table:table-cell table:style-name="ce25" table:formula="of:=['susan corners'.$B$37]" office:value-type="string">
            <text:p>36.94%</text:p>
          </table:table-cell>
        </table:table-row>
        <table:table-row table:number-rows-repeated="28" table:style-name="ro6"/>
        <table:table-row table:style-name="ro2">
          <table:table-cell table:number-columns-repeated="5"/>
          <table:table-cell table:number-columns-repeated="7" table:style-name="ce42"/>
        </table:table-row>
        <table:table-row table:style-name="ro2">
          <table:table-cell table:number-columns-repeated="5"/>
          <table:table-cell table:number-columns-repeated="7" table:style-name="ce31"/>
        </table:table-row>
        <table:table-row table:style-name="ro2">
          <table:table-cell table:number-columns-repeated="5"/>
          <table:table-cell table:number-columns-repeated="7" table:style-name="ce31"/>
        </table:table-row>
        <table:table-row table:style-name="ro2">
          <table:table-cell table:number-columns-repeated="5"/>
          <table:table-cell table:number-columns-repeated="7" table:style-name="ce31"/>
        </table:table-row>
        <table:table-row table:style-name="ro2">
          <table:table-cell table:number-columns-repeated="5"/>
          <table:table-cell table:number-columns-repeated="7" table:style-name="ce3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min-integer-digits="1" number:decimal-places="2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number-style style:name="N11">
      <number:scientific-number number:min-integer-digits="1" number:decimal-places="2" number:min-exponent-digits="2"/>
    </number:number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4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5" xlink:show="embed" xlink:actuate="onLoad"/>
    <draw:fill-image draw:name="D6" xlink:show="embed" xlink:actuate="onLoad"/>
    <draw:fill-image draw:name="D7" xlink:show="embed" xlink:actuate="onLoad"/>
    <draw:fill-image draw:name="D8" xlink:show="embed" xlink:actuate="onLoad"/>
    <draw:fill-image draw:name="D9" xlink:show="embed" xlink:actuate="onLoad"/>
    <draw:fill-image draw:name="D10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asicMath" style:display-name="PageStyle_BasicMath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ijndael Coder" style:display-name="PageStyle_Rijndael Coder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usan corners" style:display-name="PageStyle_susan corner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abela Final" style:display-name="PageStyle_Tabela Fina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Gráficos" style:display-name="PageStyle_Gráficos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

<file path=Object 4-0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8pt" style:font-size-asian="18pt" style:font-size-complex="18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6" style:family="chart"><style:graphic-properties draw:stroke="solid" draw:fill-color="#b7b7b7" /></style:style><style:style style:name="ch7" style:family="chart"><style:chart-properties /><style:graphic-properties draw:stroke="none" draw:fill-color="#3366cc" draw:fill="solid" /></style:style><style:style style:name="ch8" style:family="chart"><style:graphic-properties draw:stroke="none" draw:fill-color="#3366cc" draw:fill="solid" /></style:style></office:automatic-styles><office:body><office:chart><chart:chart svg:width="8.55cm" svg:height="5.29cm" chart:class="chart:bar" chart:style-name="ch1"><chart:title svg:x="0.7in" svg:y="0.1in" chart:style-name="ch2"><text:p>Total de Ciclos: ES-FW-P5-ANT (BasicMath)</text:p></chart:title><chart:plot-area table:cell-range-address="Gráficos.C4:Gráficos.C7" svg:x="0.26cm" svg:width="8.02cm" svg:y="2.99cm" svg:height="2.04cm" chart:style-name="ch3"><chart:axis chart:name="primary-x" chart:dimension="x" chart:style-name="ch4"><chart:categories table:cell-range-address="Gráficos.B4:Gráficos.B7" chart:style-name="ch4" /></chart:axis><chart:axis chart:name="primary-y" chart:dimension="y" chart:style-name="ch5"><chart:grid chart:class="major" chart:style-name="ch6" /></chart:axis><chart:series chart:values-cell-range-address="Gráficos.C4:Gráficos.C7" chart:class="chart:bar" chart:style-name="ch7"><chart:data-point chart:style-name="ch8" chart:repeated="4" /></chart:series><chart:wall chart:style-name="ch3" /></chart:plot-area></chart:chart></office:chart></office:body></office:document-content>
</file>

<file path=Object 4-1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8pt" style:font-size-asian="18pt" style:font-size-complex="18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6" style:family="chart"><style:graphic-properties draw:stroke="solid" draw:fill-color="#b7b7b7" /></style:style><style:style style:name="ch7" style:family="chart"><style:chart-properties /><style:graphic-properties draw:stroke="none" draw:fill-color="#3366cc" draw:fill="solid" /></style:style><style:style style:name="ch8" style:family="chart"><style:graphic-properties draw:stroke="none" draw:fill-color="#3366cc" draw:fill="solid" /></style:style></office:automatic-styles><office:body><office:chart><chart:chart svg:width="10.16cm" svg:height="6.3cm" chart:class="chart:bar" chart:style-name="ch1"><chart:title svg:x="0.49in" svg:y="0.1in" chart:style-name="ch2"><text:p>Total de Ciclos: ES-FW-P5-ANT (Rijndael)</text:p></chart:title><chart:plot-area table:cell-range-address="Gráficos.C15:Gráficos.C18" svg:x="0.26cm" svg:width="9.63cm" svg:y="2.17cm" svg:height="3.86cm" chart:style-name="ch3"><chart:axis chart:name="primary-x" chart:dimension="x" chart:style-name="ch4"><chart:categories table:cell-range-address="Gráficos.B15:Gráficos.B18" chart:style-name="ch4" /></chart:axis><chart:axis chart:name="primary-y" chart:dimension="y" chart:style-name="ch5"><chart:grid chart:class="major" chart:style-name="ch6" /></chart:axis><chart:series chart:values-cell-range-address="Gráficos.C15:Gráficos.C18" chart:class="chart:bar" chart:style-name="ch7"><chart:data-point chart:style-name="ch8" chart:repeated="4" /></chart:series><chart:wall chart:style-name="ch3" /></chart:plot-area></chart:chart></office:chart></office:body></office:document-content>
</file>

<file path=Object 4-2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8pt" style:font-size-asian="18pt" style:font-size-complex="18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6" style:family="chart"><style:graphic-properties draw:stroke="solid" draw:fill-color="#b7b7b7" /></style:style><style:style style:name="ch7" style:family="chart"><style:chart-properties /><style:graphic-properties draw:stroke="none" draw:fill-color="#3366cc" draw:fill="solid" /></style:style><style:style style:name="ch8" style:family="chart"><style:graphic-properties draw:stroke="none" draw:fill-color="#3366cc" draw:fill="solid" /></style:style></office:automatic-styles><office:body><office:chart><chart:chart svg:width="10.13cm" svg:height="6.27cm" chart:class="chart:bar" chart:style-name="ch1"><chart:title svg:x="0.53in" svg:y="0.1in" chart:style-name="ch2"><text:p>Total de Ciclos: ES-FW-P5-ANT (Susan))</text:p></chart:title><chart:plot-area table:cell-range-address="Gráficos.C29:Gráficos.C32" svg:x="0.26cm" svg:width="9.6cm" svg:y="2.17cm" svg:height="3.84cm" chart:style-name="ch3"><chart:axis chart:name="primary-x" chart:dimension="x" chart:style-name="ch4"><chart:categories table:cell-range-address="Gráficos.B29:Gráficos.B32" chart:style-name="ch4" /></chart:axis><chart:axis chart:name="primary-y" chart:dimension="y" chart:style-name="ch5"><chart:grid chart:class="major" chart:style-name="ch6" /></chart:axis><chart:series chart:values-cell-range-address="Gráficos.C29:Gráficos.C32" chart:class="chart:bar" chart:style-name="ch7"><chart:data-point chart:style-name="ch8" chart:repeated="4" /></chart:series><chart:wall chart:style-name="ch3" /></chart:plot-area></chart:chart></office:chart></office:body></office:document-content>
</file>

<file path=Object 4-3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3" style:family="chart"><style:chart-properties chart:auto-position="true" /><style:graphic-properties draw:stroke="none" draw:fill="none" /><style:text-properties fo:color="#000000" fo:font-family="Arial" fo:font-size="10pt" style:font-size-asian="10pt" style:font-size-complex="10pt" /></style:style><style:style style:name="ch4" style:family="chart"><style:chart-properties chart:treat-empty-cells="leave-gap" chart:include-hidden-cells="false" /><style:graphic-properties draw:stroke="none" draw:fill-color="#ffffff" draw:fill="solid" /></style:style><style:style style:name="ch5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chart-properties chart:symbol-name="none" /><style:graphic-properties draw:stroke="solid" svg:stroke-width="0.0705555555555556cm" draw:fill-color="#4f81bd" draw:fill="solid" /></style:style><style:style style:name="ch9" style:family="chart"><style:graphic-properties draw:stroke="solid" svg:stroke-width="0.0705555555555556cm" draw:fill-color="#4f81bd" draw:fill="solid" /></style:style><style:style style:name="ch10" style:family="chart"><style:chart-properties chart:symbol-name="none" /><style:graphic-properties draw:stroke="solid" svg:stroke-width="0.0705555555555556cm" draw:fill-color="#c0504d" draw:fill="solid" /></style:style><style:style style:name="ch11" style:family="chart"><style:graphic-properties draw:stroke="solid" svg:stroke-width="0.0705555555555556cm" draw:fill-color="#c0504d" draw:fill="solid" /></style:style></office:automatic-styles><office:body><office:chart><chart:chart svg:width="9.82cm" svg:height="6.06cm" chart:class="chart:line" chart:style-name="ch1"><chart:title svg:x="0.45in" svg:y="0.1in" chart:style-name="ch2"><text:p>L1 x L2 miss rate (ES-FW-P5-ANT) (BasicMath)</text:p></chart:title><chart:legend chart:legend-position="top" svg:x="0.66in" svg:y="0.39in" chart:style-name="ch3" chartooo:width="6.46cm" chartooo:height="0.61cm" /><chart:plot-area table:cell-range-address="Gráficos.D4:Gráficos.D7 Gráficos.D3 Gráficos.E4:Gráficos.E7 Gráficos.E3" svg:x="0.27cm" svg:width="9.29cm" svg:y="1.8cm" svg:height="4cm" chart:style-name="ch4"><chart:axis chart:name="primary-x" chart:dimension="x" chart:style-name="ch5"><chart:categories table:cell-range-address="Gráficos.B4:Gráficos.B7" chart:style-name="ch5" /></chart:axis><chart:axis chart:name="primary-y" chart:dimension="y" chart:style-name="ch6"><chart:grid chart:class="major" chart:style-name="ch7" /></chart:axis><chart:series chart:values-cell-range-address="Gráficos.D4:Gráficos.D7" chart:class="chart:line" chart:label-cell-address="Gráficos.D3" chart:style-name="ch8"><chart:data-point chart:style-name="ch9" chart:repeated="4" /></chart:series><chart:series chart:values-cell-range-address="Gráficos.E4:Gráficos.E7" chart:class="chart:line" chart:label-cell-address="Gráficos.E3" chart:style-name="ch10"><chart:data-point chart:style-name="ch11" chart:repeated="4" /></chart:series><chart:wall chart:style-name="ch4" /></chart:plot-area></chart:chart></office:chart></office:body></office:document-content>
</file>

<file path=Object 4-4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auto-position="true" /><style:graphic-properties draw:stroke="none" draw:fill="none" /><style:text-properties fo:color="#000000" fo:font-family="Arial" fo:font-size="10pt" style:font-size-asian="10pt" style:font-size-complex="10pt" /></style:style><style:style style:name="ch4" style:family="chart"><style:chart-properties chart:treat-empty-cells="leave-gap" chart:include-hidden-cells="false" /><style:graphic-properties draw:stroke="none" draw:fill-color="#ffffff" draw:fill="solid" /></style:style><style:style style:name="ch5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chart-properties chart:symbol-name="none" /><style:graphic-properties draw:stroke="solid" svg:stroke-width="0.0705555555555556cm" draw:fill-color="#4f81bd" draw:fill="solid" /></style:style><style:style style:name="ch9" style:family="chart"><style:graphic-properties draw:stroke="solid" svg:stroke-width="0.0705555555555556cm" draw:fill-color="#4f81bd" draw:fill="solid" /></style:style><style:style style:name="ch10" style:family="chart"><style:chart-properties chart:symbol-name="none" /><style:graphic-properties draw:stroke="solid" svg:stroke-width="0.0705555555555556cm" draw:fill-color="#c0504d" draw:fill="solid" /></style:style><style:style style:name="ch11" style:family="chart"><style:graphic-properties draw:stroke="solid" svg:stroke-width="0.0705555555555556cm" draw:fill-color="#c0504d" draw:fill="solid" /></style:style></office:automatic-styles><office:body><office:chart><chart:chart svg:width="9.63cm" svg:height="5.95cm" chart:class="chart:line" chart:style-name="ch1"><chart:title svg:x="0.51in" svg:y="0.1in" chart:style-name="ch2"><text:p>L1xL2 miss rate (ES-FW-P5-ANT)(Rijndael)</text:p></chart:title><chart:legend chart:legend-position="end" svg:x="2.51in" svg:y="1.25in" chart:style-name="ch3" chartooo:width="2.99cm" chartooo:height="1.27cm" /><chart:plot-area table:cell-range-address="Gráficos.D15:Gráficos.D18 Gráficos.D14 Gráficos.E15:Gráficos.E18 Gráficos.E14" svg:x="0.26cm" svg:width="5.9cm" svg:y="1.93cm" svg:height="3.76cm" chart:style-name="ch4"><chart:axis chart:name="primary-x" chart:dimension="x" chart:style-name="ch5"><chart:categories table:cell-range-address="Gráficos.B15:Gráficos.B18" chart:style-name="ch5" /></chart:axis><chart:axis chart:name="primary-y" chart:dimension="y" chart:style-name="ch6"><chart:grid chart:class="major" chart:style-name="ch7" /></chart:axis><chart:series chart:values-cell-range-address="Gráficos.D15:Gráficos.D18" chart:class="chart:line" chart:label-cell-address="Gráficos.D14" chart:style-name="ch8"><chart:data-point chart:style-name="ch9" chart:repeated="4" /></chart:series><chart:series chart:values-cell-range-address="Gráficos.E15:Gráficos.E18" chart:class="chart:line" chart:label-cell-address="Gráficos.E14" chart:style-name="ch10"><chart:data-point chart:style-name="ch11" chart:repeated="4" /></chart:series><chart:wall chart:style-name="ch4" /></chart:plot-area></chart:chart></office:chart></office:body></office:document-content>
</file>

<file path=Object 4-5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auto-position="true" /><style:graphic-properties draw:stroke="none" draw:fill="none" /><style:text-properties fo:color="#000000" fo:font-family="Arial" fo:font-size="10pt" style:font-size-asian="10pt" style:font-size-complex="10pt" /></style:style><style:style style:name="ch4" style:family="chart"><style:chart-properties chart:treat-empty-cells="leave-gap" chart:include-hidden-cells="false" /><style:graphic-properties draw:stroke="none" draw:fill-color="#ffffff" draw:fill="solid" /></style:style><style:style style:name="ch5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6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7" style:family="chart"><style:graphic-properties draw:stroke="solid" draw:fill-color="#b7b7b7" /></style:style><style:style style:name="ch8" style:family="chart"><style:chart-properties chart:symbol-name="none" /><style:graphic-properties draw:stroke="solid" svg:stroke-width="0.0705555555555556cm" draw:fill-color="#4f81bd" draw:fill="solid" /></style:style><style:style style:name="ch9" style:family="chart"><style:graphic-properties draw:stroke="solid" svg:stroke-width="0.0705555555555556cm" draw:fill-color="#4f81bd" draw:fill="solid" /></style:style><style:style style:name="ch10" style:family="chart"><style:chart-properties chart:symbol-name="none" /><style:graphic-properties draw:stroke="solid" svg:stroke-width="0.0705555555555556cm" draw:fill-color="#c0504d" draw:fill="solid" /></style:style><style:style style:name="ch11" style:family="chart"><style:graphic-properties draw:stroke="solid" svg:stroke-width="0.0705555555555556cm" draw:fill-color="#c0504d" draw:fill="solid" /></style:style></office:automatic-styles><office:body><office:chart><chart:chart svg:width="10.05cm" svg:height="6.22cm" chart:class="chart:line" chart:style-name="ch1"><chart:title svg:x="0.69in" svg:y="0.1in" chart:style-name="ch2"><text:p>L1 &amp; L2 miss rate (ES-FW-P5-ANT)(Susan)</text:p></chart:title><chart:legend chart:legend-position="end" svg:x="3.02in" svg:y="1.3in" chart:style-name="ch3" chartooo:width="2.12cm" chartooo:height="1.27cm" /><chart:plot-area table:cell-range-address="Gráficos.D28:Gráficos.D32 Gráficos.E28:Gráficos.E32" svg:x="0.26cm" svg:width="7.2cm" svg:y="1.93cm" svg:height="4.02cm" chart:style-name="ch4"><chart:axis chart:name="primary-x" chart:dimension="x" chart:style-name="ch5"><chart:categories table:cell-range-address="Gráficos.B28:Gráficos.B32" chart:style-name="ch5" /></chart:axis><chart:axis chart:name="primary-y" chart:dimension="y" chart:style-name="ch6"><chart:grid chart:class="major" chart:style-name="ch7" /></chart:axis><chart:series chart:values-cell-range-address="Gráficos.D28:Gráficos.D32" chart:class="chart:line" chart:style-name="ch8"><chart:data-point chart:style-name="ch9" chart:repeated="5" /></chart:series><chart:series chart:values-cell-range-address="Gráficos.E28:Gráficos.E32" chart:class="chart:line" chart:style-name="ch10"><chart:data-point chart:style-name="ch11" chart:repeated="5" /></chart:series><chart:wall chart:style-name="ch4" /></chart:plot-area></chart:chart></office:chart></office:body></office:document-content>
</file>